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7.411in" svg:height="9.8961in" svg:x="1.8142in" svg:y="11.235in">
            <draw:object draw:notify-on-update-of-ranges="Sheet1.C52:Sheet1.AG52 Sheet1.B53:Sheet1.B53 Sheet1.C53:Sheet1.AG53 Sheet1.C56:Sheet1.AG58 Sheet1.C56:Sheet1.AG58 Sheet1.C53:Sheet1.AG55 Sheet1.C53:Sheet1.AG55 Sheet1.B54:Sheet1.B54 Sheet1.C54:Sheet1.AG54 Sheet1.C56:Sheet1.AG58 Sheet1.C56:Sheet1.AG58 Sheet1.C53:Sheet1.AG55 Sheet1.C53:Sheet1.AG55 Sheet1.B55:Sheet1.B55 Sheet1.C55:Sheet1.AG55 Sheet1.C56:Sheet1.AG58 Sheet1.C56:Sheet1.AG58 Sheet1.C53:Sheet1.AG55 Sheet1.C53:Sheet1.AG5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User ID</text:p>
          </table:table-cell>
          <table:table-cell office:value-type="string" calcext:value-type="string">
            <text:p>I felt close to the robot</text:p>
          </table:table-cell>
          <table:table-cell office:value-type="string" calcext:value-type="string">
            <text:p>I was satisfied with the robot.</text:p>
          </table:table-cell>
          <table:table-cell office:value-type="string" calcext:value-type="string">
            <text:p>I would like to continue working with the robot.</text:p>
          </table:table-cell>
          <table:table-cell office:value-type="string" calcext:value-type="string">
            <text:p>I trust the robot.</text:p>
          </table:table-cell>
          <table:table-cell office:value-type="string" calcext:value-type="string">
            <text:p>I like the robot.</text:p>
          </table:table-cell>
          <table:table-cell office:value-type="string" calcext:value-type="string">
            <text:p>The robot was repetitive.</text:p>
          </table:table-cell>
          <table:table-cell office:value-type="string" calcext:value-type="string">
            <text:p>It was easy to express myself to the robot.</text:p>
          </table:table-cell>
          <table:table-cell office:value-type="string" calcext:value-type="string">
            <text:p>The robot was interesting.</text:p>
          </table:table-cell>
          <table:table-cell office:value-type="string" calcext:value-type="string">
            <text:p>The robot does not understand what we are trying to accomplish.</text:p>
          </table:table-cell>
          <table:table-cell office:value-type="string" calcext:value-type="string">
            <text:p>The robot made efficient decisions.</text:p>
          </table:table-cell>
          <table:table-cell office:value-type="string" calcext:value-type="string">
            <text:p>I find what I am doing with the robot confusing.</text:p>
          </table:table-cell>
          <table:table-cell office:value-type="string" calcext:value-type="string">
            <text:p>The robot perceives accurately what my objectives are.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string" calcext:value-type="string">
            <text:p>The robot and I are working towards mutually agreed-upon goals.</text:p>
          </table:table-cell>
          <table:table-cell office:value-type="string" calcext:value-type="string">
            <text:p>I am confident in the robot's ability to help me.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office:value-type="string" calcext:value-type="string">
            <text:p>The robot and I collaborate on setting goals for us to work on.</text:p>
          </table:table-cell>
          <table:table-cell office:value-type="string" calcext:value-type="string">
            <text:p>The robot does not understand what I am trying to accomplish.</text:p>
          </table:table-cell>
          <table:table-cell office:value-type="string" calcext:value-type="string">
            <text:p>I find what the robot and I are doing is unrelated to my goals.</text:p>
          </table:table-cell>
          <table:table-cell office:value-type="string" calcext:value-type="string">
            <text:p>The robot and I agree on what is important for us to work on.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string" calcext:value-type="string">
            <text:p>The robot is sometimes confused about what I feel about our activities. </text:p>
          </table:table-cell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perform appropriately in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I am satisfied with the outcome of our collaboration.</text:p>
          </table:table-cell>
          <table:table-cell office:value-type="string" calcext:value-type="string">
            <text:p>I believe that the robot and I achieved the goals we set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was committed to the collaboration.</text:p>
          </table:table-cell>
          <table:table-cell office:value-type="string" calcext:value-type="string">
            <text:p>The robot was satisfied with my collaborative behavior. </text:p>
          </table:table-cell>
          <table:table-cell office:value-type="string" calcext:value-type="string">
            <text:p>The robot understood my emotions.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3 1:49:58 PM MDT</text:p>
          </table:table-cell>
          <table:table-cell office:value-type="float" office:value="62301" calcext:value-type="float">
            <text:p>62301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4 2:37:19 PM MDT</text:p>
          </table:table-cell>
          <table:table-cell office:value-type="float" office:value="62402" calcext:value-type="float">
            <text:p>62402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2:06:06 PM MDT</text:p>
          </table:table-cell>
          <table:table-cell office:value-type="float" office:value="62703" calcext:value-type="float">
            <text:p>6270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:02:50 PM MDT</text:p>
          </table:table-cell>
          <table:table-cell office:value-type="float" office:value="62704" calcext:value-type="float">
            <text:p>6270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6:58:01 AM MDT</text:p>
          </table:table-cell>
          <table:table-cell office:value-type="float" office:value="62801" calcext:value-type="float">
            <text:p>628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9 10:31:32 AM MDT</text:p>
          </table:table-cell>
          <table:table-cell office:value-type="float" office:value="62903" calcext:value-type="float">
            <text:p>62903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9 11:45:00 AM MDT</text:p>
          </table:table-cell>
          <table:table-cell office:value-type="float" office:value="62904" calcext:value-type="float">
            <text:p>629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7:27:45 AM MDT</text:p>
          </table:table-cell>
          <table:table-cell office:value-type="float" office:value="63001" calcext:value-type="float">
            <text:p>630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1 1:40:39 PM MDT</text:p>
          </table:table-cell>
          <table:table-cell office:value-type="float" office:value="70103" calcext:value-type="float">
            <text:p>7010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1:13:30 PM MDT</text:p>
          </table:table-cell>
          <table:table-cell office:value-type="float" office:value="70204" calcext:value-type="float">
            <text:p>7020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4:00:11 PM MDT</text:p>
          </table:table-cell>
          <table:table-cell office:value-type="float" office:value="70504" calcext:value-type="float">
            <text:p>705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6 8:31:24 AM MDT</text:p>
          </table:table-cell>
          <table:table-cell office:value-type="float" office:value="70601" calcext:value-type="float">
            <text:p>7060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6 9:49:38 AM MDT</text:p>
          </table:table-cell>
          <table:table-cell office:value-type="float" office:value="70602" calcext:value-type="float">
            <text:p>706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VERAGE([.C2:.C14])" office:value-type="float" office:value="5.46153846153846" calcext:value-type="float">
            <text:p>5.4615384615</text:p>
          </table:table-cell>
          <table:table-cell table:formula="of:=AVERAGE([.D2:.D14])" office:value-type="float" office:value="6.53846153846154" calcext:value-type="float">
            <text:p>6.5384615385</text:p>
          </table:table-cell>
          <table:table-cell table:formula="of:=AVERAGE([.E2:.E14])" office:value-type="float" office:value="6.07692307692308" calcext:value-type="float">
            <text:p>6.0769230769</text:p>
          </table:table-cell>
          <table:table-cell table:formula="of:=AVERAGE([.F2:.F14])" office:value-type="float" office:value="5.92307692307692" calcext:value-type="float">
            <text:p>5.9230769231</text:p>
          </table:table-cell>
          <table:table-cell table:formula="of:=AVERAGE([.G2:.G14])" office:value-type="float" office:value="6.46153846153846" calcext:value-type="float">
            <text:p>6.4615384615</text:p>
          </table:table-cell>
          <table:table-cell table:formula="of:=AVERAGE([.H2:.H14])" office:value-type="float" office:value="3.92307692307692" calcext:value-type="float">
            <text:p>3.9230769231</text:p>
          </table:table-cell>
          <table:table-cell table:formula="of:=AVERAGE([.I2:.I14])" office:value-type="float" office:value="6.23076923076923" calcext:value-type="float">
            <text:p>6.2307692308</text:p>
          </table:table-cell>
          <table:table-cell table:formula="of:=AVERAGE([.J2:.J14])" office:value-type="float" office:value="6" calcext:value-type="float">
            <text:p>6</text:p>
          </table:table-cell>
          <table:table-cell table:formula="of:=AVERAGE([.K2:.K14])" office:value-type="float" office:value="1.84615384615385" calcext:value-type="float">
            <text:p>1.8461538462</text:p>
          </table:table-cell>
          <table:table-cell table:formula="of:=AVERAGE([.L2:.L14])" office:value-type="float" office:value="5.23076923076923" calcext:value-type="float">
            <text:p>5.2307692308</text:p>
          </table:table-cell>
          <table:table-cell table:formula="of:=AVERAGE([.M2:.M14])" office:value-type="float" office:value="1.46153846153846" calcext:value-type="float">
            <text:p>1.4615384615</text:p>
          </table:table-cell>
          <table:table-cell table:formula="of:=AVERAGE([.N2:.N14])" office:value-type="float" office:value="6.30769230769231" calcext:value-type="float">
            <text:p>6.3076923077</text:p>
          </table:table-cell>
          <table:table-cell table:formula="of:=AVERAGE([.O2:.O14])" office:value-type="float" office:value="6.30769230769231" calcext:value-type="float">
            <text:p>6.3076923077</text:p>
          </table:table-cell>
          <table:table-cell table:formula="of:=AVERAGE([.P2:.P14])" office:value-type="float" office:value="6.30769230769231" calcext:value-type="float">
            <text:p>6.3076923077</text:p>
          </table:table-cell>
          <table:table-cell table:formula="of:=AVERAGE([.Q2:.Q14])" office:value-type="float" office:value="6.15384615384615" calcext:value-type="float">
            <text:p>6.1538461538</text:p>
          </table:table-cell>
          <table:table-cell table:formula="of:=AVERAGE([.R2:.R14])" office:value-type="float" office:value="5.23076923076923" calcext:value-type="float">
            <text:p>5.2307692308</text:p>
          </table:table-cell>
          <table:table-cell table:formula="of:=AVERAGE([.S2:.S14])" office:value-type="float" office:value="5.61538461538462" calcext:value-type="float">
            <text:p>5.6153846154</text:p>
          </table:table-cell>
          <table:table-cell table:formula="of:=AVERAGE([.T2:.T14])" office:value-type="float" office:value="2.15384615384615" calcext:value-type="float">
            <text:p>2.1538461538</text:p>
          </table:table-cell>
          <table:table-cell table:formula="of:=AVERAGE([.U2:.U14])" office:value-type="float" office:value="1.61538461538462" calcext:value-type="float">
            <text:p>1.6153846154</text:p>
          </table:table-cell>
          <table:table-cell table:formula="of:=AVERAGE([.V2:.V14])" office:value-type="float" office:value="5.61538461538462" calcext:value-type="float">
            <text:p>5.6153846154</text:p>
          </table:table-cell>
          <table:table-cell table:formula="of:=AVERAGE([.W2:.W14])" office:value-type="float" office:value="6.23076923076923" calcext:value-type="float">
            <text:p>6.2307692308</text:p>
          </table:table-cell>
          <table:table-cell table:formula="of:=AVERAGE([.X2:.X14])" office:value-type="float" office:value="1.76923076923077" calcext:value-type="float">
            <text:p>1.7692307692</text:p>
          </table:table-cell>
          <table:table-cell table:formula="of:=AVERAGE([.Y2:.Y14])" office:value-type="float" office:value="1.76923076923077" calcext:value-type="float">
            <text:p>1.7692307692</text:p>
          </table:table-cell>
          <table:table-cell table:formula="of:=AVERAGE([.Z2:.Z14])" office:value-type="float" office:value="6.23076923076923" calcext:value-type="float">
            <text:p>6.2307692308</text:p>
          </table:table-cell>
          <table:table-cell table:formula="of:=AVERAGE([.AA2:.AA14])" office:value-type="float" office:value="5.92307692307692" calcext:value-type="float">
            <text:p>5.9230769231</text:p>
          </table:table-cell>
          <table:table-cell table:formula="of:=AVERAGE([.AB2:.AB14])" office:value-type="float" office:value="6.61538461538462" calcext:value-type="float">
            <text:p>6.6153846154</text:p>
          </table:table-cell>
          <table:table-cell table:formula="of:=AVERAGE([.AC2:.AC14])" office:value-type="float" office:value="6.69230769230769" calcext:value-type="float">
            <text:p>6.6923076923</text:p>
          </table:table-cell>
          <table:table-cell table:formula="of:=AVERAGE([.AD2:.AD14])" office:value-type="float" office:value="5.69230769230769" calcext:value-type="float">
            <text:p>5.6923076923</text:p>
          </table:table-cell>
          <table:table-cell table:formula="of:=AVERAGE([.AE2:.AE14])" office:value-type="float" office:value="6.46153846153846" calcext:value-type="float">
            <text:p>6.4615384615</text:p>
          </table:table-cell>
          <table:table-cell table:formula="of:=AVERAGE([.AF2:.AF14])" office:value-type="float" office:value="6.30769230769231" calcext:value-type="float">
            <text:p>6.3076923077</text:p>
          </table:table-cell>
          <table:table-cell table:formula="of:=AVERAGE([.AG2:.AG14])" office:value-type="float" office:value="6" calcext:value-type="float">
            <text:p>6</text:p>
          </table:table-cell>
          <table:table-cell table:number-columns-repeated="99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2016/06/27 10:10:04 AM MDT</text:p>
          </table:table-cell>
          <table:table-cell office:value-type="float" office:value="62702" calcext:value-type="float">
            <text:p>6270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1:05:14 PM MDT</text:p>
          </table:table-cell>
          <table:table-cell office:value-type="float" office:value="62804" calcext:value-type="float">
            <text:p>628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2:44:25 PM MDT</text:p>
          </table:table-cell>
          <table:table-cell office:value-type="float" office:value="62805" calcext:value-type="float">
            <text:p>628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6/29 8:38:14 AM MDT</text:p>
          </table:table-cell>
          <table:table-cell table:style-name="ce1" office:value-type="float" office:value="62902" calcext:value-type="float">
            <text:p>629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6/29 1:19:27 PM MDT</text:p>
          </table:table-cell>
          <table:table-cell office:value-type="float" office:value="62905" calcext:value-type="float">
            <text:p>6290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8:56:57 AM MDT</text:p>
          </table:table-cell>
          <table:table-cell office:value-type="float" office:value="63002" calcext:value-type="float">
            <text:p>6300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6/30 11:58:47 AM MDT</text:p>
          </table:table-cell>
          <table:table-cell table:style-name="ce1" office:value-type="float" office:value="63004" calcext:value-type="float">
            <text:p>6300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7/01 2:32:30 PM MDT</text:p>
          </table:table-cell>
          <table:table-cell office:value-type="float" office:value="70104" calcext:value-type="float">
            <text:p>701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8:37:31 AM MDT</text:p>
          </table:table-cell>
          <table:table-cell office:value-type="float" office:value="70202" calcext:value-type="float">
            <text:p>702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10:08:49 AM MDT</text:p>
          </table:table-cell>
          <table:table-cell office:value-type="float" office:value="70203" calcext:value-type="float">
            <text:p>7020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12:15:00 PM MDT</text:p>
          </table:table-cell>
          <table:table-cell office:value-type="float" office:value="70501" calcext:value-type="float">
            <text:p>70501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3:14:22 PM MDT</text:p>
          </table:table-cell>
          <table:table-cell office:value-type="float" office:value="70503" calcext:value-type="float">
            <text:p>7050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VERAGE([.C20:.C31])" office:value-type="float" office:value="4.91666666666667" calcext:value-type="float">
            <text:p>4.9166666667</text:p>
          </table:table-cell>
          <table:table-cell table:formula="of:=AVERAGE([.D20:.D31])" office:value-type="float" office:value="5.5" calcext:value-type="float">
            <text:p>5.5</text:p>
          </table:table-cell>
          <table:table-cell table:formula="of:=AVERAGE([.E20:.E31])" office:value-type="float" office:value="5.33333333333333" calcext:value-type="float">
            <text:p>5.3333333333</text:p>
          </table:table-cell>
          <table:table-cell table:formula="of:=AVERAGE([.F20:.F31])" office:value-type="float" office:value="5.16666666666667" calcext:value-type="float">
            <text:p>5.1666666667</text:p>
          </table:table-cell>
          <table:table-cell table:formula="of:=AVERAGE([.G20:.G31])" office:value-type="float" office:value="5.5" calcext:value-type="float">
            <text:p>5.5</text:p>
          </table:table-cell>
          <table:table-cell table:formula="of:=AVERAGE([.H20:.H31])" office:value-type="float" office:value="3.25" calcext:value-type="float">
            <text:p>3.25</text:p>
          </table:table-cell>
          <table:table-cell table:formula="of:=AVERAGE([.I20:.I31])" office:value-type="float" office:value="4.83333333333333" calcext:value-type="float">
            <text:p>4.8333333333</text:p>
          </table:table-cell>
          <table:table-cell table:formula="of:=AVERAGE([.J20:.J31])" office:value-type="float" office:value="5.33333333333333" calcext:value-type="float">
            <text:p>5.3333333333</text:p>
          </table:table-cell>
          <table:table-cell table:formula="of:=AVERAGE([.K20:.K31])" office:value-type="float" office:value="2.08333333333333" calcext:value-type="float">
            <text:p>2.0833333333</text:p>
          </table:table-cell>
          <table:table-cell table:formula="of:=AVERAGE([.L20:.L31])" office:value-type="float" office:value="5.66666666666667" calcext:value-type="float">
            <text:p>5.6666666667</text:p>
          </table:table-cell>
          <table:table-cell table:formula="of:=AVERAGE([.M20:.M31])" office:value-type="float" office:value="1.66666666666667" calcext:value-type="float">
            <text:p>1.6666666667</text:p>
          </table:table-cell>
          <table:table-cell table:formula="of:=AVERAGE([.N20:.N31])" office:value-type="float" office:value="5.16666666666667" calcext:value-type="float">
            <text:p>5.1666666667</text:p>
          </table:table-cell>
          <table:table-cell table:formula="of:=AVERAGE([.O20:.O31])" office:value-type="float" office:value="5.41666666666667" calcext:value-type="float">
            <text:p>5.4166666667</text:p>
          </table:table-cell>
          <table:table-cell table:formula="of:=AVERAGE([.P20:.P31])" office:value-type="float" office:value="5.66666666666667" calcext:value-type="float">
            <text:p>5.6666666667</text:p>
          </table:table-cell>
          <table:table-cell table:formula="of:=AVERAGE([.Q20:.Q31])" office:value-type="float" office:value="5.58333333333333" calcext:value-type="float">
            <text:p>5.5833333333</text:p>
          </table:table-cell>
          <table:table-cell table:formula="of:=AVERAGE([.R20:.R31])" office:value-type="float" office:value="4.58333333333333" calcext:value-type="float">
            <text:p>4.5833333333</text:p>
          </table:table-cell>
          <table:table-cell table:formula="of:=AVERAGE([.S20:.S31])" office:value-type="float" office:value="4.91666666666667" calcext:value-type="float">
            <text:p>4.9166666667</text:p>
          </table:table-cell>
          <table:table-cell table:formula="of:=AVERAGE([.T20:.T31])" office:value-type="float" office:value="1.91666666666667" calcext:value-type="float">
            <text:p>1.9166666667</text:p>
          </table:table-cell>
          <table:table-cell table:formula="of:=AVERAGE([.U20:.U31])" office:value-type="float" office:value="1.58333333333333" calcext:value-type="float">
            <text:p>1.5833333333</text:p>
          </table:table-cell>
          <table:table-cell table:formula="of:=AVERAGE([.V20:.V31])" office:value-type="float" office:value="5.16666666666667" calcext:value-type="float">
            <text:p>5.1666666667</text:p>
          </table:table-cell>
          <table:table-cell table:formula="of:=AVERAGE([.W20:.W31])" office:value-type="float" office:value="4.33333333333333" calcext:value-type="float">
            <text:p>4.3333333333</text:p>
          </table:table-cell>
          <table:table-cell table:formula="of:=AVERAGE([.X20:.X31])" office:value-type="float" office:value="2.25" calcext:value-type="float">
            <text:p>2.25</text:p>
          </table:table-cell>
          <table:table-cell table:formula="of:=AVERAGE([.Y20:.Y31])" office:value-type="float" office:value="2.25" calcext:value-type="float">
            <text:p>2.25</text:p>
          </table:table-cell>
          <table:table-cell table:formula="of:=AVERAGE([.Z20:.Z31])" office:value-type="float" office:value="5.75" calcext:value-type="float">
            <text:p>5.75</text:p>
          </table:table-cell>
          <table:table-cell table:formula="of:=AVERAGE([.AA20:.AA31])" office:value-type="float" office:value="4.83333333333333" calcext:value-type="float">
            <text:p>4.8333333333</text:p>
          </table:table-cell>
          <table:table-cell table:formula="of:=AVERAGE([.AB20:.AB31])" office:value-type="float" office:value="6.08333333333333" calcext:value-type="float">
            <text:p>6.0833333333</text:p>
          </table:table-cell>
          <table:table-cell table:formula="of:=AVERAGE([.AC20:.AC31])" office:value-type="float" office:value="6.08333333333333" calcext:value-type="float">
            <text:p>6.0833333333</text:p>
          </table:table-cell>
          <table:table-cell table:formula="of:=AVERAGE([.AD20:.AD31])" office:value-type="float" office:value="5" calcext:value-type="float">
            <text:p>5</text:p>
          </table:table-cell>
          <table:table-cell table:formula="of:=AVERAGE([.AE20:.AE31])" office:value-type="float" office:value="6.16666666666667" calcext:value-type="float">
            <text:p>6.1666666667</text:p>
          </table:table-cell>
          <table:table-cell table:formula="of:=AVERAGE([.AF20:.AF31])" office:value-type="float" office:value="5.66666666666667" calcext:value-type="float">
            <text:p>5.6666666667</text:p>
          </table:table-cell>
          <table:table-cell table:formula="of:=AVERAGE([.AG20:.AG31])" office:value-type="float" office:value="4.83333333333333" calcext:value-type="float">
            <text:p>4.8333333333</text:p>
          </table:table-cell>
          <table:table-cell table:number-columns-repeated="99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2016/06/27 9:03:47 AM MDT</text:p>
          </table:table-cell>
          <table:table-cell office:value-type="float" office:value="62701" calcext:value-type="float">
            <text:p>627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8:37:18 AM MDT</text:p>
          </table:table-cell>
          <table:table-cell office:value-type="float" office:value="62802" calcext:value-type="float">
            <text:p>6280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11:39:08 AM MDT</text:p>
          </table:table-cell>
          <table:table-cell office:value-type="float" office:value="62803" calcext:value-type="float">
            <text:p>6280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1:13:42 PM MDT</text:p>
          </table:table-cell>
          <table:table-cell office:value-type="float" office:value="63005" calcext:value-type="float">
            <text:p>63005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1 7:11:50 AM MDT</text:p>
          </table:table-cell>
          <table:table-cell office:value-type="float" office:value="70101" calcext:value-type="float">
            <text:p>701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7/01 9:02:59 AM MDT</text:p>
          </table:table-cell>
          <table:table-cell table:style-name="ce1" office:value-type="float" office:value="70102" calcext:value-type="float">
            <text:p>7010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7/02 7:39:11 AM MDT</text:p>
          </table:table-cell>
          <table:table-cell office:value-type="float" office:value="70201" calcext:value-type="float">
            <text:p>702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1:09:19 PM MDT</text:p>
          </table:table-cell>
          <table:table-cell office:value-type="float" office:value="70502" calcext:value-type="float">
            <text:p>7050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VERAGE([.C40:.C47])" office:value-type="float" office:value="4.125" calcext:value-type="float">
            <text:p>4.125</text:p>
          </table:table-cell>
          <table:table-cell table:formula="of:=AVERAGE([.D40:.D47])" office:value-type="float" office:value="5.5" calcext:value-type="float">
            <text:p>5.5</text:p>
          </table:table-cell>
          <table:table-cell table:formula="of:=AVERAGE([.E40:.E47])" office:value-type="float" office:value="5.5" calcext:value-type="float">
            <text:p>5.5</text:p>
          </table:table-cell>
          <table:table-cell table:formula="of:=AVERAGE([.F40:.F47])" office:value-type="float" office:value="5" calcext:value-type="float">
            <text:p>5</text:p>
          </table:table-cell>
          <table:table-cell table:formula="of:=AVERAGE([.G40:.G47])" office:value-type="float" office:value="5.375" calcext:value-type="float">
            <text:p>5.375</text:p>
          </table:table-cell>
          <table:table-cell table:formula="of:=AVERAGE([.H40:.H47])" office:value-type="float" office:value="4.125" calcext:value-type="float">
            <text:p>4.125</text:p>
          </table:table-cell>
          <table:table-cell table:formula="of:=AVERAGE([.I40:.I47])" office:value-type="float" office:value="5.5" calcext:value-type="float">
            <text:p>5.5</text:p>
          </table:table-cell>
          <table:table-cell table:formula="of:=AVERAGE([.J40:.J47])" office:value-type="float" office:value="4.75" calcext:value-type="float">
            <text:p>4.75</text:p>
          </table:table-cell>
          <table:table-cell table:formula="of:=AVERAGE([.K40:.K47])" office:value-type="float" office:value="1.75" calcext:value-type="float">
            <text:p>1.75</text:p>
          </table:table-cell>
          <table:table-cell table:formula="of:=AVERAGE([.L40:.L47])" office:value-type="float" office:value="5.5" calcext:value-type="float">
            <text:p>5.5</text:p>
          </table:table-cell>
          <table:table-cell table:formula="of:=AVERAGE([.M40:.M47])" office:value-type="float" office:value="1.5" calcext:value-type="float">
            <text:p>1.5</text:p>
          </table:table-cell>
          <table:table-cell table:formula="of:=AVERAGE([.N40:.N47])" office:value-type="float" office:value="6.125" calcext:value-type="float">
            <text:p>6.125</text:p>
          </table:table-cell>
          <table:table-cell table:formula="of:=AVERAGE([.O40:.O47])" office:value-type="float" office:value="5.25" calcext:value-type="float">
            <text:p>5.25</text:p>
          </table:table-cell>
          <table:table-cell table:formula="of:=AVERAGE([.P40:.P47])" office:value-type="float" office:value="6.375" calcext:value-type="float">
            <text:p>6.375</text:p>
          </table:table-cell>
          <table:table-cell table:formula="of:=AVERAGE([.Q40:.Q47])" office:value-type="float" office:value="5.625" calcext:value-type="float">
            <text:p>5.625</text:p>
          </table:table-cell>
          <table:table-cell table:formula="of:=AVERAGE([.R40:.R47])" office:value-type="float" office:value="3.625" calcext:value-type="float">
            <text:p>3.625</text:p>
          </table:table-cell>
          <table:table-cell table:formula="of:=AVERAGE([.S40:.S47])" office:value-type="float" office:value="4.5" calcext:value-type="float">
            <text:p>4.5</text:p>
          </table:table-cell>
          <table:table-cell table:formula="of:=AVERAGE([.T40:.T47])" office:value-type="float" office:value="2.75" calcext:value-type="float">
            <text:p>2.75</text:p>
          </table:table-cell>
          <table:table-cell table:formula="of:=AVERAGE([.U40:.U47])" office:value-type="float" office:value="1.875" calcext:value-type="float">
            <text:p>1.875</text:p>
          </table:table-cell>
          <table:table-cell table:formula="of:=AVERAGE([.V40:.V47])" office:value-type="float" office:value="5.5" calcext:value-type="float">
            <text:p>5.5</text:p>
          </table:table-cell>
          <table:table-cell table:formula="of:=AVERAGE([.W40:.W47])" office:value-type="float" office:value="4" calcext:value-type="float">
            <text:p>4</text:p>
          </table:table-cell>
          <table:table-cell table:formula="of:=AVERAGE([.X40:.X47])" office:value-type="float" office:value="2.125" calcext:value-type="float">
            <text:p>2.125</text:p>
          </table:table-cell>
          <table:table-cell table:formula="of:=AVERAGE([.Y40:.Y47])" office:value-type="float" office:value="3.625" calcext:value-type="float">
            <text:p>3.625</text:p>
          </table:table-cell>
          <table:table-cell table:formula="of:=AVERAGE([.Z40:.Z47])" office:value-type="float" office:value="5.625" calcext:value-type="float">
            <text:p>5.625</text:p>
          </table:table-cell>
          <table:table-cell table:formula="of:=AVERAGE([.AA40:.AA47])" office:value-type="float" office:value="4.125" calcext:value-type="float">
            <text:p>4.125</text:p>
          </table:table-cell>
          <table:table-cell table:formula="of:=AVERAGE([.AB40:.AB47])" office:value-type="float" office:value="6.25" calcext:value-type="float">
            <text:p>6.25</text:p>
          </table:table-cell>
          <table:table-cell table:formula="of:=AVERAGE([.AC40:.AC47])" office:value-type="float" office:value="6.5" calcext:value-type="float">
            <text:p>6.5</text:p>
          </table:table-cell>
          <table:table-cell table:formula="of:=AVERAGE([.AD40:.AD47])" office:value-type="float" office:value="5.375" calcext:value-type="float">
            <text:p>5.375</text:p>
          </table:table-cell>
          <table:table-cell table:formula="of:=AVERAGE([.AE40:.AE47])" office:value-type="float" office:value="5.625" calcext:value-type="float">
            <text:p>5.625</text:p>
          </table:table-cell>
          <table:table-cell table:formula="of:=AVERAGE([.AF40:.AF47])" office:value-type="float" office:value="5.125" calcext:value-type="float">
            <text:p>5.125</text:p>
          </table:table-cell>
          <table:table-cell table:formula="of:=AVERAGE([.AG40:.AG47])" office:value-type="float" office:value="3.875" calcext:value-type="float">
            <text:p>3.875</text:p>
          </table:table-cell>
          <table:table-cell table:number-columns-repeated="99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 felt close to the robot</text:p>
          </table:table-cell>
          <table:table-cell office:value-type="string" calcext:value-type="string">
            <text:p>I was satisfied with the robot.</text:p>
          </table:table-cell>
          <table:table-cell office:value-type="string" calcext:value-type="string">
            <text:p>I would like to continue working with the robot.</text:p>
          </table:table-cell>
          <table:table-cell office:value-type="string" calcext:value-type="string">
            <text:p>I trust the robot.</text:p>
          </table:table-cell>
          <table:table-cell office:value-type="string" calcext:value-type="string">
            <text:p>I like the robot.</text:p>
          </table:table-cell>
          <table:table-cell office:value-type="string" calcext:value-type="string">
            <text:p>The robot was repetitive.</text:p>
          </table:table-cell>
          <table:table-cell office:value-type="string" calcext:value-type="string">
            <text:p>It was easy to express myself to the robot.</text:p>
          </table:table-cell>
          <table:table-cell office:value-type="string" calcext:value-type="string">
            <text:p>The robot was interesting.</text:p>
          </table:table-cell>
          <table:table-cell office:value-type="string" calcext:value-type="string">
            <text:p>The robot does not understand what we are trying to accomplish.</text:p>
          </table:table-cell>
          <table:table-cell office:value-type="string" calcext:value-type="string">
            <text:p>The robot made efficient decisions.</text:p>
          </table:table-cell>
          <table:table-cell office:value-type="string" calcext:value-type="string">
            <text:p>I find what I am doing with the robot confusing.</text:p>
          </table:table-cell>
          <table:table-cell office:value-type="string" calcext:value-type="string">
            <text:p>The robot perceives accurately what my objectives are.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string" calcext:value-type="string">
            <text:p>The robot and I are working towards mutually agreed-upon goals.</text:p>
          </table:table-cell>
          <table:table-cell office:value-type="string" calcext:value-type="string">
            <text:p>I am confident in the robot's ability to help me.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office:value-type="string" calcext:value-type="string">
            <text:p>The robot and I collaborate on setting goals for us to work on.</text:p>
          </table:table-cell>
          <table:table-cell office:value-type="string" calcext:value-type="string">
            <text:p>The robot does not understand what I am trying to accomplish.</text:p>
          </table:table-cell>
          <table:table-cell office:value-type="string" calcext:value-type="string">
            <text:p>I find what the robot and I are doing is unrelated to my goals.</text:p>
          </table:table-cell>
          <table:table-cell office:value-type="string" calcext:value-type="string">
            <text:p>The robot and I agree on what is important for us to work on.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string" calcext:value-type="string">
            <text:p>The robot is sometimes confused about what I feel about our activities. </text:p>
          </table:table-cell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perform appropriately in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I am satisfied with the outcome of our collaboration.</text:p>
          </table:table-cell>
          <table:table-cell office:value-type="string" calcext:value-type="string">
            <text:p>I believe that the robot and I achieved the goals we set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was committed to the collaboration.</text:p>
          </table:table-cell>
          <table:table-cell office:value-type="string" calcext:value-type="string">
            <text:p>The robot was satisfied with my collaborative behavior. </text:p>
          </table:table-cell>
          <table:table-cell office:value-type="string" calcext:value-type="string">
            <text:p>The robot understood my emotions.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 calcext:value-type="string">
            <text:p>Age&lt;25</text:p>
          </table:table-cell>
          <table:table-cell office:value-type="float" office:value="5.46153846153846" calcext:value-type="float">
            <text:p>5.4615384615</text:p>
          </table:table-cell>
          <table:table-cell office:value-type="float" office:value="6.53846153846154" calcext:value-type="float">
            <text:p>6.5384615385</text:p>
          </table:table-cell>
          <table:table-cell office:value-type="float" office:value="6.07692307692308" calcext:value-type="float">
            <text:p>6.0769230769</text:p>
          </table:table-cell>
          <table:table-cell office:value-type="float" office:value="5.92307692307692" calcext:value-type="float">
            <text:p>5.9230769231</text:p>
          </table:table-cell>
          <table:table-cell office:value-type="float" office:value="6.46153846153846" calcext:value-type="float">
            <text:p>6.4615384615</text:p>
          </table:table-cell>
          <table:table-cell office:value-type="float" office:value="3.92307692307692" calcext:value-type="float">
            <text:p>3.9230769231</text:p>
          </table:table-cell>
          <table:table-cell office:value-type="float" office:value="6.23076923076923" calcext:value-type="float">
            <text:p>6.2307692308</text:p>
          </table:table-cell>
          <table:table-cell office:value-type="float" office:value="6" calcext:value-type="float">
            <text:p>6</text:p>
          </table:table-cell>
          <table:table-cell office:value-type="float" office:value="1.84615384615385" calcext:value-type="float">
            <text:p>1.8461538462</text:p>
          </table:table-cell>
          <table:table-cell office:value-type="float" office:value="5.23076923076923" calcext:value-type="float">
            <text:p>5.2307692308</text:p>
          </table:table-cell>
          <table:table-cell office:value-type="float" office:value="1.46153846153846" calcext:value-type="float">
            <text:p>1.4615384615</text:p>
          </table:table-cell>
          <table:table-cell table:number-columns-repeated="3" office:value-type="float" office:value="6.30769230769231" calcext:value-type="float">
            <text:p>6.3076923077</text:p>
          </table:table-cell>
          <table:table-cell office:value-type="float" office:value="6.15384615384615" calcext:value-type="float">
            <text:p>6.1538461538</text:p>
          </table:table-cell>
          <table:table-cell office:value-type="float" office:value="5.23076923076923" calcext:value-type="float">
            <text:p>5.2307692308</text:p>
          </table:table-cell>
          <table:table-cell office:value-type="float" office:value="5.61538461538462" calcext:value-type="float">
            <text:p>5.6153846154</text:p>
          </table:table-cell>
          <table:table-cell office:value-type="float" office:value="2.15384615384615" calcext:value-type="float">
            <text:p>2.1538461538</text:p>
          </table:table-cell>
          <table:table-cell office:value-type="float" office:value="1.61538461538462" calcext:value-type="float">
            <text:p>1.6153846154</text:p>
          </table:table-cell>
          <table:table-cell office:value-type="float" office:value="5.61538461538462" calcext:value-type="float">
            <text:p>5.6153846154</text:p>
          </table:table-cell>
          <table:table-cell office:value-type="float" office:value="6.23076923076923" calcext:value-type="float">
            <text:p>6.2307692308</text:p>
          </table:table-cell>
          <table:table-cell table:number-columns-repeated="2" office:value-type="float" office:value="1.76923076923077" calcext:value-type="float">
            <text:p>1.7692307692</text:p>
          </table:table-cell>
          <table:table-cell office:value-type="float" office:value="6.23076923076923" calcext:value-type="float">
            <text:p>6.2307692308</text:p>
          </table:table-cell>
          <table:table-cell office:value-type="float" office:value="5.92307692307692" calcext:value-type="float">
            <text:p>5.9230769231</text:p>
          </table:table-cell>
          <table:table-cell office:value-type="float" office:value="6.61538461538462" calcext:value-type="float">
            <text:p>6.6153846154</text:p>
          </table:table-cell>
          <table:table-cell office:value-type="float" office:value="6.69230769230769" calcext:value-type="float">
            <text:p>6.6923076923</text:p>
          </table:table-cell>
          <table:table-cell office:value-type="float" office:value="5.69230769230769" calcext:value-type="float">
            <text:p>5.6923076923</text:p>
          </table:table-cell>
          <table:table-cell office:value-type="float" office:value="6.46153846153846" calcext:value-type="float">
            <text:p>6.4615384615</text:p>
          </table:table-cell>
          <table:table-cell office:value-type="float" office:value="6.30769230769231" calcext:value-type="float">
            <text:p>6.3076923077</text:p>
          </table:table-cell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5&lt;=Age&lt;40</text:p>
          </table:table-cell>
          <table:table-cell office:value-type="float" office:value="4.91666666666667" calcext:value-type="float">
            <text:p>4.9166666667</text:p>
          </table:table-cell>
          <table:table-cell office:value-type="float" office:value="5.5" calcext:value-type="float">
            <text:p>5.5</text:p>
          </table:table-cell>
          <table:table-cell office:value-type="float" office:value="5.33333333333333" calcext:value-type="float">
            <text:p>5.3333333333</text:p>
          </table:table-cell>
          <table:table-cell office:value-type="float" office:value="5.16666666666667" calcext:value-type="float">
            <text:p>5.1666666667</text:p>
          </table:table-cell>
          <table:table-cell office:value-type="float" office:value="5.5" calcext:value-type="float">
            <text:p>5.5</text:p>
          </table:table-cell>
          <table:table-cell office:value-type="float" office:value="3.25" calcext:value-type="float">
            <text:p>3.25</text:p>
          </table:table-cell>
          <table:table-cell office:value-type="float" office:value="4.83333333333333" calcext:value-type="float">
            <text:p>4.8333333333</text:p>
          </table:table-cell>
          <table:table-cell office:value-type="float" office:value="5.33333333333333" calcext:value-type="float">
            <text:p>5.3333333333</text:p>
          </table:table-cell>
          <table:table-cell office:value-type="float" office:value="2.08333333333333" calcext:value-type="float">
            <text:p>2.0833333333</text:p>
          </table:table-cell>
          <table:table-cell office:value-type="float" office:value="5.66666666666667" calcext:value-type="float">
            <text:p>5.6666666667</text:p>
          </table:table-cell>
          <table:table-cell office:value-type="float" office:value="1.66666666666667" calcext:value-type="float">
            <text:p>1.6666666667</text:p>
          </table:table-cell>
          <table:table-cell office:value-type="float" office:value="5.16666666666667" calcext:value-type="float">
            <text:p>5.1666666667</text:p>
          </table:table-cell>
          <table:table-cell office:value-type="float" office:value="5.41666666666667" calcext:value-type="float">
            <text:p>5.4166666667</text:p>
          </table:table-cell>
          <table:table-cell office:value-type="float" office:value="5.66666666666667" calcext:value-type="float">
            <text:p>5.6666666667</text:p>
          </table:table-cell>
          <table:table-cell office:value-type="float" office:value="5.58333333333333" calcext:value-type="float">
            <text:p>5.5833333333</text:p>
          </table:table-cell>
          <table:table-cell office:value-type="float" office:value="4.58333333333333" calcext:value-type="float">
            <text:p>4.5833333333</text:p>
          </table:table-cell>
          <table:table-cell office:value-type="float" office:value="4.91666666666667" calcext:value-type="float">
            <text:p>4.9166666667</text:p>
          </table:table-cell>
          <table:table-cell office:value-type="float" office:value="1.91666666666667" calcext:value-type="float">
            <text:p>1.9166666667</text:p>
          </table:table-cell>
          <table:table-cell office:value-type="float" office:value="1.58333333333333" calcext:value-type="float">
            <text:p>1.5833333333</text:p>
          </table:table-cell>
          <table:table-cell office:value-type="float" office:value="5.16666666666667" calcext:value-type="float">
            <text:p>5.1666666667</text:p>
          </table:table-cell>
          <table:table-cell office:value-type="float" office:value="4.33333333333333" calcext:value-type="float">
            <text:p>4.3333333333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5.75" calcext:value-type="float">
            <text:p>5.75</text:p>
          </table:table-cell>
          <table:table-cell office:value-type="float" office:value="4.83333333333333" calcext:value-type="float">
            <text:p>4.8333333333</text:p>
          </table:table-cell>
          <table:table-cell table:number-columns-repeated="2" office:value-type="float" office:value="6.08333333333333" calcext:value-type="float">
            <text:p>6.0833333333</text:p>
          </table:table-cell>
          <table:table-cell office:value-type="float" office:value="5" calcext:value-type="float">
            <text:p>5</text:p>
          </table:table-cell>
          <table:table-cell office:value-type="float" office:value="6.16666666666667" calcext:value-type="float">
            <text:p>6.1666666667</text:p>
          </table:table-cell>
          <table:table-cell office:value-type="float" office:value="5.66666666666667" calcext:value-type="float">
            <text:p>5.6666666667</text:p>
          </table:table-cell>
          <table:table-cell office:value-type="float" office:value="4.83333333333333" calcext:value-type="float">
            <text:p>4.8333333333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ge&gt;=40</text:p>
          </table:table-cell>
          <table:table-cell office:value-type="float" office:value="4.125" calcext:value-type="float">
            <text:p>4.125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5.375" calcext:value-type="float">
            <text:p>5.375</text:p>
          </table:table-cell>
          <table:table-cell office:value-type="float" office:value="4.125" calcext:value-type="float">
            <text:p>4.125</text:p>
          </table:table-cell>
          <table:table-cell office:value-type="float" office:value="5.5" calcext:value-type="float">
            <text:p>5.5</text:p>
          </table:table-cell>
          <table:table-cell office:value-type="float" office:value="4.75" calcext:value-type="float">
            <text:p>4.75</text:p>
          </table:table-cell>
          <table:table-cell office:value-type="float" office:value="1.75" calcext:value-type="float">
            <text:p>1.75</text:p>
          </table:table-cell>
          <table:table-cell office:value-type="float" office:value="5.5" calcext:value-type="float">
            <text:p>5.5</text:p>
          </table:table-cell>
          <table:table-cell office:value-type="float" office:value="1.5" calcext:value-type="float">
            <text:p>1.5</text:p>
          </table:table-cell>
          <table:table-cell office:value-type="float" office:value="6.125" calcext:value-type="float">
            <text:p>6.125</text:p>
          </table:table-cell>
          <table:table-cell office:value-type="float" office:value="5.25" calcext:value-type="float">
            <text:p>5.25</text:p>
          </table:table-cell>
          <table:table-cell office:value-type="float" office:value="6.375" calcext:value-type="float">
            <text:p>6.375</text:p>
          </table:table-cell>
          <table:table-cell office:value-type="float" office:value="5.625" calcext:value-type="float">
            <text:p>5.625</text:p>
          </table:table-cell>
          <table:table-cell office:value-type="float" office:value="3.625" calcext:value-type="float">
            <text:p>3.625</text:p>
          </table:table-cell>
          <table:table-cell office:value-type="float" office:value="4.5" calcext:value-type="float">
            <text:p>4.5</text:p>
          </table:table-cell>
          <table:table-cell office:value-type="float" office:value="2.75" calcext:value-type="float">
            <text:p>2.75</text:p>
          </table:table-cell>
          <table:table-cell office:value-type="float" office:value="1.875" calcext:value-type="float">
            <text:p>1.875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2.125" calcext:value-type="float">
            <text:p>2.125</text:p>
          </table:table-cell>
          <table:table-cell office:value-type="float" office:value="3.625" calcext:value-type="float">
            <text:p>3.625</text:p>
          </table:table-cell>
          <table:table-cell office:value-type="float" office:value="5.625" calcext:value-type="float">
            <text:p>5.625</text:p>
          </table:table-cell>
          <table:table-cell office:value-type="float" office:value="4.125" calcext:value-type="float">
            <text:p>4.125</text:p>
          </table:table-cell>
          <table:table-cell office:value-type="float" office:value="6.25" calcext:value-type="float">
            <text:p>6.25</text:p>
          </table:table-cell>
          <table:table-cell office:value-type="float" office:value="6.5" calcext:value-type="float">
            <text:p>6.5</text:p>
          </table:table-cell>
          <table:table-cell office:value-type="float" office:value="5.375" calcext:value-type="float">
            <text:p>5.375</text:p>
          </table:table-cell>
          <table:table-cell office:value-type="float" office:value="5.625" calcext:value-type="float">
            <text:p>5.625</text:p>
          </table:table-cell>
          <table:table-cell office:value-type="float" office:value="5.125" calcext:value-type="float">
            <text:p>5.125</text:p>
          </table:table-cell>
          <table:table-cell office:value-type="float" office:value="3.875" calcext:value-type="float">
            <text:p>3.875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 calcext:value-type="string">
            <text:p>Age&lt;25</text:p>
          </table:table-cell>
          <table:table-cell table:formula="of:=COM.MICROSOFT.STDEV.S([.C2:.C14])" office:value-type="float" office:value="1.39136531360295" calcext:value-type="float">
            <text:p>1.3913653136</text:p>
          </table:table-cell>
          <table:table-cell table:formula="of:=COM.MICROSOFT.STDEV.S([.D2:.D14])" office:value-type="float" office:value="0.660225291773525" calcext:value-type="float">
            <text:p>0.6602252918</text:p>
          </table:table-cell>
          <table:table-cell table:formula="of:=COM.MICROSOFT.STDEV.S([.E2:.E14])" office:value-type="float" office:value="0.862316498502576" calcext:value-type="float">
            <text:p>0.8623164985</text:p>
          </table:table-cell>
          <table:table-cell table:formula="of:=COM.MICROSOFT.STDEV.S([.F2:.F14])" office:value-type="float" office:value="0.954073587443029" calcext:value-type="float">
            <text:p>0.9540735874</text:p>
          </table:table-cell>
          <table:table-cell table:formula="of:=COM.MICROSOFT.STDEV.S([.G2:.G14])" office:value-type="float" office:value="0.660225291773525" calcext:value-type="float">
            <text:p>0.6602252918</text:p>
          </table:table-cell>
          <table:table-cell table:formula="of:=COM.MICROSOFT.STDEV.S([.H2:.H14])" office:value-type="float" office:value="1.44115338424578" calcext:value-type="float">
            <text:p>1.4411533842</text:p>
          </table:table-cell>
          <table:table-cell table:formula="of:=COM.MICROSOFT.STDEV.S([.I2:.I14])" office:value-type="float" office:value="0.926808695996298" calcext:value-type="float">
            <text:p>0.926808696</text:p>
          </table:table-cell>
          <table:table-cell table:formula="of:=COM.MICROSOFT.STDEV.S([.J2:.J14])" office:value-type="float" office:value="1.29099444873581" calcext:value-type="float">
            <text:p>1.2909944487</text:p>
          </table:table-cell>
          <table:table-cell table:formula="of:=COM.MICROSOFT.STDEV.S([.K2:.K14])" office:value-type="float" office:value="0.987096233585649" calcext:value-type="float">
            <text:p>0.9870962336</text:p>
          </table:table-cell>
          <table:table-cell table:formula="of:=COM.MICROSOFT.STDEV.S([.L2:.L14])" office:value-type="float" office:value="1.96442723432922" calcext:value-type="float">
            <text:p>1.9644272343</text:p>
          </table:table-cell>
          <table:table-cell table:formula="of:=COM.MICROSOFT.STDEV.S([.M2:.M14])" office:value-type="float" office:value="0.660225291773525" calcext:value-type="float">
            <text:p>0.6602252918</text:p>
          </table:table-cell>
          <table:table-cell table:formula="of:=COM.MICROSOFT.STDEV.S([.N2:.N14])" office:value-type="float" office:value="0.947330933431342" calcext:value-type="float">
            <text:p>0.9473309334</text:p>
          </table:table-cell>
          <table:table-cell table:formula="of:=COM.MICROSOFT.STDEV.S([.O2:.O14])" office:value-type="float" office:value="0.751067616198811" calcext:value-type="float">
            <text:p>0.7510676162</text:p>
          </table:table-cell>
          <table:table-cell table:formula="of:=COM.MICROSOFT.STDEV.S([.P2:.P14])" office:value-type="float" office:value="0.85485041426511" calcext:value-type="float">
            <text:p>0.8548504143</text:p>
          </table:table-cell>
          <table:table-cell table:formula="of:=COM.MICROSOFT.STDEV.S([.Q2:.Q14])" office:value-type="float" office:value="0.800640769025436" calcext:value-type="float">
            <text:p>0.800640769</text:p>
          </table:table-cell>
          <table:table-cell table:formula="of:=COM.MICROSOFT.STDEV.S([.R2:.R14])" office:value-type="float" office:value="1.83275049010343" calcext:value-type="float">
            <text:p>1.8327504901</text:p>
          </table:table-cell>
          <table:table-cell table:formula="of:=COM.MICROSOFT.STDEV.S([.S2:.S14])" office:value-type="float" office:value="1.50213523239762" calcext:value-type="float">
            <text:p>1.5021352324</text:p>
          </table:table-cell>
          <table:table-cell table:formula="of:=COM.MICROSOFT.STDEV.S([.T2:.T14])" office:value-type="float" office:value="1.46322439872551" calcext:value-type="float">
            <text:p>1.4632243987</text:p>
          </table:table-cell>
          <table:table-cell table:formula="of:=COM.MICROSOFT.STDEV.S([.U2:.U14])" office:value-type="float" office:value="0.767947647788304" calcext:value-type="float">
            <text:p>0.7679476478</text:p>
          </table:table-cell>
          <table:table-cell table:formula="of:=COM.MICROSOFT.STDEV.S([.V2:.V14])" office:value-type="float" office:value="1.60926802918084" calcext:value-type="float">
            <text:p>1.6092680292</text:p>
          </table:table-cell>
          <table:table-cell table:formula="of:=COM.MICROSOFT.STDEV.S([.W2:.W14])" office:value-type="float" office:value="1.36344209960466" calcext:value-type="float">
            <text:p>1.3634420996</text:p>
          </table:table-cell>
          <table:table-cell table:formula="of:=COM.MICROSOFT.STDEV.S([.X2:.X14])" office:value-type="float" office:value="1.09192842819834" calcext:value-type="float">
            <text:p>1.0919284282</text:p>
          </table:table-cell>
          <table:table-cell table:formula="of:=COM.MICROSOFT.STDEV.S([.Y2:.Y14])" office:value-type="float" office:value="0.832050294337844" calcext:value-type="float">
            <text:p>0.8320502943</text:p>
          </table:table-cell>
          <table:table-cell table:formula="of:=COM.MICROSOFT.STDEV.S([.Z2:.Z14])" office:value-type="float" office:value="0.926808695996298" calcext:value-type="float">
            <text:p>0.926808696</text:p>
          </table:table-cell>
          <table:table-cell table:formula="of:=COM.MICROSOFT.STDEV.S([.AA2:.AA14])" office:value-type="float" office:value="0.954073587443029" calcext:value-type="float">
            <text:p>0.9540735874</text:p>
          </table:table-cell>
          <table:table-cell table:formula="of:=COM.MICROSOFT.STDEV.S([.AB2:.AB14])" office:value-type="float" office:value="0.767947647788304" calcext:value-type="float">
            <text:p>0.7679476478</text:p>
          </table:table-cell>
          <table:table-cell table:formula="of:=COM.MICROSOFT.STDEV.S([.AC2:.AC14])" office:value-type="float" office:value="0.480384461415261" calcext:value-type="float">
            <text:p>0.4803844614</text:p>
          </table:table-cell>
          <table:table-cell table:formula="of:=COM.MICROSOFT.STDEV.S([.AD2:.AD14])" office:value-type="float" office:value="1.65250392761083" calcext:value-type="float">
            <text:p>1.6525039276</text:p>
          </table:table-cell>
          <table:table-cell table:formula="of:=COM.MICROSOFT.STDEV.S([.AE2:.AE14])" office:value-type="float" office:value="1.05003052458683" calcext:value-type="float">
            <text:p>1.0500305246</text:p>
          </table:table-cell>
          <table:table-cell table:formula="of:=COM.MICROSOFT.STDEV.S([.AF2:.AF14])" office:value-type="float" office:value="0.85485041426511" calcext:value-type="float">
            <text:p>0.8548504143</text:p>
          </table:table-cell>
          <table:table-cell table:formula="of:=COM.MICROSOFT.STDEV.S([.AG2:.AG14])" office:value-type="float" office:value="0.912870929175277" calcext:value-type="float">
            <text:p>0.912870929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5&lt;=Age&lt;40</text:p>
          </table:table-cell>
          <table:table-cell table:formula="of:=COM.MICROSOFT.STDEV.S([.C20:.C31])" office:value-type="float" office:value="1.56427928995103" calcext:value-type="float">
            <text:p>1.56427929</text:p>
          </table:table-cell>
          <table:table-cell table:formula="of:=COM.MICROSOFT.STDEV.S([.D20:.D31])" office:value-type="float" office:value="1.08711461300922" calcext:value-type="float">
            <text:p>1.087114613</text:p>
          </table:table-cell>
          <table:table-cell table:formula="of:=COM.MICROSOFT.STDEV.S([.E20:.E31])" office:value-type="float" office:value="1.49747261825525" calcext:value-type="float">
            <text:p>1.4974726183</text:p>
          </table:table-cell>
          <table:table-cell table:formula="of:=COM.MICROSOFT.STDEV.S([.F20:.F31])" office:value-type="float" office:value="1.6966991126266" calcext:value-type="float">
            <text:p>1.6966991126</text:p>
          </table:table-cell>
          <table:table-cell table:formula="of:=COM.MICROSOFT.STDEV.S([.G20:.G31])" office:value-type="float" office:value="1.44599761096244" calcext:value-type="float">
            <text:p>1.445997611</text:p>
          </table:table-cell>
          <table:table-cell table:formula="of:=COM.MICROSOFT.STDEV.S([.H20:.H31])" office:value-type="float" office:value="1.6583123951777" calcext:value-type="float">
            <text:p>1.6583123952</text:p>
          </table:table-cell>
          <table:table-cell table:formula="of:=COM.MICROSOFT.STDEV.S([.I20:.I31])" office:value-type="float" office:value="1.64224532179869" calcext:value-type="float">
            <text:p>1.6422453218</text:p>
          </table:table-cell>
          <table:table-cell table:formula="of:=COM.MICROSOFT.STDEV.S([.J20:.J31])" office:value-type="float" office:value="1.66969421987344" calcext:value-type="float">
            <text:p>1.6696942199</text:p>
          </table:table-cell>
          <table:table-cell table:formula="of:=COM.MICROSOFT.STDEV.S([.K20:.K31])" office:value-type="float" office:value="1.24011240937215" calcext:value-type="float">
            <text:p>1.2401124094</text:p>
          </table:table-cell>
          <table:table-cell table:formula="of:=COM.MICROSOFT.STDEV.S([.L20:.L31])" office:value-type="float" office:value="1.43548112513055" calcext:value-type="float">
            <text:p>1.4354811251</text:p>
          </table:table-cell>
          <table:table-cell table:formula="of:=COM.MICROSOFT.STDEV.S([.M20:.M31])" office:value-type="float" office:value="0.65133894727893" calcext:value-type="float">
            <text:p>0.6513389473</text:p>
          </table:table-cell>
          <table:table-cell table:formula="of:=COM.MICROSOFT.STDEV.S([.N20:.N31])" office:value-type="float" office:value="1.58592292219752" calcext:value-type="float">
            <text:p>1.5859229222</text:p>
          </table:table-cell>
          <table:table-cell table:formula="of:=COM.MICROSOFT.STDEV.S([.O20:.O31])" office:value-type="float" office:value="0.996204919895622" calcext:value-type="float">
            <text:p>0.9962049199</text:p>
          </table:table-cell>
          <table:table-cell table:formula="of:=COM.MICROSOFT.STDEV.S([.P20:.P31])" office:value-type="float" office:value="1.72328087371066" calcext:value-type="float">
            <text:p>1.7232808737</text:p>
          </table:table-cell>
          <table:table-cell table:formula="of:=COM.MICROSOFT.STDEV.S([.Q20:.Q31])" office:value-type="float" office:value="1.31137217055151" calcext:value-type="float">
            <text:p>1.3113721706</text:p>
          </table:table-cell>
          <table:table-cell table:formula="of:=COM.MICROSOFT.STDEV.S([.R20:.R31])" office:value-type="float" office:value="1.92865159365215" calcext:value-type="float">
            <text:p>1.9286515937</text:p>
          </table:table-cell>
          <table:table-cell table:formula="of:=COM.MICROSOFT.STDEV.S([.S20:.S31])" office:value-type="float" office:value="2.02072594216369" calcext:value-type="float">
            <text:p>2.0207259422</text:p>
          </table:table-cell>
          <table:table-cell table:formula="of:=COM.MICROSOFT.STDEV.S([.T20:.T31])" office:value-type="float" office:value="0.996204919895622" calcext:value-type="float">
            <text:p>0.9962049199</text:p>
          </table:table-cell>
          <table:table-cell table:formula="of:=COM.MICROSOFT.STDEV.S([.U20:.U31])" office:value-type="float" office:value="0.90033663737852" calcext:value-type="float">
            <text:p>0.9003366374</text:p>
          </table:table-cell>
          <table:table-cell table:formula="of:=COM.MICROSOFT.STDEV.S([.V20:.V31])" office:value-type="float" office:value="1.19341628287971" calcext:value-type="float">
            <text:p>1.1934162829</text:p>
          </table:table-cell>
          <table:table-cell table:formula="of:=COM.MICROSOFT.STDEV.S([.W20:.W31])" office:value-type="float" office:value="1.82574185835055" calcext:value-type="float">
            <text:p>1.8257418584</text:p>
          </table:table-cell>
          <table:table-cell table:formula="of:=COM.MICROSOFT.STDEV.S([.X20:.X31])" office:value-type="float" office:value="1.28805702866407" calcext:value-type="float">
            <text:p>1.2880570287</text:p>
          </table:table-cell>
          <table:table-cell table:formula="of:=COM.MICROSOFT.STDEV.S([.Y20:.Y31])" office:value-type="float" office:value="1.13818036595899" calcext:value-type="float">
            <text:p>1.138180366</text:p>
          </table:table-cell>
          <table:table-cell table:formula="of:=COM.MICROSOFT.STDEV.S([.Z20:.Z31])" office:value-type="float" office:value="0.965307299163423" calcext:value-type="float">
            <text:p>0.9653072992</text:p>
          </table:table-cell>
          <table:table-cell table:formula="of:=COM.MICROSOFT.STDEV.S([.AA20:.AA31])" office:value-type="float" office:value="1.80067327475704" calcext:value-type="float">
            <text:p>1.8006732748</text:p>
          </table:table-cell>
          <table:table-cell table:formula="of:=COM.MICROSOFT.STDEV.S([.AB20:.AB31])" office:value-type="float" office:value="0.90033663737852" calcext:value-type="float">
            <text:p>0.9003366374</text:p>
          </table:table-cell>
          <table:table-cell table:formula="of:=COM.MICROSOFT.STDEV.S([.AC20:.AC31])" office:value-type="float" office:value="1.44337567297406" calcext:value-type="float">
            <text:p>1.443375673</text:p>
          </table:table-cell>
          <table:table-cell table:formula="of:=COM.MICROSOFT.STDEV.S([.AD20:.AD31])" office:value-type="float" office:value="1.47709789175199" calcext:value-type="float">
            <text:p>1.4770978918</text:p>
          </table:table-cell>
          <table:table-cell table:formula="of:=COM.MICROSOFT.STDEV.S([.AE20:.AE31])" office:value-type="float" office:value="0.834847109936722" calcext:value-type="float">
            <text:p>0.8348471099</text:p>
          </table:table-cell>
          <table:table-cell table:formula="of:=COM.MICROSOFT.STDEV.S([.AF20:.AF31])" office:value-type="float" office:value="1.6143297699233" calcext:value-type="float">
            <text:p>1.6143297699</text:p>
          </table:table-cell>
          <table:table-cell table:formula="of:=COM.MICROSOFT.STDEV.S([.AG20:.AG31])" office:value-type="float" office:value="1.80067327475704" calcext:value-type="float">
            <text:p>1.800673274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ge&gt;=40</text:p>
          </table:table-cell>
          <table:table-cell table:formula="of:=COM.MICROSOFT.STDEV.S([.C40:.C47])" office:value-type="float" office:value="2.16712449375401" calcext:value-type="float">
            <text:p>2.1671244938</text:p>
          </table:table-cell>
          <table:table-cell table:formula="of:=COM.MICROSOFT.STDEV.S([.D40:.D47])" office:value-type="float" office:value="1.77281052085584" calcext:value-type="float">
            <text:p>1.7728105209</text:p>
          </table:table-cell>
          <table:table-cell table:formula="of:=COM.MICROSOFT.STDEV.S([.E40:.E47])" office:value-type="float" office:value="1.8516401995451" calcext:value-type="float">
            <text:p>1.8516401995</text:p>
          </table:table-cell>
          <table:table-cell table:formula="of:=COM.MICROSOFT.STDEV.S([.F40:.F47])" office:value-type="float" office:value="2.44948974278318" calcext:value-type="float">
            <text:p>2.4494897428</text:p>
          </table:table-cell>
          <table:table-cell table:formula="of:=COM.MICROSOFT.STDEV.S([.G40:.G47])" office:value-type="float" office:value="2.19983765634778" calcext:value-type="float">
            <text:p>2.1998376563</text:p>
          </table:table-cell>
          <table:table-cell table:formula="of:=COM.MICROSOFT.STDEV.S([.H40:.H47])" office:value-type="float" office:value="2.10017006114131" calcext:value-type="float">
            <text:p>2.1001700611</text:p>
          </table:table-cell>
          <table:table-cell table:formula="of:=COM.MICROSOFT.STDEV.S([.I40:.I47])" office:value-type="float" office:value="1.0690449676497" calcext:value-type="float">
            <text:p>1.0690449676</text:p>
          </table:table-cell>
          <table:table-cell table:formula="of:=COM.MICROSOFT.STDEV.S([.J40:.J47])" office:value-type="float" office:value="2.25198325291921" calcext:value-type="float">
            <text:p>2.2519832529</text:p>
          </table:table-cell>
          <table:table-cell table:formula="of:=COM.MICROSOFT.STDEV.S([.K40:.K47])" office:value-type="float" office:value="1.38873014965883" calcext:value-type="float">
            <text:p>1.3887301497</text:p>
          </table:table-cell>
          <table:table-cell table:formula="of:=COM.MICROSOFT.STDEV.S([.L40:.L47])" office:value-type="float" office:value="2.20389266007736" calcext:value-type="float">
            <text:p>2.2038926601</text:p>
          </table:table-cell>
          <table:table-cell table:formula="of:=COM.MICROSOFT.STDEV.S([.M40:.M47])" office:value-type="float" office:value="1.0690449676497" calcext:value-type="float">
            <text:p>1.0690449676</text:p>
          </table:table-cell>
          <table:table-cell table:formula="of:=COM.MICROSOFT.STDEV.S([.N40:.N47])" office:value-type="float" office:value="1.7268882005338" calcext:value-type="float">
            <text:p>1.7268882005</text:p>
          </table:table-cell>
          <table:table-cell table:formula="of:=COM.MICROSOFT.STDEV.S([.O40:.O47])" office:value-type="float" office:value="1.98206241793023" calcext:value-type="float">
            <text:p>1.9820624179</text:p>
          </table:table-cell>
          <table:table-cell table:formula="of:=COM.MICROSOFT.STDEV.S([.P40:.P47])" office:value-type="float" office:value="1.40788595317336" calcext:value-type="float">
            <text:p>1.4078859532</text:p>
          </table:table-cell>
          <table:table-cell table:formula="of:=COM.MICROSOFT.STDEV.S([.Q40:.Q47])" office:value-type="float" office:value="1.59798980865694" calcext:value-type="float">
            <text:p>1.5979898087</text:p>
          </table:table-cell>
          <table:table-cell table:formula="of:=COM.MICROSOFT.STDEV.S([.R40:.R47])" office:value-type="float" office:value="1.99553072067128" calcext:value-type="float">
            <text:p>1.9955307207</text:p>
          </table:table-cell>
          <table:table-cell table:formula="of:=COM.MICROSOFT.STDEV.S([.S40:.S47])" office:value-type="float" office:value="2.07019667802706" calcext:value-type="float">
            <text:p>2.070196678</text:p>
          </table:table-cell>
          <table:table-cell table:formula="of:=COM.MICROSOFT.STDEV.S([.T40:.T47])" office:value-type="float" office:value="2.43486579272276" calcext:value-type="float">
            <text:p>2.4348657927</text:p>
          </table:table-cell>
          <table:table-cell table:formula="of:=COM.MICROSOFT.STDEV.S([.U40:.U47])" office:value-type="float" office:value="0.83452296039628" calcext:value-type="float">
            <text:p>0.8345229604</text:p>
          </table:table-cell>
          <table:table-cell table:formula="of:=COM.MICROSOFT.STDEV.S([.V40:.V47])" office:value-type="float" office:value="1.69030850945703" calcext:value-type="float">
            <text:p>1.6903085095</text:p>
          </table:table-cell>
          <table:table-cell table:formula="of:=COM.MICROSOFT.STDEV.S([.W40:.W47])" office:value-type="float" office:value="2.39045721866879" calcext:value-type="float">
            <text:p>2.3904572187</text:p>
          </table:table-cell>
          <table:table-cell table:formula="of:=COM.MICROSOFT.STDEV.S([.X40:.X47])" office:value-type="float" office:value="1.24642345475823" calcext:value-type="float">
            <text:p>1.2464234548</text:p>
          </table:table-cell>
          <table:table-cell table:formula="of:=COM.MICROSOFT.STDEV.S([.Y40:.Y47])" office:value-type="float" office:value="2.19983765634778" calcext:value-type="float">
            <text:p>2.1998376563</text:p>
          </table:table-cell>
          <table:table-cell table:formula="of:=COM.MICROSOFT.STDEV.S([.Z40:.Z47])" office:value-type="float" office:value="1.99553072067128" calcext:value-type="float">
            <text:p>1.9955307207</text:p>
          </table:table-cell>
          <table:table-cell table:formula="of:=COM.MICROSOFT.STDEV.S([.AA40:.AA47])" office:value-type="float" office:value="1.80772153354911" calcext:value-type="float">
            <text:p>1.8077215335</text:p>
          </table:table-cell>
          <table:table-cell table:formula="of:=COM.MICROSOFT.STDEV.S([.AB40:.AB47])" office:value-type="float" office:value="1.75254916376933" calcext:value-type="float">
            <text:p>1.7525491638</text:p>
          </table:table-cell>
          <table:table-cell table:formula="of:=COM.MICROSOFT.STDEV.S([.AC40:.AC47])" office:value-type="float" office:value="0.755928946018454" calcext:value-type="float">
            <text:p>0.755928946</text:p>
          </table:table-cell>
          <table:table-cell table:formula="of:=COM.MICROSOFT.STDEV.S([.AD40:.AD47])" office:value-type="float" office:value="1.99553072067128" calcext:value-type="float">
            <text:p>1.9955307207</text:p>
          </table:table-cell>
          <table:table-cell table:formula="of:=COM.MICROSOFT.STDEV.S([.AE40:.AE47])" office:value-type="float" office:value="1.76776695296637" calcext:value-type="float">
            <text:p>1.767766953</text:p>
          </table:table-cell>
          <table:table-cell table:formula="of:=COM.MICROSOFT.STDEV.S([.AF40:.AF47])" office:value-type="float" office:value="2.03100960115899" calcext:value-type="float">
            <text:p>2.0310096012</text:p>
          </table:table-cell>
          <table:table-cell table:formula="of:=COM.MICROSOFT.STDEV.S([.AG40:.AG47])" office:value-type="float" office:value="2.23207142742853" calcext:value-type="float">
            <text:p>2.2320714274</text:p>
          </table:table-cell>
          <table:table-cell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21:21:23.6703161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20:00:19.612870483</meta:creation-date>
    <dc:date>2016-09-08T21:35:26.044710191</dc:date>
    <meta:editing-duration>PT27M59S</meta:editing-duration>
    <meta:editing-cycles>22</meta:editing-cycles>
    <meta:generator>LibreOffice/4.2.8.2$Linux_X86_64 LibreOffice_project/420m0$Build-2</meta:generator>
    <meta:document-statistic meta:table-count="1" meta:cell-count="14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Sheet1.C56:Sheet1.AG58" chart:error-lower-range="Sheet1.C56:Sheet1.AG58"/>
    </style:style>
    <style:style style:name="ch4" style:family="chart" style:data-style-name="N0">
      <style:chart-properties chart:display-label="true" chart:logarithmic="false" chart:reverse-direction="false" text:line-break="false" chart:label-arrangement="stagger-odd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heet1.C56:Sheet1.AG58" chart:error-lower-range="Sheet1.C56:Sheet1.AG58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C53:Sheet1.AG55" chart:error-lower-range="Sheet1.C53:Sheet1.AG55" char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error-upper-indicator="true" chart:error-lower-indicator="true" chart:error-category="cell-range" chart:error-upper-range="Sheet1.C56:Sheet1.AG58" chart:error-lower-range="Sheet1.C56:Sheet1.AG58" char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link-data-style-to-source="true" chart:error-category="cell-range" chart:error-upper-range="Sheet1.C56:Sheet1.AG58" chart:error-lower-range="Sheet1.C56:Sheet1.AG58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error-category="cell-range" chart:error-upper-range="Sheet1.C56:Sheet1.AG58" chart:error-lower-range="Sheet1.C56:Sheet1.AG58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0.425cm" svg:height="25.137cm" xlink:href=".." xlink:type="simple" chart:class="chart:bar" chart:style-name="ch1">
        <chart:legend chart:legend-position="end" svg:x="117.686cm" svg:y="11.771cm" style:legend-expansion="high" chart:style-name="ch2"/>
        <chart:plot-area chart:style-name="ch3" table:cell-range-address="Sheet1.B52:Sheet1.AG55" chart:data-source-has-labels="both" svg:x="2.408cm" svg:y="0.502cm" svg:width="112.87cm" svg:height="24.133cm">
          <chartooo:coordinate-region svg:x="3.212cm" svg:y="0.702cm" svg:width="112.066cm" svg:height="13.337cm"/>
          <chart:axis chart:dimension="x" chart:name="primary-x" chart:style-name="ch4" chartooo:axis-type="auto">
            <chartooo:date-scale/>
            <chart:categories table:cell-range-address="Sheet1.C52:Sheet1.AG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53:Sheet1.AG53" chart:label-cell-address="Sheet1.B53:Sheet1.B53" chart:class="chart:bar">
            <chart:error-indicator chart:style-name="ch8" chart:dimension="x"/>
            <chart:error-indicator chart:style-name="ch9" chart:dimension="y"/>
            <chart:data-point chart:repeated="31"/>
          </chart:series>
          <chart:series chart:style-name="ch10" chart:values-cell-range-address="Sheet1.C54:Sheet1.AG54" chart:label-cell-address="Sheet1.B54:Sheet1.B54" chart:class="chart:bar">
            <chart:error-indicator chart:style-name="ch8" chart:dimension="x"/>
            <chart:error-indicator chart:style-name="ch9" chart:dimension="y"/>
            <chart:data-point chart:repeated="31"/>
          </chart:series>
          <chart:series chart:style-name="ch11" chart:values-cell-range-address="Sheet1.C55:Sheet1.AG55" chart:label-cell-address="Sheet1.B55:Sheet1.B55" chart:class="chart:bar">
            <chart:error-indicator chart:style-name="ch8" chart:dimension="x"/>
            <chart:error-indicator chart:style-name="ch9" chart:dimension="y"/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 felt close to the robot</text:p>
                <draw:g>
                  <svg:desc>Sheet1.C52:Sheet1.AG52</svg:desc>
                </draw:g>
              </table:table-cell>
              <table:table-cell office:value-type="string">
                <text:p>I was satisfied with the robot.</text:p>
              </table:table-cell>
              <table:table-cell office:value-type="string">
                <text:p>I would like to continue working with the robot.</text:p>
              </table:table-cell>
              <table:table-cell office:value-type="string">
                <text:p>I trust the robot.</text:p>
              </table:table-cell>
              <table:table-cell office:value-type="string">
                <text:p>I like the robot.</text:p>
              </table:table-cell>
              <table:table-cell office:value-type="string">
                <text:p>The robot was repetitive.</text:p>
              </table:table-cell>
              <table:table-cell office:value-type="string">
                <text:p>It was easy to express myself to the robot.</text:p>
              </table:table-cell>
              <table:table-cell office:value-type="string">
                <text:p>The robot was interesting.</text:p>
              </table:table-cell>
              <table:table-cell office:value-type="string">
                <text:p>The robot does not understand what we are trying to accomplish.</text:p>
              </table:table-cell>
              <table:table-cell office:value-type="string">
                <text:p>The robot made efficient decisions.</text:p>
              </table:table-cell>
              <table:table-cell office:value-type="string">
                <text:p>I find what I am doing with the robot confusing.</text:p>
              </table:table-cell>
              <table:table-cell office:value-type="string">
                <text:p>The robot perceives accurately what my objectives are.</text:p>
              </table:table-cell>
              <table:table-cell office:value-type="string">
                <text:p>I understand the robot, and I think it understands me, at least in the best way it can.</text:p>
              </table:table-cell>
              <table:table-cell office:value-type="string">
                <text:p>The robot and I are working towards mutually agreed-upon goals.</text:p>
              </table:table-cell>
              <table:table-cell office:value-type="string">
                <text:p>I am confident in the robot's ability to help me.</text:p>
              </table:table-cell>
              <table:table-cell office:value-type="string">
                <text:p>I feel that the robot, in its own unique ways, is genuinely concerned about me.</text:p>
              </table:table-cell>
              <table:table-cell office:value-type="string">
                <text:p>The robot and I collaborate on setting goals for us to work on.</text:p>
              </table:table-cell>
              <table:table-cell office:value-type="string">
                <text:p>The robot does not understand what I am trying to accomplish.</text:p>
              </table:table-cell>
              <table:table-cell office:value-type="string">
                <text:p>I find what the robot and I are doing is unrelated to my goals.</text:p>
              </table:table-cell>
              <table:table-cell office:value-type="string">
                <text:p>The robot and I agree on what is important for us to work on.</text:p>
              </table:table-cell>
              <table:table-cell office:value-type="string">
                <text:p>The robot understands some of my feelings and takes them into account in our collaboration.</text:p>
              </table:table-cell>
              <table:table-cell office:value-type="string">
                <text:p>The robot is sometimes confused about what I feel about our activities. </text:p>
              </table:table-cell>
              <table:table-cell office:value-type="string">
                <text:p>The robot does not understand how I feel during our collaboration.</text:p>
              </table:table-cell>
              <table:table-cell office:value-type="string">
                <text:p>I trust the robot to perform appropriately in our collaboration.</text:p>
              </table:table-cell>
              <table:table-cell office:value-type="string">
                <text:p>I trust the robot to assess my feelings appropriately in our collaboration.</text:p>
              </table:table-cell>
              <table:table-cell office:value-type="string">
                <text:p>I am satisfied with the outcome of our collaboration.</text:p>
              </table:table-cell>
              <table:table-cell office:value-type="string">
                <text:p>I believe that the robot and I achieved the goals we set.</text:p>
              </table:table-cell>
              <table:table-cell office:value-type="string">
                <text:p>The robot's decisions improved my performance during the collaboration.</text:p>
              </table:table-cell>
              <table:table-cell office:value-type="string">
                <text:p>The robot was committed to the collaboration.</text:p>
              </table:table-cell>
              <table:table-cell office:value-type="string">
                <text:p>The robot was satisfied with my collaborative behavior. </text:p>
              </table:table-cell>
              <table:table-cell office:value-type="string">
                <text:p>The robot understood my emotions.</text:p>
              </table:table-cell>
            </table:table-row>
          </table:table-header-rows>
          <table:table-rows>
            <table:table-row>
              <table:table-cell office:value-type="string">
                <text:p>Age&lt;25</text:p>
                <draw:g>
                  <svg:desc>Sheet1.B53:Sheet1.B53</svg:desc>
                </draw:g>
              </table:table-cell>
              <table:table-cell office:value-type="float" office:value="5.46153846153846">
                <text:p>5.46153846153846</text:p>
                <draw:g>
                  <svg:desc>Sheet1.C53:Sheet1.AG53</svg:desc>
                </draw:g>
              </table:table-cell>
              <table:table-cell office:value-type="float" office:value="6.53846153846154">
                <text:p>6.53846153846154</text:p>
              </table:table-cell>
              <table:table-cell office:value-type="float" office:value="6.07692307692308">
                <text:p>6.07692307692308</text:p>
              </table:table-cell>
              <table:table-cell office:value-type="float" office:value="5.92307692307692">
                <text:p>5.92307692307692</text:p>
              </table:table-cell>
              <table:table-cell office:value-type="float" office:value="6.46153846153846">
                <text:p>6.46153846153846</text:p>
              </table:table-cell>
              <table:table-cell office:value-type="float" office:value="3.92307692307692">
                <text:p>3.92307692307692</text:p>
              </table:table-cell>
              <table:table-cell office:value-type="float" office:value="6.23076923076923">
                <text:p>6.23076923076923</text:p>
              </table:table-cell>
              <table:table-cell office:value-type="float" office:value="6">
                <text:p>6</text:p>
              </table:table-cell>
              <table:table-cell office:value-type="float" office:value="1.84615384615385">
                <text:p>1.84615384615385</text:p>
              </table:table-cell>
              <table:table-cell office:value-type="float" office:value="5.23076923076923">
                <text:p>5.23076923076923</text:p>
              </table:table-cell>
              <table:table-cell office:value-type="float" office:value="1.46153846153846">
                <text:p>1.46153846153846</text:p>
              </table:table-cell>
              <table:table-cell office:value-type="float" office:value="6.30769230769231">
                <text:p>6.30769230769231</text:p>
              </table:table-cell>
              <table:table-cell office:value-type="float" office:value="6.30769230769231">
                <text:p>6.30769230769231</text:p>
              </table:table-cell>
              <table:table-cell office:value-type="float" office:value="6.30769230769231">
                <text:p>6.30769230769231</text:p>
              </table:table-cell>
              <table:table-cell office:value-type="float" office:value="6.15384615384615">
                <text:p>6.15384615384615</text:p>
              </table:table-cell>
              <table:table-cell office:value-type="float" office:value="5.23076923076923">
                <text:p>5.23076923076923</text:p>
              </table:table-cell>
              <table:table-cell office:value-type="float" office:value="5.61538461538462">
                <text:p>5.61538461538462</text:p>
              </table:table-cell>
              <table:table-cell office:value-type="float" office:value="2.15384615384615">
                <text:p>2.15384615384615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5.61538461538462">
                <text:p>5.61538461538462</text:p>
              </table:table-cell>
              <table:table-cell office:value-type="float" office:value="6.23076923076923">
                <text:p>6.23076923076923</text:p>
              </table:table-cell>
              <table:table-cell office:value-type="float" office:value="1.76923076923077">
                <text:p>1.76923076923077</text:p>
              </table:table-cell>
              <table:table-cell office:value-type="float" office:value="1.76923076923077">
                <text:p>1.76923076923077</text:p>
              </table:table-cell>
              <table:table-cell office:value-type="float" office:value="6.23076923076923">
                <text:p>6.23076923076923</text:p>
              </table:table-cell>
              <table:table-cell office:value-type="float" office:value="5.92307692307692">
                <text:p>5.92307692307692</text:p>
              </table:table-cell>
              <table:table-cell office:value-type="float" office:value="6.61538461538462">
                <text:p>6.61538461538462</text:p>
              </table:table-cell>
              <table:table-cell office:value-type="float" office:value="6.69230769230769">
                <text:p>6.69230769230769</text:p>
              </table:table-cell>
              <table:table-cell office:value-type="float" office:value="5.69230769230769">
                <text:p>5.69230769230769</text:p>
              </table:table-cell>
              <table:table-cell office:value-type="float" office:value="6.46153846153846">
                <text:p>6.46153846153846</text:p>
              </table:table-cell>
              <table:table-cell office:value-type="float" office:value="6.30769230769231">
                <text:p>6.307692307692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53 Row 54 Row 55</text:p>
                <draw:g>
                  <svg:desc/>
                </draw:g>
              </table:table-cell>
              <table:table-cell office:value-type="float" office:value="5.46153846153846">
                <text:p>5.46153846153846</text:p>
                <draw:g>
                  <svg:desc>Sheet1.C53:Sheet1.AG55</svg:desc>
                </draw:g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4.125">
                <text:p>4.125</text:p>
              </table:table-cell>
              <table:table-cell office:value-type="float" office:value="6.53846153846154">
                <text:p>6.53846153846154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6.07692307692308">
                <text:p>6.0769230769230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5.5">
                <text:p>5.5</text:p>
              </table:table-cell>
              <table:table-cell office:value-type="float" office:value="5.92307692307692">
                <text:p>5.92307692307692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5">
                <text:p>5</text:p>
              </table:table-cell>
              <table:table-cell office:value-type="float" office:value="6.46153846153846">
                <text:p>6.46153846153846</text:p>
              </table:table-cell>
              <table:table-cell office:value-type="float" office:value="5.5">
                <text:p>5.5</text:p>
              </table:table-cell>
              <table:table-cell office:value-type="float" office:value="5.375">
                <text:p>5.375</text:p>
              </table:table-cell>
              <table:table-cell office:value-type="float" office:value="3.92307692307692">
                <text:p>3.92307692307692</text:p>
              </table:table-cell>
              <table:table-cell office:value-type="float" office:value="3.25">
                <text:p>3.25</text:p>
              </table:table-cell>
              <table:table-cell office:value-type="float" office:value="4.125">
                <text:p>4.125</text:p>
              </table:table-cell>
              <table:table-cell office:value-type="float" office:value="6.23076923076923">
                <text:p>6.23076923076923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75">
                <text:p>4.75</text:p>
              </table:table-cell>
              <table:table-cell office:value-type="float" office:value="1.84615384615385">
                <text:p>1.84615384615385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1.75">
                <text:p>1.75</text:p>
              </table:table-cell>
              <table:table-cell office:value-type="float" office:value="5.23076923076923">
                <text:p>5.23076923076923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5.5">
                <text:p>5.5</text:p>
              </table:table-cell>
              <table:table-cell office:value-type="float" office:value="1.46153846153846">
                <text:p>1.4615384615384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5">
                <text:p>1.5</text:p>
              </table:table-cell>
              <table:table-cell office:value-type="float" office:value="6.30769230769231">
                <text:p>6.30769230769231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6.125">
                <text:p>6.125</text:p>
              </table:table-cell>
              <table:table-cell office:value-type="float" office:value="6.30769230769231">
                <text:p>6.30769230769231</text:p>
              </table:table-cell>
              <table:table-cell office:value-type="float" office:value="5.41666666666667">
                <text:p>5.41666666666667</text:p>
              </table:table-cell>
              <table:table-cell office:value-type="float" office:value="5.25">
                <text:p>5.25</text:p>
              </table:table-cell>
              <table:table-cell office:value-type="float" office:value="6.30769230769231">
                <text:p>6.30769230769231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375">
                <text:p>6.375</text:p>
              </table:table-cell>
              <table:table-cell office:value-type="float" office:value="6.15384615384615">
                <text:p>6.15384615384615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5.625">
                <text:p>5.625</text:p>
              </table:table-cell>
              <table:table-cell office:value-type="float" office:value="5.23076923076923">
                <text:p>5.23076923076923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3.625">
                <text:p>3.625</text:p>
              </table:table-cell>
              <table:table-cell office:value-type="float" office:value="5.61538461538462">
                <text:p>5.61538461538462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4.5">
                <text:p>4.5</text:p>
              </table:table-cell>
              <table:table-cell office:value-type="float" office:value="2.15384615384615">
                <text:p>2.15384615384615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2.75">
                <text:p>2.75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1.875">
                <text:p>1.875</text:p>
              </table:table-cell>
              <table:table-cell office:value-type="float" office:value="5.61538461538462">
                <text:p>5.61538461538462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5.5">
                <text:p>5.5</text:p>
              </table:table-cell>
              <table:table-cell office:value-type="float" office:value="6.23076923076923">
                <text:p>6.2307692307692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1.76923076923077">
                <text:p>1.76923076923077</text:p>
              </table:table-cell>
              <table:table-cell office:value-type="float" office:value="2.25">
                <text:p>2.25</text:p>
              </table:table-cell>
              <table:table-cell office:value-type="float" office:value="2.125">
                <text:p>2.125</text:p>
              </table:table-cell>
              <table:table-cell office:value-type="float" office:value="1.76923076923077">
                <text:p>1.76923076923077</text:p>
              </table:table-cell>
              <table:table-cell office:value-type="float" office:value="2.25">
                <text:p>2.25</text:p>
              </table:table-cell>
              <table:table-cell office:value-type="float" office:value="3.625">
                <text:p>3.625</text:p>
              </table:table-cell>
              <table:table-cell office:value-type="float" office:value="6.23076923076923">
                <text:p>6.23076923076923</text:p>
              </table:table-cell>
              <table:table-cell office:value-type="float" office:value="5.75">
                <text:p>5.75</text:p>
              </table:table-cell>
              <table:table-cell office:value-type="float" office:value="5.625">
                <text:p>5.625</text:p>
              </table:table-cell>
              <table:table-cell office:value-type="float" office:value="5.92307692307692">
                <text:p>5.92307692307692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4.125">
                <text:p>4.125</text:p>
              </table:table-cell>
              <table:table-cell office:value-type="float" office:value="6.61538461538462">
                <text:p>6.61538461538462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6.25">
                <text:p>6.25</text:p>
              </table:table-cell>
              <table:table-cell office:value-type="float" office:value="6.69230769230769">
                <text:p>6.69230769230769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6.5">
                <text:p>6.5</text:p>
              </table:table-cell>
              <table:table-cell office:value-type="float" office:value="5.69230769230769">
                <text:p>5.69230769230769</text:p>
              </table:table-cell>
              <table:table-cell office:value-type="float" office:value="5">
                <text:p>5</text:p>
              </table:table-cell>
              <table:table-cell office:value-type="float" office:value="5.375">
                <text:p>5.375</text:p>
              </table:table-cell>
              <table:table-cell office:value-type="float" office:value="6.46153846153846">
                <text:p>6.46153846153846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5.625">
                <text:p>5.625</text:p>
              </table:table-cell>
              <table:table-cell office:value-type="float" office:value="6.30769230769231">
                <text:p>6.30769230769231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5.125">
                <text:p>5.125</text:p>
              </table:table-cell>
              <table:table-cell office:value-type="float" office:value="6">
                <text:p>6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Row 53 Row 54 Row 55</text:p>
                <draw:g>
                  <svg:desc/>
                </draw:g>
              </table:table-cell>
              <table:table-cell office:value-type="float" office:value="5.46153846153846">
                <text:p>5.46153846153846</text:p>
                <draw:g>
                  <svg:desc>Sheet1.C53:Sheet1.AG55</svg:desc>
                </draw:g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4.125">
                <text:p>4.125</text:p>
              </table:table-cell>
              <table:table-cell office:value-type="float" office:value="6.53846153846154">
                <text:p>6.53846153846154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6.07692307692308">
                <text:p>6.0769230769230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5.5">
                <text:p>5.5</text:p>
              </table:table-cell>
              <table:table-cell office:value-type="float" office:value="5.92307692307692">
                <text:p>5.92307692307692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5">
                <text:p>5</text:p>
              </table:table-cell>
              <table:table-cell office:value-type="float" office:value="6.46153846153846">
                <text:p>6.46153846153846</text:p>
              </table:table-cell>
              <table:table-cell office:value-type="float" office:value="5.5">
                <text:p>5.5</text:p>
              </table:table-cell>
              <table:table-cell office:value-type="float" office:value="5.375">
                <text:p>5.375</text:p>
              </table:table-cell>
              <table:table-cell office:value-type="float" office:value="3.92307692307692">
                <text:p>3.92307692307692</text:p>
              </table:table-cell>
              <table:table-cell office:value-type="float" office:value="3.25">
                <text:p>3.25</text:p>
              </table:table-cell>
              <table:table-cell office:value-type="float" office:value="4.125">
                <text:p>4.125</text:p>
              </table:table-cell>
              <table:table-cell office:value-type="float" office:value="6.23076923076923">
                <text:p>6.23076923076923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75">
                <text:p>4.75</text:p>
              </table:table-cell>
              <table:table-cell office:value-type="float" office:value="1.84615384615385">
                <text:p>1.84615384615385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1.75">
                <text:p>1.75</text:p>
              </table:table-cell>
              <table:table-cell office:value-type="float" office:value="5.23076923076923">
                <text:p>5.23076923076923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5.5">
                <text:p>5.5</text:p>
              </table:table-cell>
              <table:table-cell office:value-type="float" office:value="1.46153846153846">
                <text:p>1.4615384615384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5">
                <text:p>1.5</text:p>
              </table:table-cell>
              <table:table-cell office:value-type="float" office:value="6.30769230769231">
                <text:p>6.30769230769231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6.125">
                <text:p>6.125</text:p>
              </table:table-cell>
              <table:table-cell office:value-type="float" office:value="6.30769230769231">
                <text:p>6.30769230769231</text:p>
              </table:table-cell>
              <table:table-cell office:value-type="float" office:value="5.41666666666667">
                <text:p>5.41666666666667</text:p>
              </table:table-cell>
              <table:table-cell office:value-type="float" office:value="5.25">
                <text:p>5.25</text:p>
              </table:table-cell>
              <table:table-cell office:value-type="float" office:value="6.30769230769231">
                <text:p>6.30769230769231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375">
                <text:p>6.375</text:p>
              </table:table-cell>
              <table:table-cell office:value-type="float" office:value="6.15384615384615">
                <text:p>6.15384615384615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5.625">
                <text:p>5.625</text:p>
              </table:table-cell>
              <table:table-cell office:value-type="float" office:value="5.23076923076923">
                <text:p>5.23076923076923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3.625">
                <text:p>3.625</text:p>
              </table:table-cell>
              <table:table-cell office:value-type="float" office:value="5.61538461538462">
                <text:p>5.61538461538462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4.5">
                <text:p>4.5</text:p>
              </table:table-cell>
              <table:table-cell office:value-type="float" office:value="2.15384615384615">
                <text:p>2.15384615384615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2.75">
                <text:p>2.75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1.875">
                <text:p>1.875</text:p>
              </table:table-cell>
              <table:table-cell office:value-type="float" office:value="5.61538461538462">
                <text:p>5.61538461538462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5.5">
                <text:p>5.5</text:p>
              </table:table-cell>
              <table:table-cell office:value-type="float" office:value="6.23076923076923">
                <text:p>6.2307692307692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1.76923076923077">
                <text:p>1.76923076923077</text:p>
              </table:table-cell>
              <table:table-cell office:value-type="float" office:value="2.25">
                <text:p>2.25</text:p>
              </table:table-cell>
              <table:table-cell office:value-type="float" office:value="2.125">
                <text:p>2.125</text:p>
              </table:table-cell>
              <table:table-cell office:value-type="float" office:value="1.76923076923077">
                <text:p>1.76923076923077</text:p>
              </table:table-cell>
              <table:table-cell office:value-type="float" office:value="2.25">
                <text:p>2.25</text:p>
              </table:table-cell>
              <table:table-cell office:value-type="float" office:value="3.625">
                <text:p>3.625</text:p>
              </table:table-cell>
              <table:table-cell office:value-type="float" office:value="6.23076923076923">
                <text:p>6.23076923076923</text:p>
              </table:table-cell>
              <table:table-cell office:value-type="float" office:value="5.75">
                <text:p>5.75</text:p>
              </table:table-cell>
              <table:table-cell office:value-type="float" office:value="5.625">
                <text:p>5.625</text:p>
              </table:table-cell>
              <table:table-cell office:value-type="float" office:value="5.92307692307692">
                <text:p>5.92307692307692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4.125">
                <text:p>4.125</text:p>
              </table:table-cell>
              <table:table-cell office:value-type="float" office:value="6.61538461538462">
                <text:p>6.61538461538462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6.25">
                <text:p>6.25</text:p>
              </table:table-cell>
              <table:table-cell office:value-type="float" office:value="6.69230769230769">
                <text:p>6.69230769230769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6.5">
                <text:p>6.5</text:p>
              </table:table-cell>
              <table:table-cell office:value-type="float" office:value="5.69230769230769">
                <text:p>5.69230769230769</text:p>
              </table:table-cell>
              <table:table-cell office:value-type="float" office:value="5">
                <text:p>5</text:p>
              </table:table-cell>
              <table:table-cell office:value-type="float" office:value="5.375">
                <text:p>5.375</text:p>
              </table:table-cell>
              <table:table-cell office:value-type="float" office:value="6.46153846153846">
                <text:p>6.46153846153846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5.625">
                <text:p>5.625</text:p>
              </table:table-cell>
              <table:table-cell office:value-type="float" office:value="6.30769230769231">
                <text:p>6.30769230769231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5.125">
                <text:p>5.125</text:p>
              </table:table-cell>
              <table:table-cell office:value-type="float" office:value="6">
                <text:p>6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Row 56 Row 57 Row 58</text:p>
                <draw:g>
                  <svg:desc/>
                </draw:g>
              </table:table-cell>
              <table:table-cell office:value-type="float" office:value="1.39136531360295">
                <text:p>1.39136531360295</text:p>
                <draw:g>
                  <svg:desc>Sheet1.C56:Sheet1.AG58</svg:desc>
                </draw:g>
              </table:table-cell>
              <table:table-cell office:value-type="float" office:value="1.56427928995103">
                <text:p>1.56427928995103</text:p>
              </table:table-cell>
              <table:table-cell office:value-type="float" office:value="2.16712449375401">
                <text:p>2.16712449375401</text:p>
              </table:table-cell>
              <table:table-cell office:value-type="float" office:value="0.660225291773525">
                <text:p>0.660225291773525</text:p>
              </table:table-cell>
              <table:table-cell office:value-type="float" office:value="1.08711461300922">
                <text:p>1.08711461300922</text:p>
              </table:table-cell>
              <table:table-cell office:value-type="float" office:value="1.77281052085584">
                <text:p>1.77281052085584</text:p>
              </table:table-cell>
              <table:table-cell office:value-type="float" office:value="0.862316498502576">
                <text:p>0.862316498502576</text:p>
              </table:table-cell>
              <table:table-cell office:value-type="float" office:value="1.49747261825525">
                <text:p>1.49747261825525</text:p>
              </table:table-cell>
              <table:table-cell office:value-type="float" office:value="1.8516401995451">
                <text:p>1.8516401995451</text:p>
              </table:table-cell>
              <table:table-cell office:value-type="float" office:value="0.954073587443029">
                <text:p>0.954073587443029</text:p>
              </table:table-cell>
              <table:table-cell office:value-type="float" office:value="1.6966991126266">
                <text:p>1.6966991126266</text:p>
              </table:table-cell>
              <table:table-cell office:value-type="float" office:value="2.44948974278318">
                <text:p>2.44948974278318</text:p>
              </table:table-cell>
              <table:table-cell office:value-type="float" office:value="0.660225291773525">
                <text:p>0.660225291773525</text:p>
              </table:table-cell>
              <table:table-cell office:value-type="float" office:value="1.44599761096244">
                <text:p>1.44599761096244</text:p>
              </table:table-cell>
              <table:table-cell office:value-type="float" office:value="2.19983765634778">
                <text:p>2.19983765634778</text:p>
              </table:table-cell>
              <table:table-cell office:value-type="float" office:value="1.44115338424578">
                <text:p>1.44115338424578</text:p>
              </table:table-cell>
              <table:table-cell office:value-type="float" office:value="1.6583123951777">
                <text:p>1.6583123951777</text:p>
              </table:table-cell>
              <table:table-cell office:value-type="float" office:value="2.10017006114131">
                <text:p>2.10017006114131</text:p>
              </table:table-cell>
              <table:table-cell office:value-type="float" office:value="0.926808695996298">
                <text:p>0.926808695996298</text:p>
              </table:table-cell>
              <table:table-cell office:value-type="float" office:value="1.64224532179869">
                <text:p>1.64224532179869</text:p>
              </table:table-cell>
              <table:table-cell office:value-type="float" office:value="1.0690449676497">
                <text:p>1.0690449676497</text:p>
              </table:table-cell>
              <table:table-cell office:value-type="float" office:value="1.29099444873581">
                <text:p>1.29099444873581</text:p>
              </table:table-cell>
              <table:table-cell office:value-type="float" office:value="1.66969421987344">
                <text:p>1.66969421987344</text:p>
              </table:table-cell>
              <table:table-cell office:value-type="float" office:value="2.25198325291921">
                <text:p>2.25198325291921</text:p>
              </table:table-cell>
              <table:table-cell office:value-type="float" office:value="0.987096233585649">
                <text:p>0.987096233585649</text:p>
              </table:table-cell>
              <table:table-cell office:value-type="float" office:value="1.24011240937215">
                <text:p>1.24011240937215</text:p>
              </table:table-cell>
              <table:table-cell office:value-type="float" office:value="1.38873014965883">
                <text:p>1.38873014965883</text:p>
              </table:table-cell>
              <table:table-cell office:value-type="float" office:value="1.96442723432922">
                <text:p>1.96442723432922</text:p>
              </table:table-cell>
              <table:table-cell office:value-type="float" office:value="1.43548112513055">
                <text:p>1.43548112513055</text:p>
              </table:table-cell>
              <table:table-cell office:value-type="float" office:value="2.20389266007736">
                <text:p>2.20389266007736</text:p>
              </table:table-cell>
              <table:table-cell office:value-type="float" office:value="0.660225291773525">
                <text:p>0.660225291773525</text:p>
              </table:table-cell>
              <table:table-cell office:value-type="float" office:value="0.65133894727893">
                <text:p>0.65133894727893</text:p>
              </table:table-cell>
              <table:table-cell office:value-type="float" office:value="1.0690449676497">
                <text:p>1.0690449676497</text:p>
              </table:table-cell>
              <table:table-cell office:value-type="float" office:value="0.947330933431342">
                <text:p>0.947330933431342</text:p>
              </table:table-cell>
              <table:table-cell office:value-type="float" office:value="1.58592292219752">
                <text:p>1.58592292219752</text:p>
              </table:table-cell>
              <table:table-cell office:value-type="float" office:value="1.7268882005338">
                <text:p>1.7268882005338</text:p>
              </table:table-cell>
              <table:table-cell office:value-type="float" office:value="0.751067616198811">
                <text:p>0.751067616198811</text:p>
              </table:table-cell>
              <table:table-cell office:value-type="float" office:value="0.996204919895622">
                <text:p>0.996204919895622</text:p>
              </table:table-cell>
              <table:table-cell office:value-type="float" office:value="1.98206241793023">
                <text:p>1.98206241793023</text:p>
              </table:table-cell>
              <table:table-cell office:value-type="float" office:value="0.85485041426511">
                <text:p>0.85485041426511</text:p>
              </table:table-cell>
              <table:table-cell office:value-type="float" office:value="1.72328087371066">
                <text:p>1.72328087371066</text:p>
              </table:table-cell>
              <table:table-cell office:value-type="float" office:value="1.40788595317336">
                <text:p>1.40788595317336</text:p>
              </table:table-cell>
              <table:table-cell office:value-type="float" office:value="0.800640769025436">
                <text:p>0.800640769025436</text:p>
              </table:table-cell>
              <table:table-cell office:value-type="float" office:value="1.31137217055151">
                <text:p>1.31137217055151</text:p>
              </table:table-cell>
              <table:table-cell office:value-type="float" office:value="1.59798980865694">
                <text:p>1.59798980865694</text:p>
              </table:table-cell>
              <table:table-cell office:value-type="float" office:value="1.83275049010343">
                <text:p>1.83275049010343</text:p>
              </table:table-cell>
              <table:table-cell office:value-type="float" office:value="1.92865159365215">
                <text:p>1.92865159365215</text:p>
              </table:table-cell>
              <table:table-cell office:value-type="float" office:value="1.99553072067128">
                <text:p>1.99553072067128</text:p>
              </table:table-cell>
              <table:table-cell office:value-type="float" office:value="1.50213523239762">
                <text:p>1.50213523239762</text:p>
              </table:table-cell>
              <table:table-cell office:value-type="float" office:value="2.02072594216369">
                <text:p>2.02072594216369</text:p>
              </table:table-cell>
              <table:table-cell office:value-type="float" office:value="2.07019667802706">
                <text:p>2.07019667802706</text:p>
              </table:table-cell>
              <table:table-cell office:value-type="float" office:value="1.46322439872551">
                <text:p>1.46322439872551</text:p>
              </table:table-cell>
              <table:table-cell office:value-type="float" office:value="0.996204919895622">
                <text:p>0.996204919895622</text:p>
              </table:table-cell>
              <table:table-cell office:value-type="float" office:value="2.43486579272276">
                <text:p>2.43486579272276</text:p>
              </table:table-cell>
              <table:table-cell office:value-type="float" office:value="0.767947647788304">
                <text:p>0.767947647788304</text:p>
              </table:table-cell>
              <table:table-cell office:value-type="float" office:value="0.90033663737852">
                <text:p>0.90033663737852</text:p>
              </table:table-cell>
              <table:table-cell office:value-type="float" office:value="0.83452296039628">
                <text:p>0.83452296039628</text:p>
              </table:table-cell>
              <table:table-cell office:value-type="float" office:value="1.60926802918084">
                <text:p>1.60926802918084</text:p>
              </table:table-cell>
              <table:table-cell office:value-type="float" office:value="1.19341628287971">
                <text:p>1.19341628287971</text:p>
              </table:table-cell>
              <table:table-cell office:value-type="float" office:value="1.69030850945703">
                <text:p>1.69030850945703</text:p>
              </table:table-cell>
              <table:table-cell office:value-type="float" office:value="1.36344209960466">
                <text:p>1.36344209960466</text:p>
              </table:table-cell>
              <table:table-cell office:value-type="float" office:value="1.82574185835055">
                <text:p>1.82574185835055</text:p>
              </table:table-cell>
              <table:table-cell office:value-type="float" office:value="2.39045721866879">
                <text:p>2.39045721866879</text:p>
              </table:table-cell>
              <table:table-cell office:value-type="float" office:value="1.09192842819834">
                <text:p>1.09192842819834</text:p>
              </table:table-cell>
              <table:table-cell office:value-type="float" office:value="1.28805702866407">
                <text:p>1.28805702866407</text:p>
              </table:table-cell>
              <table:table-cell office:value-type="float" office:value="1.24642345475823">
                <text:p>1.24642345475823</text:p>
              </table:table-cell>
              <table:table-cell office:value-type="float" office:value="0.832050294337844">
                <text:p>0.832050294337844</text:p>
              </table:table-cell>
              <table:table-cell office:value-type="float" office:value="1.13818036595899">
                <text:p>1.13818036595899</text:p>
              </table:table-cell>
              <table:table-cell office:value-type="float" office:value="2.19983765634778">
                <text:p>2.19983765634778</text:p>
              </table:table-cell>
              <table:table-cell office:value-type="float" office:value="0.926808695996298">
                <text:p>0.926808695996298</text:p>
              </table:table-cell>
              <table:table-cell office:value-type="float" office:value="0.965307299163423">
                <text:p>0.965307299163423</text:p>
              </table:table-cell>
              <table:table-cell office:value-type="float" office:value="1.99553072067128">
                <text:p>1.99553072067128</text:p>
              </table:table-cell>
              <table:table-cell office:value-type="float" office:value="0.954073587443029">
                <text:p>0.954073587443029</text:p>
              </table:table-cell>
              <table:table-cell office:value-type="float" office:value="1.80067327475704">
                <text:p>1.80067327475704</text:p>
              </table:table-cell>
              <table:table-cell office:value-type="float" office:value="1.80772153354911">
                <text:p>1.80772153354911</text:p>
              </table:table-cell>
              <table:table-cell office:value-type="float" office:value="0.767947647788304">
                <text:p>0.767947647788304</text:p>
              </table:table-cell>
              <table:table-cell office:value-type="float" office:value="0.90033663737852">
                <text:p>0.90033663737852</text:p>
              </table:table-cell>
              <table:table-cell office:value-type="float" office:value="1.75254916376933">
                <text:p>1.75254916376933</text:p>
              </table:table-cell>
              <table:table-cell office:value-type="float" office:value="0.480384461415261">
                <text:p>0.480384461415261</text:p>
              </table:table-cell>
              <table:table-cell office:value-type="float" office:value="1.44337567297406">
                <text:p>1.44337567297406</text:p>
              </table:table-cell>
              <table:table-cell office:value-type="float" office:value="0.755928946018454">
                <text:p>0.755928946018454</text:p>
              </table:table-cell>
              <table:table-cell office:value-type="float" office:value="1.65250392761083">
                <text:p>1.65250392761083</text:p>
              </table:table-cell>
              <table:table-cell office:value-type="float" office:value="1.47709789175199">
                <text:p>1.47709789175199</text:p>
              </table:table-cell>
              <table:table-cell office:value-type="float" office:value="1.99553072067128">
                <text:p>1.99553072067128</text:p>
              </table:table-cell>
              <table:table-cell office:value-type="float" office:value="1.05003052458683">
                <text:p>1.05003052458683</text:p>
              </table:table-cell>
              <table:table-cell office:value-type="float" office:value="0.834847109936722">
                <text:p>0.834847109936722</text:p>
              </table:table-cell>
              <table:table-cell office:value-type="float" office:value="1.76776695296637">
                <text:p>1.76776695296637</text:p>
              </table:table-cell>
              <table:table-cell office:value-type="float" office:value="0.85485041426511">
                <text:p>0.85485041426511</text:p>
              </table:table-cell>
              <table:table-cell office:value-type="float" office:value="1.6143297699233">
                <text:p>1.6143297699233</text:p>
              </table:table-cell>
              <table:table-cell office:value-type="float" office:value="2.03100960115899">
                <text:p>2.03100960115899</text:p>
              </table:table-cell>
              <table:table-cell office:value-type="float" office:value="0.912870929175277">
                <text:p>0.912870929175277</text:p>
              </table:table-cell>
              <table:table-cell office:value-type="float" office:value="1.80067327475704">
                <text:p>1.80067327475704</text:p>
              </table:table-cell>
              <table:table-cell office:value-type="float" office:value="2.23207142742853">
                <text:p>2.23207142742853</text:p>
              </table:table-cell>
            </table:table-row>
            <table:table-row>
              <table:table-cell office:value-type="string">
                <text:p>Row 56 Row 57 Row 58</text:p>
                <draw:g>
                  <svg:desc/>
                </draw:g>
              </table:table-cell>
              <table:table-cell office:value-type="float" office:value="1.39136531360295">
                <text:p>1.39136531360295</text:p>
                <draw:g>
                  <svg:desc>Sheet1.C56:Sheet1.AG58</svg:desc>
                </draw:g>
              </table:table-cell>
              <table:table-cell office:value-type="float" office:value="1.56427928995103">
                <text:p>1.56427928995103</text:p>
              </table:table-cell>
              <table:table-cell office:value-type="float" office:value="2.16712449375401">
                <text:p>2.16712449375401</text:p>
              </table:table-cell>
              <table:table-cell office:value-type="float" office:value="0.660225291773525">
                <text:p>0.660225291773525</text:p>
              </table:table-cell>
              <table:table-cell office:value-type="float" office:value="1.08711461300922">
                <text:p>1.08711461300922</text:p>
              </table:table-cell>
              <table:table-cell office:value-type="float" office:value="1.77281052085584">
                <text:p>1.77281052085584</text:p>
              </table:table-cell>
              <table:table-cell office:value-type="float" office:value="0.862316498502576">
                <text:p>0.862316498502576</text:p>
              </table:table-cell>
              <table:table-cell office:value-type="float" office:value="1.49747261825525">
                <text:p>1.49747261825525</text:p>
              </table:table-cell>
              <table:table-cell office:value-type="float" office:value="1.8516401995451">
                <text:p>1.8516401995451</text:p>
              </table:table-cell>
              <table:table-cell office:value-type="float" office:value="0.954073587443029">
                <text:p>0.954073587443029</text:p>
              </table:table-cell>
              <table:table-cell office:value-type="float" office:value="1.6966991126266">
                <text:p>1.6966991126266</text:p>
              </table:table-cell>
              <table:table-cell office:value-type="float" office:value="2.44948974278318">
                <text:p>2.44948974278318</text:p>
              </table:table-cell>
              <table:table-cell office:value-type="float" office:value="0.660225291773525">
                <text:p>0.660225291773525</text:p>
              </table:table-cell>
              <table:table-cell office:value-type="float" office:value="1.44599761096244">
                <text:p>1.44599761096244</text:p>
              </table:table-cell>
              <table:table-cell office:value-type="float" office:value="2.19983765634778">
                <text:p>2.19983765634778</text:p>
              </table:table-cell>
              <table:table-cell office:value-type="float" office:value="1.44115338424578">
                <text:p>1.44115338424578</text:p>
              </table:table-cell>
              <table:table-cell office:value-type="float" office:value="1.6583123951777">
                <text:p>1.6583123951777</text:p>
              </table:table-cell>
              <table:table-cell office:value-type="float" office:value="2.10017006114131">
                <text:p>2.10017006114131</text:p>
              </table:table-cell>
              <table:table-cell office:value-type="float" office:value="0.926808695996298">
                <text:p>0.926808695996298</text:p>
              </table:table-cell>
              <table:table-cell office:value-type="float" office:value="1.64224532179869">
                <text:p>1.64224532179869</text:p>
              </table:table-cell>
              <table:table-cell office:value-type="float" office:value="1.0690449676497">
                <text:p>1.0690449676497</text:p>
              </table:table-cell>
              <table:table-cell office:value-type="float" office:value="1.29099444873581">
                <text:p>1.29099444873581</text:p>
              </table:table-cell>
              <table:table-cell office:value-type="float" office:value="1.66969421987344">
                <text:p>1.66969421987344</text:p>
              </table:table-cell>
              <table:table-cell office:value-type="float" office:value="2.25198325291921">
                <text:p>2.25198325291921</text:p>
              </table:table-cell>
              <table:table-cell office:value-type="float" office:value="0.987096233585649">
                <text:p>0.987096233585649</text:p>
              </table:table-cell>
              <table:table-cell office:value-type="float" office:value="1.24011240937215">
                <text:p>1.24011240937215</text:p>
              </table:table-cell>
              <table:table-cell office:value-type="float" office:value="1.38873014965883">
                <text:p>1.38873014965883</text:p>
              </table:table-cell>
              <table:table-cell office:value-type="float" office:value="1.96442723432922">
                <text:p>1.96442723432922</text:p>
              </table:table-cell>
              <table:table-cell office:value-type="float" office:value="1.43548112513055">
                <text:p>1.43548112513055</text:p>
              </table:table-cell>
              <table:table-cell office:value-type="float" office:value="2.20389266007736">
                <text:p>2.20389266007736</text:p>
              </table:table-cell>
              <table:table-cell office:value-type="float" office:value="0.660225291773525">
                <text:p>0.660225291773525</text:p>
              </table:table-cell>
              <table:table-cell office:value-type="float" office:value="0.65133894727893">
                <text:p>0.65133894727893</text:p>
              </table:table-cell>
              <table:table-cell office:value-type="float" office:value="1.0690449676497">
                <text:p>1.0690449676497</text:p>
              </table:table-cell>
              <table:table-cell office:value-type="float" office:value="0.947330933431342">
                <text:p>0.947330933431342</text:p>
              </table:table-cell>
              <table:table-cell office:value-type="float" office:value="1.58592292219752">
                <text:p>1.58592292219752</text:p>
              </table:table-cell>
              <table:table-cell office:value-type="float" office:value="1.7268882005338">
                <text:p>1.7268882005338</text:p>
              </table:table-cell>
              <table:table-cell office:value-type="float" office:value="0.751067616198811">
                <text:p>0.751067616198811</text:p>
              </table:table-cell>
              <table:table-cell office:value-type="float" office:value="0.996204919895622">
                <text:p>0.996204919895622</text:p>
              </table:table-cell>
              <table:table-cell office:value-type="float" office:value="1.98206241793023">
                <text:p>1.98206241793023</text:p>
              </table:table-cell>
              <table:table-cell office:value-type="float" office:value="0.85485041426511">
                <text:p>0.85485041426511</text:p>
              </table:table-cell>
              <table:table-cell office:value-type="float" office:value="1.72328087371066">
                <text:p>1.72328087371066</text:p>
              </table:table-cell>
              <table:table-cell office:value-type="float" office:value="1.40788595317336">
                <text:p>1.40788595317336</text:p>
              </table:table-cell>
              <table:table-cell office:value-type="float" office:value="0.800640769025436">
                <text:p>0.800640769025436</text:p>
              </table:table-cell>
              <table:table-cell office:value-type="float" office:value="1.31137217055151">
                <text:p>1.31137217055151</text:p>
              </table:table-cell>
              <table:table-cell office:value-type="float" office:value="1.59798980865694">
                <text:p>1.59798980865694</text:p>
              </table:table-cell>
              <table:table-cell office:value-type="float" office:value="1.83275049010343">
                <text:p>1.83275049010343</text:p>
              </table:table-cell>
              <table:table-cell office:value-type="float" office:value="1.92865159365215">
                <text:p>1.92865159365215</text:p>
              </table:table-cell>
              <table:table-cell office:value-type="float" office:value="1.99553072067128">
                <text:p>1.99553072067128</text:p>
              </table:table-cell>
              <table:table-cell office:value-type="float" office:value="1.50213523239762">
                <text:p>1.50213523239762</text:p>
              </table:table-cell>
              <table:table-cell office:value-type="float" office:value="2.02072594216369">
                <text:p>2.02072594216369</text:p>
              </table:table-cell>
              <table:table-cell office:value-type="float" office:value="2.07019667802706">
                <text:p>2.07019667802706</text:p>
              </table:table-cell>
              <table:table-cell office:value-type="float" office:value="1.46322439872551">
                <text:p>1.46322439872551</text:p>
              </table:table-cell>
              <table:table-cell office:value-type="float" office:value="0.996204919895622">
                <text:p>0.996204919895622</text:p>
              </table:table-cell>
              <table:table-cell office:value-type="float" office:value="2.43486579272276">
                <text:p>2.43486579272276</text:p>
              </table:table-cell>
              <table:table-cell office:value-type="float" office:value="0.767947647788304">
                <text:p>0.767947647788304</text:p>
              </table:table-cell>
              <table:table-cell office:value-type="float" office:value="0.90033663737852">
                <text:p>0.90033663737852</text:p>
              </table:table-cell>
              <table:table-cell office:value-type="float" office:value="0.83452296039628">
                <text:p>0.83452296039628</text:p>
              </table:table-cell>
              <table:table-cell office:value-type="float" office:value="1.60926802918084">
                <text:p>1.60926802918084</text:p>
              </table:table-cell>
              <table:table-cell office:value-type="float" office:value="1.19341628287971">
                <text:p>1.19341628287971</text:p>
              </table:table-cell>
              <table:table-cell office:value-type="float" office:value="1.69030850945703">
                <text:p>1.69030850945703</text:p>
              </table:table-cell>
              <table:table-cell office:value-type="float" office:value="1.36344209960466">
                <text:p>1.36344209960466</text:p>
              </table:table-cell>
              <table:table-cell office:value-type="float" office:value="1.82574185835055">
                <text:p>1.82574185835055</text:p>
              </table:table-cell>
              <table:table-cell office:value-type="float" office:value="2.39045721866879">
                <text:p>2.39045721866879</text:p>
              </table:table-cell>
              <table:table-cell office:value-type="float" office:value="1.09192842819834">
                <text:p>1.09192842819834</text:p>
              </table:table-cell>
              <table:table-cell office:value-type="float" office:value="1.28805702866407">
                <text:p>1.28805702866407</text:p>
              </table:table-cell>
              <table:table-cell office:value-type="float" office:value="1.24642345475823">
                <text:p>1.24642345475823</text:p>
              </table:table-cell>
              <table:table-cell office:value-type="float" office:value="0.832050294337844">
                <text:p>0.832050294337844</text:p>
              </table:table-cell>
              <table:table-cell office:value-type="float" office:value="1.13818036595899">
                <text:p>1.13818036595899</text:p>
              </table:table-cell>
              <table:table-cell office:value-type="float" office:value="2.19983765634778">
                <text:p>2.19983765634778</text:p>
              </table:table-cell>
              <table:table-cell office:value-type="float" office:value="0.926808695996298">
                <text:p>0.926808695996298</text:p>
              </table:table-cell>
              <table:table-cell office:value-type="float" office:value="0.965307299163423">
                <text:p>0.965307299163423</text:p>
              </table:table-cell>
              <table:table-cell office:value-type="float" office:value="1.99553072067128">
                <text:p>1.99553072067128</text:p>
              </table:table-cell>
              <table:table-cell office:value-type="float" office:value="0.954073587443029">
                <text:p>0.954073587443029</text:p>
              </table:table-cell>
              <table:table-cell office:value-type="float" office:value="1.80067327475704">
                <text:p>1.80067327475704</text:p>
              </table:table-cell>
              <table:table-cell office:value-type="float" office:value="1.80772153354911">
                <text:p>1.80772153354911</text:p>
              </table:table-cell>
              <table:table-cell office:value-type="float" office:value="0.767947647788304">
                <text:p>0.767947647788304</text:p>
              </table:table-cell>
              <table:table-cell office:value-type="float" office:value="0.90033663737852">
                <text:p>0.90033663737852</text:p>
              </table:table-cell>
              <table:table-cell office:value-type="float" office:value="1.75254916376933">
                <text:p>1.75254916376933</text:p>
              </table:table-cell>
              <table:table-cell office:value-type="float" office:value="0.480384461415261">
                <text:p>0.480384461415261</text:p>
              </table:table-cell>
              <table:table-cell office:value-type="float" office:value="1.44337567297406">
                <text:p>1.44337567297406</text:p>
              </table:table-cell>
              <table:table-cell office:value-type="float" office:value="0.755928946018454">
                <text:p>0.755928946018454</text:p>
              </table:table-cell>
              <table:table-cell office:value-type="float" office:value="1.65250392761083">
                <text:p>1.65250392761083</text:p>
              </table:table-cell>
              <table:table-cell office:value-type="float" office:value="1.47709789175199">
                <text:p>1.47709789175199</text:p>
              </table:table-cell>
              <table:table-cell office:value-type="float" office:value="1.99553072067128">
                <text:p>1.99553072067128</text:p>
              </table:table-cell>
              <table:table-cell office:value-type="float" office:value="1.05003052458683">
                <text:p>1.05003052458683</text:p>
              </table:table-cell>
              <table:table-cell office:value-type="float" office:value="0.834847109936722">
                <text:p>0.834847109936722</text:p>
              </table:table-cell>
              <table:table-cell office:value-type="float" office:value="1.76776695296637">
                <text:p>1.76776695296637</text:p>
              </table:table-cell>
              <table:table-cell office:value-type="float" office:value="0.85485041426511">
                <text:p>0.85485041426511</text:p>
              </table:table-cell>
              <table:table-cell office:value-type="float" office:value="1.6143297699233">
                <text:p>1.6143297699233</text:p>
              </table:table-cell>
              <table:table-cell office:value-type="float" office:value="2.03100960115899">
                <text:p>2.03100960115899</text:p>
              </table:table-cell>
              <table:table-cell office:value-type="float" office:value="0.912870929175277">
                <text:p>0.912870929175277</text:p>
              </table:table-cell>
              <table:table-cell office:value-type="float" office:value="1.80067327475704">
                <text:p>1.80067327475704</text:p>
              </table:table-cell>
              <table:table-cell office:value-type="float" office:value="2.23207142742853">
                <text:p>2.23207142742853</text:p>
              </table:table-cell>
            </table:table-row>
            <table:table-row>
              <table:table-cell office:value-type="string">
                <text:p>25&lt;=Age&lt;40</text:p>
                <draw:g>
                  <svg:desc>Sheet1.B54:Sheet1.B54</svg:desc>
                </draw:g>
              </table:table-cell>
              <table:table-cell office:value-type="float" office:value="4.91666666666667">
                <text:p>4.91666666666667</text:p>
                <draw:g>
                  <svg:desc>Sheet1.C54:Sheet1.AG54</svg:desc>
                </draw:g>
              </table:table-cell>
              <table:table-cell office:value-type="float" office:value="5.5">
                <text:p>5.5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5.5">
                <text:p>5.5</text:p>
              </table:table-cell>
              <table:table-cell office:value-type="float" office:value="3.25">
                <text:p>3.2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5.41666666666667">
                <text:p>5.4166666666666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5.75">
                <text:p>5.7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5">
                <text:p>5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4.83333333333333">
                <text:p>4.83333333333333</text:p>
              </table:table-cell>
            </table:table-row>
            <table:table-row>
              <table:table-cell office:value-type="string">
                <text:p>Row 53 Row 54 Row 55</text:p>
                <draw:g>
                  <svg:desc/>
                </draw:g>
              </table:table-cell>
              <table:table-cell office:value-type="float" office:value="5.46153846153846">
                <text:p>5.46153846153846</text:p>
                <draw:g>
                  <svg:desc>Sheet1.C53:Sheet1.AG55</svg:desc>
                </draw:g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4.125">
                <text:p>4.125</text:p>
              </table:table-cell>
              <table:table-cell office:value-type="float" office:value="6.53846153846154">
                <text:p>6.53846153846154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6.07692307692308">
                <text:p>6.0769230769230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5.5">
                <text:p>5.5</text:p>
              </table:table-cell>
              <table:table-cell office:value-type="float" office:value="5.92307692307692">
                <text:p>5.92307692307692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5">
                <text:p>5</text:p>
              </table:table-cell>
              <table:table-cell office:value-type="float" office:value="6.46153846153846">
                <text:p>6.46153846153846</text:p>
              </table:table-cell>
              <table:table-cell office:value-type="float" office:value="5.5">
                <text:p>5.5</text:p>
              </table:table-cell>
              <table:table-cell office:value-type="float" office:value="5.375">
                <text:p>5.375</text:p>
              </table:table-cell>
              <table:table-cell office:value-type="float" office:value="3.92307692307692">
                <text:p>3.92307692307692</text:p>
              </table:table-cell>
              <table:table-cell office:value-type="float" office:value="3.25">
                <text:p>3.25</text:p>
              </table:table-cell>
              <table:table-cell office:value-type="float" office:value="4.125">
                <text:p>4.125</text:p>
              </table:table-cell>
              <table:table-cell office:value-type="float" office:value="6.23076923076923">
                <text:p>6.23076923076923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75">
                <text:p>4.75</text:p>
              </table:table-cell>
              <table:table-cell office:value-type="float" office:value="1.84615384615385">
                <text:p>1.84615384615385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1.75">
                <text:p>1.75</text:p>
              </table:table-cell>
              <table:table-cell office:value-type="float" office:value="5.23076923076923">
                <text:p>5.23076923076923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5.5">
                <text:p>5.5</text:p>
              </table:table-cell>
              <table:table-cell office:value-type="float" office:value="1.46153846153846">
                <text:p>1.4615384615384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5">
                <text:p>1.5</text:p>
              </table:table-cell>
              <table:table-cell office:value-type="float" office:value="6.30769230769231">
                <text:p>6.30769230769231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6.125">
                <text:p>6.125</text:p>
              </table:table-cell>
              <table:table-cell office:value-type="float" office:value="6.30769230769231">
                <text:p>6.30769230769231</text:p>
              </table:table-cell>
              <table:table-cell office:value-type="float" office:value="5.41666666666667">
                <text:p>5.41666666666667</text:p>
              </table:table-cell>
              <table:table-cell office:value-type="float" office:value="5.25">
                <text:p>5.25</text:p>
              </table:table-cell>
              <table:table-cell office:value-type="float" office:value="6.30769230769231">
                <text:p>6.30769230769231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375">
                <text:p>6.375</text:p>
              </table:table-cell>
              <table:table-cell office:value-type="float" office:value="6.15384615384615">
                <text:p>6.15384615384615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5.625">
                <text:p>5.625</text:p>
              </table:table-cell>
              <table:table-cell office:value-type="float" office:value="5.23076923076923">
                <text:p>5.23076923076923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3.625">
                <text:p>3.625</text:p>
              </table:table-cell>
              <table:table-cell office:value-type="float" office:value="5.61538461538462">
                <text:p>5.61538461538462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4.5">
                <text:p>4.5</text:p>
              </table:table-cell>
              <table:table-cell office:value-type="float" office:value="2.15384615384615">
                <text:p>2.15384615384615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2.75">
                <text:p>2.75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1.875">
                <text:p>1.875</text:p>
              </table:table-cell>
              <table:table-cell office:value-type="float" office:value="5.61538461538462">
                <text:p>5.61538461538462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5.5">
                <text:p>5.5</text:p>
              </table:table-cell>
              <table:table-cell office:value-type="float" office:value="6.23076923076923">
                <text:p>6.2307692307692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1.76923076923077">
                <text:p>1.76923076923077</text:p>
              </table:table-cell>
              <table:table-cell office:value-type="float" office:value="2.25">
                <text:p>2.25</text:p>
              </table:table-cell>
              <table:table-cell office:value-type="float" office:value="2.125">
                <text:p>2.125</text:p>
              </table:table-cell>
              <table:table-cell office:value-type="float" office:value="1.76923076923077">
                <text:p>1.76923076923077</text:p>
              </table:table-cell>
              <table:table-cell office:value-type="float" office:value="2.25">
                <text:p>2.25</text:p>
              </table:table-cell>
              <table:table-cell office:value-type="float" office:value="3.625">
                <text:p>3.625</text:p>
              </table:table-cell>
              <table:table-cell office:value-type="float" office:value="6.23076923076923">
                <text:p>6.23076923076923</text:p>
              </table:table-cell>
              <table:table-cell office:value-type="float" office:value="5.75">
                <text:p>5.75</text:p>
              </table:table-cell>
              <table:table-cell office:value-type="float" office:value="5.625">
                <text:p>5.625</text:p>
              </table:table-cell>
              <table:table-cell office:value-type="float" office:value="5.92307692307692">
                <text:p>5.92307692307692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4.125">
                <text:p>4.125</text:p>
              </table:table-cell>
              <table:table-cell office:value-type="float" office:value="6.61538461538462">
                <text:p>6.61538461538462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6.25">
                <text:p>6.25</text:p>
              </table:table-cell>
              <table:table-cell office:value-type="float" office:value="6.69230769230769">
                <text:p>6.69230769230769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6.5">
                <text:p>6.5</text:p>
              </table:table-cell>
              <table:table-cell office:value-type="float" office:value="5.69230769230769">
                <text:p>5.69230769230769</text:p>
              </table:table-cell>
              <table:table-cell office:value-type="float" office:value="5">
                <text:p>5</text:p>
              </table:table-cell>
              <table:table-cell office:value-type="float" office:value="5.375">
                <text:p>5.375</text:p>
              </table:table-cell>
              <table:table-cell office:value-type="float" office:value="6.46153846153846">
                <text:p>6.46153846153846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5.625">
                <text:p>5.625</text:p>
              </table:table-cell>
              <table:table-cell office:value-type="float" office:value="6.30769230769231">
                <text:p>6.30769230769231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5.125">
                <text:p>5.125</text:p>
              </table:table-cell>
              <table:table-cell office:value-type="float" office:value="6">
                <text:p>6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Row 53 Row 54 Row 55</text:p>
                <draw:g>
                  <svg:desc/>
                </draw:g>
              </table:table-cell>
              <table:table-cell office:value-type="float" office:value="5.46153846153846">
                <text:p>5.46153846153846</text:p>
                <draw:g>
                  <svg:desc>Sheet1.C53:Sheet1.AG55</svg:desc>
                </draw:g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4.125">
                <text:p>4.125</text:p>
              </table:table-cell>
              <table:table-cell office:value-type="float" office:value="6.53846153846154">
                <text:p>6.53846153846154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6.07692307692308">
                <text:p>6.0769230769230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5.5">
                <text:p>5.5</text:p>
              </table:table-cell>
              <table:table-cell office:value-type="float" office:value="5.92307692307692">
                <text:p>5.92307692307692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5">
                <text:p>5</text:p>
              </table:table-cell>
              <table:table-cell office:value-type="float" office:value="6.46153846153846">
                <text:p>6.46153846153846</text:p>
              </table:table-cell>
              <table:table-cell office:value-type="float" office:value="5.5">
                <text:p>5.5</text:p>
              </table:table-cell>
              <table:table-cell office:value-type="float" office:value="5.375">
                <text:p>5.375</text:p>
              </table:table-cell>
              <table:table-cell office:value-type="float" office:value="3.92307692307692">
                <text:p>3.92307692307692</text:p>
              </table:table-cell>
              <table:table-cell office:value-type="float" office:value="3.25">
                <text:p>3.25</text:p>
              </table:table-cell>
              <table:table-cell office:value-type="float" office:value="4.125">
                <text:p>4.125</text:p>
              </table:table-cell>
              <table:table-cell office:value-type="float" office:value="6.23076923076923">
                <text:p>6.23076923076923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75">
                <text:p>4.75</text:p>
              </table:table-cell>
              <table:table-cell office:value-type="float" office:value="1.84615384615385">
                <text:p>1.84615384615385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1.75">
                <text:p>1.75</text:p>
              </table:table-cell>
              <table:table-cell office:value-type="float" office:value="5.23076923076923">
                <text:p>5.23076923076923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5.5">
                <text:p>5.5</text:p>
              </table:table-cell>
              <table:table-cell office:value-type="float" office:value="1.46153846153846">
                <text:p>1.4615384615384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5">
                <text:p>1.5</text:p>
              </table:table-cell>
              <table:table-cell office:value-type="float" office:value="6.30769230769231">
                <text:p>6.30769230769231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6.125">
                <text:p>6.125</text:p>
              </table:table-cell>
              <table:table-cell office:value-type="float" office:value="6.30769230769231">
                <text:p>6.30769230769231</text:p>
              </table:table-cell>
              <table:table-cell office:value-type="float" office:value="5.41666666666667">
                <text:p>5.41666666666667</text:p>
              </table:table-cell>
              <table:table-cell office:value-type="float" office:value="5.25">
                <text:p>5.25</text:p>
              </table:table-cell>
              <table:table-cell office:value-type="float" office:value="6.30769230769231">
                <text:p>6.30769230769231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375">
                <text:p>6.375</text:p>
              </table:table-cell>
              <table:table-cell office:value-type="float" office:value="6.15384615384615">
                <text:p>6.15384615384615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5.625">
                <text:p>5.625</text:p>
              </table:table-cell>
              <table:table-cell office:value-type="float" office:value="5.23076923076923">
                <text:p>5.23076923076923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3.625">
                <text:p>3.625</text:p>
              </table:table-cell>
              <table:table-cell office:value-type="float" office:value="5.61538461538462">
                <text:p>5.61538461538462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4.5">
                <text:p>4.5</text:p>
              </table:table-cell>
              <table:table-cell office:value-type="float" office:value="2.15384615384615">
                <text:p>2.15384615384615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2.75">
                <text:p>2.75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1.875">
                <text:p>1.875</text:p>
              </table:table-cell>
              <table:table-cell office:value-type="float" office:value="5.61538461538462">
                <text:p>5.61538461538462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5.5">
                <text:p>5.5</text:p>
              </table:table-cell>
              <table:table-cell office:value-type="float" office:value="6.23076923076923">
                <text:p>6.2307692307692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1.76923076923077">
                <text:p>1.76923076923077</text:p>
              </table:table-cell>
              <table:table-cell office:value-type="float" office:value="2.25">
                <text:p>2.25</text:p>
              </table:table-cell>
              <table:table-cell office:value-type="float" office:value="2.125">
                <text:p>2.125</text:p>
              </table:table-cell>
              <table:table-cell office:value-type="float" office:value="1.76923076923077">
                <text:p>1.76923076923077</text:p>
              </table:table-cell>
              <table:table-cell office:value-type="float" office:value="2.25">
                <text:p>2.25</text:p>
              </table:table-cell>
              <table:table-cell office:value-type="float" office:value="3.625">
                <text:p>3.625</text:p>
              </table:table-cell>
              <table:table-cell office:value-type="float" office:value="6.23076923076923">
                <text:p>6.23076923076923</text:p>
              </table:table-cell>
              <table:table-cell office:value-type="float" office:value="5.75">
                <text:p>5.75</text:p>
              </table:table-cell>
              <table:table-cell office:value-type="float" office:value="5.625">
                <text:p>5.625</text:p>
              </table:table-cell>
              <table:table-cell office:value-type="float" office:value="5.92307692307692">
                <text:p>5.92307692307692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4.125">
                <text:p>4.125</text:p>
              </table:table-cell>
              <table:table-cell office:value-type="float" office:value="6.61538461538462">
                <text:p>6.61538461538462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6.25">
                <text:p>6.25</text:p>
              </table:table-cell>
              <table:table-cell office:value-type="float" office:value="6.69230769230769">
                <text:p>6.69230769230769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6.5">
                <text:p>6.5</text:p>
              </table:table-cell>
              <table:table-cell office:value-type="float" office:value="5.69230769230769">
                <text:p>5.69230769230769</text:p>
              </table:table-cell>
              <table:table-cell office:value-type="float" office:value="5">
                <text:p>5</text:p>
              </table:table-cell>
              <table:table-cell office:value-type="float" office:value="5.375">
                <text:p>5.375</text:p>
              </table:table-cell>
              <table:table-cell office:value-type="float" office:value="6.46153846153846">
                <text:p>6.46153846153846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5.625">
                <text:p>5.625</text:p>
              </table:table-cell>
              <table:table-cell office:value-type="float" office:value="6.30769230769231">
                <text:p>6.30769230769231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5.125">
                <text:p>5.125</text:p>
              </table:table-cell>
              <table:table-cell office:value-type="float" office:value="6">
                <text:p>6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Row 56 Row 57 Row 58</text:p>
                <draw:g>
                  <svg:desc/>
                </draw:g>
              </table:table-cell>
              <table:table-cell office:value-type="float" office:value="1.39136531360295">
                <text:p>1.39136531360295</text:p>
                <draw:g>
                  <svg:desc>Sheet1.C56:Sheet1.AG58</svg:desc>
                </draw:g>
              </table:table-cell>
              <table:table-cell office:value-type="float" office:value="1.56427928995103">
                <text:p>1.56427928995103</text:p>
              </table:table-cell>
              <table:table-cell office:value-type="float" office:value="2.16712449375401">
                <text:p>2.16712449375401</text:p>
              </table:table-cell>
              <table:table-cell office:value-type="float" office:value="0.660225291773525">
                <text:p>0.660225291773525</text:p>
              </table:table-cell>
              <table:table-cell office:value-type="float" office:value="1.08711461300922">
                <text:p>1.08711461300922</text:p>
              </table:table-cell>
              <table:table-cell office:value-type="float" office:value="1.77281052085584">
                <text:p>1.77281052085584</text:p>
              </table:table-cell>
              <table:table-cell office:value-type="float" office:value="0.862316498502576">
                <text:p>0.862316498502576</text:p>
              </table:table-cell>
              <table:table-cell office:value-type="float" office:value="1.49747261825525">
                <text:p>1.49747261825525</text:p>
              </table:table-cell>
              <table:table-cell office:value-type="float" office:value="1.8516401995451">
                <text:p>1.8516401995451</text:p>
              </table:table-cell>
              <table:table-cell office:value-type="float" office:value="0.954073587443029">
                <text:p>0.954073587443029</text:p>
              </table:table-cell>
              <table:table-cell office:value-type="float" office:value="1.6966991126266">
                <text:p>1.6966991126266</text:p>
              </table:table-cell>
              <table:table-cell office:value-type="float" office:value="2.44948974278318">
                <text:p>2.44948974278318</text:p>
              </table:table-cell>
              <table:table-cell office:value-type="float" office:value="0.660225291773525">
                <text:p>0.660225291773525</text:p>
              </table:table-cell>
              <table:table-cell office:value-type="float" office:value="1.44599761096244">
                <text:p>1.44599761096244</text:p>
              </table:table-cell>
              <table:table-cell office:value-type="float" office:value="2.19983765634778">
                <text:p>2.19983765634778</text:p>
              </table:table-cell>
              <table:table-cell office:value-type="float" office:value="1.44115338424578">
                <text:p>1.44115338424578</text:p>
              </table:table-cell>
              <table:table-cell office:value-type="float" office:value="1.6583123951777">
                <text:p>1.6583123951777</text:p>
              </table:table-cell>
              <table:table-cell office:value-type="float" office:value="2.10017006114131">
                <text:p>2.10017006114131</text:p>
              </table:table-cell>
              <table:table-cell office:value-type="float" office:value="0.926808695996298">
                <text:p>0.926808695996298</text:p>
              </table:table-cell>
              <table:table-cell office:value-type="float" office:value="1.64224532179869">
                <text:p>1.64224532179869</text:p>
              </table:table-cell>
              <table:table-cell office:value-type="float" office:value="1.0690449676497">
                <text:p>1.0690449676497</text:p>
              </table:table-cell>
              <table:table-cell office:value-type="float" office:value="1.29099444873581">
                <text:p>1.29099444873581</text:p>
              </table:table-cell>
              <table:table-cell office:value-type="float" office:value="1.66969421987344">
                <text:p>1.66969421987344</text:p>
              </table:table-cell>
              <table:table-cell office:value-type="float" office:value="2.25198325291921">
                <text:p>2.25198325291921</text:p>
              </table:table-cell>
              <table:table-cell office:value-type="float" office:value="0.987096233585649">
                <text:p>0.987096233585649</text:p>
              </table:table-cell>
              <table:table-cell office:value-type="float" office:value="1.24011240937215">
                <text:p>1.24011240937215</text:p>
              </table:table-cell>
              <table:table-cell office:value-type="float" office:value="1.38873014965883">
                <text:p>1.38873014965883</text:p>
              </table:table-cell>
              <table:table-cell office:value-type="float" office:value="1.96442723432922">
                <text:p>1.96442723432922</text:p>
              </table:table-cell>
              <table:table-cell office:value-type="float" office:value="1.43548112513055">
                <text:p>1.43548112513055</text:p>
              </table:table-cell>
              <table:table-cell office:value-type="float" office:value="2.20389266007736">
                <text:p>2.20389266007736</text:p>
              </table:table-cell>
              <table:table-cell office:value-type="float" office:value="0.660225291773525">
                <text:p>0.660225291773525</text:p>
              </table:table-cell>
              <table:table-cell office:value-type="float" office:value="0.65133894727893">
                <text:p>0.65133894727893</text:p>
              </table:table-cell>
              <table:table-cell office:value-type="float" office:value="1.0690449676497">
                <text:p>1.0690449676497</text:p>
              </table:table-cell>
              <table:table-cell office:value-type="float" office:value="0.947330933431342">
                <text:p>0.947330933431342</text:p>
              </table:table-cell>
              <table:table-cell office:value-type="float" office:value="1.58592292219752">
                <text:p>1.58592292219752</text:p>
              </table:table-cell>
              <table:table-cell office:value-type="float" office:value="1.7268882005338">
                <text:p>1.7268882005338</text:p>
              </table:table-cell>
              <table:table-cell office:value-type="float" office:value="0.751067616198811">
                <text:p>0.751067616198811</text:p>
              </table:table-cell>
              <table:table-cell office:value-type="float" office:value="0.996204919895622">
                <text:p>0.996204919895622</text:p>
              </table:table-cell>
              <table:table-cell office:value-type="float" office:value="1.98206241793023">
                <text:p>1.98206241793023</text:p>
              </table:table-cell>
              <table:table-cell office:value-type="float" office:value="0.85485041426511">
                <text:p>0.85485041426511</text:p>
              </table:table-cell>
              <table:table-cell office:value-type="float" office:value="1.72328087371066">
                <text:p>1.72328087371066</text:p>
              </table:table-cell>
              <table:table-cell office:value-type="float" office:value="1.40788595317336">
                <text:p>1.40788595317336</text:p>
              </table:table-cell>
              <table:table-cell office:value-type="float" office:value="0.800640769025436">
                <text:p>0.800640769025436</text:p>
              </table:table-cell>
              <table:table-cell office:value-type="float" office:value="1.31137217055151">
                <text:p>1.31137217055151</text:p>
              </table:table-cell>
              <table:table-cell office:value-type="float" office:value="1.59798980865694">
                <text:p>1.59798980865694</text:p>
              </table:table-cell>
              <table:table-cell office:value-type="float" office:value="1.83275049010343">
                <text:p>1.83275049010343</text:p>
              </table:table-cell>
              <table:table-cell office:value-type="float" office:value="1.92865159365215">
                <text:p>1.92865159365215</text:p>
              </table:table-cell>
              <table:table-cell office:value-type="float" office:value="1.99553072067128">
                <text:p>1.99553072067128</text:p>
              </table:table-cell>
              <table:table-cell office:value-type="float" office:value="1.50213523239762">
                <text:p>1.50213523239762</text:p>
              </table:table-cell>
              <table:table-cell office:value-type="float" office:value="2.02072594216369">
                <text:p>2.02072594216369</text:p>
              </table:table-cell>
              <table:table-cell office:value-type="float" office:value="2.07019667802706">
                <text:p>2.07019667802706</text:p>
              </table:table-cell>
              <table:table-cell office:value-type="float" office:value="1.46322439872551">
                <text:p>1.46322439872551</text:p>
              </table:table-cell>
              <table:table-cell office:value-type="float" office:value="0.996204919895622">
                <text:p>0.996204919895622</text:p>
              </table:table-cell>
              <table:table-cell office:value-type="float" office:value="2.43486579272276">
                <text:p>2.43486579272276</text:p>
              </table:table-cell>
              <table:table-cell office:value-type="float" office:value="0.767947647788304">
                <text:p>0.767947647788304</text:p>
              </table:table-cell>
              <table:table-cell office:value-type="float" office:value="0.90033663737852">
                <text:p>0.90033663737852</text:p>
              </table:table-cell>
              <table:table-cell office:value-type="float" office:value="0.83452296039628">
                <text:p>0.83452296039628</text:p>
              </table:table-cell>
              <table:table-cell office:value-type="float" office:value="1.60926802918084">
                <text:p>1.60926802918084</text:p>
              </table:table-cell>
              <table:table-cell office:value-type="float" office:value="1.19341628287971">
                <text:p>1.19341628287971</text:p>
              </table:table-cell>
              <table:table-cell office:value-type="float" office:value="1.69030850945703">
                <text:p>1.69030850945703</text:p>
              </table:table-cell>
              <table:table-cell office:value-type="float" office:value="1.36344209960466">
                <text:p>1.36344209960466</text:p>
              </table:table-cell>
              <table:table-cell office:value-type="float" office:value="1.82574185835055">
                <text:p>1.82574185835055</text:p>
              </table:table-cell>
              <table:table-cell office:value-type="float" office:value="2.39045721866879">
                <text:p>2.39045721866879</text:p>
              </table:table-cell>
              <table:table-cell office:value-type="float" office:value="1.09192842819834">
                <text:p>1.09192842819834</text:p>
              </table:table-cell>
              <table:table-cell office:value-type="float" office:value="1.28805702866407">
                <text:p>1.28805702866407</text:p>
              </table:table-cell>
              <table:table-cell office:value-type="float" office:value="1.24642345475823">
                <text:p>1.24642345475823</text:p>
              </table:table-cell>
              <table:table-cell office:value-type="float" office:value="0.832050294337844">
                <text:p>0.832050294337844</text:p>
              </table:table-cell>
              <table:table-cell office:value-type="float" office:value="1.13818036595899">
                <text:p>1.13818036595899</text:p>
              </table:table-cell>
              <table:table-cell office:value-type="float" office:value="2.19983765634778">
                <text:p>2.19983765634778</text:p>
              </table:table-cell>
              <table:table-cell office:value-type="float" office:value="0.926808695996298">
                <text:p>0.926808695996298</text:p>
              </table:table-cell>
              <table:table-cell office:value-type="float" office:value="0.965307299163423">
                <text:p>0.965307299163423</text:p>
              </table:table-cell>
              <table:table-cell office:value-type="float" office:value="1.99553072067128">
                <text:p>1.99553072067128</text:p>
              </table:table-cell>
              <table:table-cell office:value-type="float" office:value="0.954073587443029">
                <text:p>0.954073587443029</text:p>
              </table:table-cell>
              <table:table-cell office:value-type="float" office:value="1.80067327475704">
                <text:p>1.80067327475704</text:p>
              </table:table-cell>
              <table:table-cell office:value-type="float" office:value="1.80772153354911">
                <text:p>1.80772153354911</text:p>
              </table:table-cell>
              <table:table-cell office:value-type="float" office:value="0.767947647788304">
                <text:p>0.767947647788304</text:p>
              </table:table-cell>
              <table:table-cell office:value-type="float" office:value="0.90033663737852">
                <text:p>0.90033663737852</text:p>
              </table:table-cell>
              <table:table-cell office:value-type="float" office:value="1.75254916376933">
                <text:p>1.75254916376933</text:p>
              </table:table-cell>
              <table:table-cell office:value-type="float" office:value="0.480384461415261">
                <text:p>0.480384461415261</text:p>
              </table:table-cell>
              <table:table-cell office:value-type="float" office:value="1.44337567297406">
                <text:p>1.44337567297406</text:p>
              </table:table-cell>
              <table:table-cell office:value-type="float" office:value="0.755928946018454">
                <text:p>0.755928946018454</text:p>
              </table:table-cell>
              <table:table-cell office:value-type="float" office:value="1.65250392761083">
                <text:p>1.65250392761083</text:p>
              </table:table-cell>
              <table:table-cell office:value-type="float" office:value="1.47709789175199">
                <text:p>1.47709789175199</text:p>
              </table:table-cell>
              <table:table-cell office:value-type="float" office:value="1.99553072067128">
                <text:p>1.99553072067128</text:p>
              </table:table-cell>
              <table:table-cell office:value-type="float" office:value="1.05003052458683">
                <text:p>1.05003052458683</text:p>
              </table:table-cell>
              <table:table-cell office:value-type="float" office:value="0.834847109936722">
                <text:p>0.834847109936722</text:p>
              </table:table-cell>
              <table:table-cell office:value-type="float" office:value="1.76776695296637">
                <text:p>1.76776695296637</text:p>
              </table:table-cell>
              <table:table-cell office:value-type="float" office:value="0.85485041426511">
                <text:p>0.85485041426511</text:p>
              </table:table-cell>
              <table:table-cell office:value-type="float" office:value="1.6143297699233">
                <text:p>1.6143297699233</text:p>
              </table:table-cell>
              <table:table-cell office:value-type="float" office:value="2.03100960115899">
                <text:p>2.03100960115899</text:p>
              </table:table-cell>
              <table:table-cell office:value-type="float" office:value="0.912870929175277">
                <text:p>0.912870929175277</text:p>
              </table:table-cell>
              <table:table-cell office:value-type="float" office:value="1.80067327475704">
                <text:p>1.80067327475704</text:p>
              </table:table-cell>
              <table:table-cell office:value-type="float" office:value="2.23207142742853">
                <text:p>2.23207142742853</text:p>
              </table:table-cell>
            </table:table-row>
            <table:table-row>
              <table:table-cell office:value-type="string">
                <text:p>Row 56 Row 57 Row 58</text:p>
                <draw:g>
                  <svg:desc/>
                </draw:g>
              </table:table-cell>
              <table:table-cell office:value-type="float" office:value="1.39136531360295">
                <text:p>1.39136531360295</text:p>
                <draw:g>
                  <svg:desc>Sheet1.C56:Sheet1.AG58</svg:desc>
                </draw:g>
              </table:table-cell>
              <table:table-cell office:value-type="float" office:value="1.56427928995103">
                <text:p>1.56427928995103</text:p>
              </table:table-cell>
              <table:table-cell office:value-type="float" office:value="2.16712449375401">
                <text:p>2.16712449375401</text:p>
              </table:table-cell>
              <table:table-cell office:value-type="float" office:value="0.660225291773525">
                <text:p>0.660225291773525</text:p>
              </table:table-cell>
              <table:table-cell office:value-type="float" office:value="1.08711461300922">
                <text:p>1.08711461300922</text:p>
              </table:table-cell>
              <table:table-cell office:value-type="float" office:value="1.77281052085584">
                <text:p>1.77281052085584</text:p>
              </table:table-cell>
              <table:table-cell office:value-type="float" office:value="0.862316498502576">
                <text:p>0.862316498502576</text:p>
              </table:table-cell>
              <table:table-cell office:value-type="float" office:value="1.49747261825525">
                <text:p>1.49747261825525</text:p>
              </table:table-cell>
              <table:table-cell office:value-type="float" office:value="1.8516401995451">
                <text:p>1.8516401995451</text:p>
              </table:table-cell>
              <table:table-cell office:value-type="float" office:value="0.954073587443029">
                <text:p>0.954073587443029</text:p>
              </table:table-cell>
              <table:table-cell office:value-type="float" office:value="1.6966991126266">
                <text:p>1.6966991126266</text:p>
              </table:table-cell>
              <table:table-cell office:value-type="float" office:value="2.44948974278318">
                <text:p>2.44948974278318</text:p>
              </table:table-cell>
              <table:table-cell office:value-type="float" office:value="0.660225291773525">
                <text:p>0.660225291773525</text:p>
              </table:table-cell>
              <table:table-cell office:value-type="float" office:value="1.44599761096244">
                <text:p>1.44599761096244</text:p>
              </table:table-cell>
              <table:table-cell office:value-type="float" office:value="2.19983765634778">
                <text:p>2.19983765634778</text:p>
              </table:table-cell>
              <table:table-cell office:value-type="float" office:value="1.44115338424578">
                <text:p>1.44115338424578</text:p>
              </table:table-cell>
              <table:table-cell office:value-type="float" office:value="1.6583123951777">
                <text:p>1.6583123951777</text:p>
              </table:table-cell>
              <table:table-cell office:value-type="float" office:value="2.10017006114131">
                <text:p>2.10017006114131</text:p>
              </table:table-cell>
              <table:table-cell office:value-type="float" office:value="0.926808695996298">
                <text:p>0.926808695996298</text:p>
              </table:table-cell>
              <table:table-cell office:value-type="float" office:value="1.64224532179869">
                <text:p>1.64224532179869</text:p>
              </table:table-cell>
              <table:table-cell office:value-type="float" office:value="1.0690449676497">
                <text:p>1.0690449676497</text:p>
              </table:table-cell>
              <table:table-cell office:value-type="float" office:value="1.29099444873581">
                <text:p>1.29099444873581</text:p>
              </table:table-cell>
              <table:table-cell office:value-type="float" office:value="1.66969421987344">
                <text:p>1.66969421987344</text:p>
              </table:table-cell>
              <table:table-cell office:value-type="float" office:value="2.25198325291921">
                <text:p>2.25198325291921</text:p>
              </table:table-cell>
              <table:table-cell office:value-type="float" office:value="0.987096233585649">
                <text:p>0.987096233585649</text:p>
              </table:table-cell>
              <table:table-cell office:value-type="float" office:value="1.24011240937215">
                <text:p>1.24011240937215</text:p>
              </table:table-cell>
              <table:table-cell office:value-type="float" office:value="1.38873014965883">
                <text:p>1.38873014965883</text:p>
              </table:table-cell>
              <table:table-cell office:value-type="float" office:value="1.96442723432922">
                <text:p>1.96442723432922</text:p>
              </table:table-cell>
              <table:table-cell office:value-type="float" office:value="1.43548112513055">
                <text:p>1.43548112513055</text:p>
              </table:table-cell>
              <table:table-cell office:value-type="float" office:value="2.20389266007736">
                <text:p>2.20389266007736</text:p>
              </table:table-cell>
              <table:table-cell office:value-type="float" office:value="0.660225291773525">
                <text:p>0.660225291773525</text:p>
              </table:table-cell>
              <table:table-cell office:value-type="float" office:value="0.65133894727893">
                <text:p>0.65133894727893</text:p>
              </table:table-cell>
              <table:table-cell office:value-type="float" office:value="1.0690449676497">
                <text:p>1.0690449676497</text:p>
              </table:table-cell>
              <table:table-cell office:value-type="float" office:value="0.947330933431342">
                <text:p>0.947330933431342</text:p>
              </table:table-cell>
              <table:table-cell office:value-type="float" office:value="1.58592292219752">
                <text:p>1.58592292219752</text:p>
              </table:table-cell>
              <table:table-cell office:value-type="float" office:value="1.7268882005338">
                <text:p>1.7268882005338</text:p>
              </table:table-cell>
              <table:table-cell office:value-type="float" office:value="0.751067616198811">
                <text:p>0.751067616198811</text:p>
              </table:table-cell>
              <table:table-cell office:value-type="float" office:value="0.996204919895622">
                <text:p>0.996204919895622</text:p>
              </table:table-cell>
              <table:table-cell office:value-type="float" office:value="1.98206241793023">
                <text:p>1.98206241793023</text:p>
              </table:table-cell>
              <table:table-cell office:value-type="float" office:value="0.85485041426511">
                <text:p>0.85485041426511</text:p>
              </table:table-cell>
              <table:table-cell office:value-type="float" office:value="1.72328087371066">
                <text:p>1.72328087371066</text:p>
              </table:table-cell>
              <table:table-cell office:value-type="float" office:value="1.40788595317336">
                <text:p>1.40788595317336</text:p>
              </table:table-cell>
              <table:table-cell office:value-type="float" office:value="0.800640769025436">
                <text:p>0.800640769025436</text:p>
              </table:table-cell>
              <table:table-cell office:value-type="float" office:value="1.31137217055151">
                <text:p>1.31137217055151</text:p>
              </table:table-cell>
              <table:table-cell office:value-type="float" office:value="1.59798980865694">
                <text:p>1.59798980865694</text:p>
              </table:table-cell>
              <table:table-cell office:value-type="float" office:value="1.83275049010343">
                <text:p>1.83275049010343</text:p>
              </table:table-cell>
              <table:table-cell office:value-type="float" office:value="1.92865159365215">
                <text:p>1.92865159365215</text:p>
              </table:table-cell>
              <table:table-cell office:value-type="float" office:value="1.99553072067128">
                <text:p>1.99553072067128</text:p>
              </table:table-cell>
              <table:table-cell office:value-type="float" office:value="1.50213523239762">
                <text:p>1.50213523239762</text:p>
              </table:table-cell>
              <table:table-cell office:value-type="float" office:value="2.02072594216369">
                <text:p>2.02072594216369</text:p>
              </table:table-cell>
              <table:table-cell office:value-type="float" office:value="2.07019667802706">
                <text:p>2.07019667802706</text:p>
              </table:table-cell>
              <table:table-cell office:value-type="float" office:value="1.46322439872551">
                <text:p>1.46322439872551</text:p>
              </table:table-cell>
              <table:table-cell office:value-type="float" office:value="0.996204919895622">
                <text:p>0.996204919895622</text:p>
              </table:table-cell>
              <table:table-cell office:value-type="float" office:value="2.43486579272276">
                <text:p>2.43486579272276</text:p>
              </table:table-cell>
              <table:table-cell office:value-type="float" office:value="0.767947647788304">
                <text:p>0.767947647788304</text:p>
              </table:table-cell>
              <table:table-cell office:value-type="float" office:value="0.90033663737852">
                <text:p>0.90033663737852</text:p>
              </table:table-cell>
              <table:table-cell office:value-type="float" office:value="0.83452296039628">
                <text:p>0.83452296039628</text:p>
              </table:table-cell>
              <table:table-cell office:value-type="float" office:value="1.60926802918084">
                <text:p>1.60926802918084</text:p>
              </table:table-cell>
              <table:table-cell office:value-type="float" office:value="1.19341628287971">
                <text:p>1.19341628287971</text:p>
              </table:table-cell>
              <table:table-cell office:value-type="float" office:value="1.69030850945703">
                <text:p>1.69030850945703</text:p>
              </table:table-cell>
              <table:table-cell office:value-type="float" office:value="1.36344209960466">
                <text:p>1.36344209960466</text:p>
              </table:table-cell>
              <table:table-cell office:value-type="float" office:value="1.82574185835055">
                <text:p>1.82574185835055</text:p>
              </table:table-cell>
              <table:table-cell office:value-type="float" office:value="2.39045721866879">
                <text:p>2.39045721866879</text:p>
              </table:table-cell>
              <table:table-cell office:value-type="float" office:value="1.09192842819834">
                <text:p>1.09192842819834</text:p>
              </table:table-cell>
              <table:table-cell office:value-type="float" office:value="1.28805702866407">
                <text:p>1.28805702866407</text:p>
              </table:table-cell>
              <table:table-cell office:value-type="float" office:value="1.24642345475823">
                <text:p>1.24642345475823</text:p>
              </table:table-cell>
              <table:table-cell office:value-type="float" office:value="0.832050294337844">
                <text:p>0.832050294337844</text:p>
              </table:table-cell>
              <table:table-cell office:value-type="float" office:value="1.13818036595899">
                <text:p>1.13818036595899</text:p>
              </table:table-cell>
              <table:table-cell office:value-type="float" office:value="2.19983765634778">
                <text:p>2.19983765634778</text:p>
              </table:table-cell>
              <table:table-cell office:value-type="float" office:value="0.926808695996298">
                <text:p>0.926808695996298</text:p>
              </table:table-cell>
              <table:table-cell office:value-type="float" office:value="0.965307299163423">
                <text:p>0.965307299163423</text:p>
              </table:table-cell>
              <table:table-cell office:value-type="float" office:value="1.99553072067128">
                <text:p>1.99553072067128</text:p>
              </table:table-cell>
              <table:table-cell office:value-type="float" office:value="0.954073587443029">
                <text:p>0.954073587443029</text:p>
              </table:table-cell>
              <table:table-cell office:value-type="float" office:value="1.80067327475704">
                <text:p>1.80067327475704</text:p>
              </table:table-cell>
              <table:table-cell office:value-type="float" office:value="1.80772153354911">
                <text:p>1.80772153354911</text:p>
              </table:table-cell>
              <table:table-cell office:value-type="float" office:value="0.767947647788304">
                <text:p>0.767947647788304</text:p>
              </table:table-cell>
              <table:table-cell office:value-type="float" office:value="0.90033663737852">
                <text:p>0.90033663737852</text:p>
              </table:table-cell>
              <table:table-cell office:value-type="float" office:value="1.75254916376933">
                <text:p>1.75254916376933</text:p>
              </table:table-cell>
              <table:table-cell office:value-type="float" office:value="0.480384461415261">
                <text:p>0.480384461415261</text:p>
              </table:table-cell>
              <table:table-cell office:value-type="float" office:value="1.44337567297406">
                <text:p>1.44337567297406</text:p>
              </table:table-cell>
              <table:table-cell office:value-type="float" office:value="0.755928946018454">
                <text:p>0.755928946018454</text:p>
              </table:table-cell>
              <table:table-cell office:value-type="float" office:value="1.65250392761083">
                <text:p>1.65250392761083</text:p>
              </table:table-cell>
              <table:table-cell office:value-type="float" office:value="1.47709789175199">
                <text:p>1.47709789175199</text:p>
              </table:table-cell>
              <table:table-cell office:value-type="float" office:value="1.99553072067128">
                <text:p>1.99553072067128</text:p>
              </table:table-cell>
              <table:table-cell office:value-type="float" office:value="1.05003052458683">
                <text:p>1.05003052458683</text:p>
              </table:table-cell>
              <table:table-cell office:value-type="float" office:value="0.834847109936722">
                <text:p>0.834847109936722</text:p>
              </table:table-cell>
              <table:table-cell office:value-type="float" office:value="1.76776695296637">
                <text:p>1.76776695296637</text:p>
              </table:table-cell>
              <table:table-cell office:value-type="float" office:value="0.85485041426511">
                <text:p>0.85485041426511</text:p>
              </table:table-cell>
              <table:table-cell office:value-type="float" office:value="1.6143297699233">
                <text:p>1.6143297699233</text:p>
              </table:table-cell>
              <table:table-cell office:value-type="float" office:value="2.03100960115899">
                <text:p>2.03100960115899</text:p>
              </table:table-cell>
              <table:table-cell office:value-type="float" office:value="0.912870929175277">
                <text:p>0.912870929175277</text:p>
              </table:table-cell>
              <table:table-cell office:value-type="float" office:value="1.80067327475704">
                <text:p>1.80067327475704</text:p>
              </table:table-cell>
              <table:table-cell office:value-type="float" office:value="2.23207142742853">
                <text:p>2.23207142742853</text:p>
              </table:table-cell>
            </table:table-row>
            <table:table-row>
              <table:table-cell office:value-type="string">
                <text:p>Age&gt;=40</text:p>
                <draw:g>
                  <svg:desc>Sheet1.B55:Sheet1.B55</svg:desc>
                </draw:g>
              </table:table-cell>
              <table:table-cell office:value-type="float" office:value="4.125">
                <text:p>4.125</text:p>
                <draw:g>
                  <svg:desc>Sheet1.C55:Sheet1.AG55</svg:desc>
                </draw:g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  <table:table-cell office:value-type="float" office:value="5.375">
                <text:p>5.375</text:p>
              </table:table-cell>
              <table:table-cell office:value-type="float" office:value="4.125">
                <text:p>4.125</text:p>
              </table:table-cell>
              <table:table-cell office:value-type="float" office:value="5.5">
                <text:p>5.5</text:p>
              </table:table-cell>
              <table:table-cell office:value-type="float" office:value="4.75">
                <text:p>4.75</text:p>
              </table:table-cell>
              <table:table-cell office:value-type="float" office:value="1.75">
                <text:p>1.7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6.125">
                <text:p>6.125</text:p>
              </table:table-cell>
              <table:table-cell office:value-type="float" office:value="5.25">
                <text:p>5.25</text:p>
              </table:table-cell>
              <table:table-cell office:value-type="float" office:value="6.375">
                <text:p>6.375</text:p>
              </table:table-cell>
              <table:table-cell office:value-type="float" office:value="5.625">
                <text:p>5.625</text:p>
              </table:table-cell>
              <table:table-cell office:value-type="float" office:value="3.625">
                <text:p>3.625</text:p>
              </table:table-cell>
              <table:table-cell office:value-type="float" office:value="4.5">
                <text:p>4.5</text:p>
              </table:table-cell>
              <table:table-cell office:value-type="float" office:value="2.75">
                <text:p>2.75</text:p>
              </table:table-cell>
              <table:table-cell office:value-type="float" office:value="1.875">
                <text:p>1.875</text:p>
              </table:table-cell>
              <table:table-cell office:value-type="float" office:value="5.5">
                <text:p>5.5</text:p>
              </table:table-cell>
              <table:table-cell office:value-type="float" office:value="4">
                <text:p>4</text:p>
              </table:table-cell>
              <table:table-cell office:value-type="float" office:value="2.125">
                <text:p>2.125</text:p>
              </table:table-cell>
              <table:table-cell office:value-type="float" office:value="3.625">
                <text:p>3.625</text:p>
              </table:table-cell>
              <table:table-cell office:value-type="float" office:value="5.625">
                <text:p>5.625</text:p>
              </table:table-cell>
              <table:table-cell office:value-type="float" office:value="4.125">
                <text:p>4.125</text:p>
              </table:table-cell>
              <table:table-cell office:value-type="float" office:value="6.25">
                <text:p>6.25</text:p>
              </table:table-cell>
              <table:table-cell office:value-type="float" office:value="6.5">
                <text:p>6.5</text:p>
              </table:table-cell>
              <table:table-cell office:value-type="float" office:value="5.375">
                <text:p>5.375</text:p>
              </table:table-cell>
              <table:table-cell office:value-type="float" office:value="5.625">
                <text:p>5.625</text:p>
              </table:table-cell>
              <table:table-cell office:value-type="float" office:value="5.125">
                <text:p>5.125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Row 53 Row 54 Row 55</text:p>
                <draw:g>
                  <svg:desc/>
                </draw:g>
              </table:table-cell>
              <table:table-cell office:value-type="float" office:value="5.46153846153846">
                <text:p>5.46153846153846</text:p>
                <draw:g>
                  <svg:desc>Sheet1.C53:Sheet1.AG55</svg:desc>
                </draw:g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4.125">
                <text:p>4.125</text:p>
              </table:table-cell>
              <table:table-cell office:value-type="float" office:value="6.53846153846154">
                <text:p>6.53846153846154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6.07692307692308">
                <text:p>6.0769230769230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5.5">
                <text:p>5.5</text:p>
              </table:table-cell>
              <table:table-cell office:value-type="float" office:value="5.92307692307692">
                <text:p>5.92307692307692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5">
                <text:p>5</text:p>
              </table:table-cell>
              <table:table-cell office:value-type="float" office:value="6.46153846153846">
                <text:p>6.46153846153846</text:p>
              </table:table-cell>
              <table:table-cell office:value-type="float" office:value="5.5">
                <text:p>5.5</text:p>
              </table:table-cell>
              <table:table-cell office:value-type="float" office:value="5.375">
                <text:p>5.375</text:p>
              </table:table-cell>
              <table:table-cell office:value-type="float" office:value="3.92307692307692">
                <text:p>3.92307692307692</text:p>
              </table:table-cell>
              <table:table-cell office:value-type="float" office:value="3.25">
                <text:p>3.25</text:p>
              </table:table-cell>
              <table:table-cell office:value-type="float" office:value="4.125">
                <text:p>4.125</text:p>
              </table:table-cell>
              <table:table-cell office:value-type="float" office:value="6.23076923076923">
                <text:p>6.23076923076923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75">
                <text:p>4.75</text:p>
              </table:table-cell>
              <table:table-cell office:value-type="float" office:value="1.84615384615385">
                <text:p>1.84615384615385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1.75">
                <text:p>1.75</text:p>
              </table:table-cell>
              <table:table-cell office:value-type="float" office:value="5.23076923076923">
                <text:p>5.23076923076923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5.5">
                <text:p>5.5</text:p>
              </table:table-cell>
              <table:table-cell office:value-type="float" office:value="1.46153846153846">
                <text:p>1.4615384615384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5">
                <text:p>1.5</text:p>
              </table:table-cell>
              <table:table-cell office:value-type="float" office:value="6.30769230769231">
                <text:p>6.30769230769231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6.125">
                <text:p>6.125</text:p>
              </table:table-cell>
              <table:table-cell office:value-type="float" office:value="6.30769230769231">
                <text:p>6.30769230769231</text:p>
              </table:table-cell>
              <table:table-cell office:value-type="float" office:value="5.41666666666667">
                <text:p>5.41666666666667</text:p>
              </table:table-cell>
              <table:table-cell office:value-type="float" office:value="5.25">
                <text:p>5.25</text:p>
              </table:table-cell>
              <table:table-cell office:value-type="float" office:value="6.30769230769231">
                <text:p>6.30769230769231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375">
                <text:p>6.375</text:p>
              </table:table-cell>
              <table:table-cell office:value-type="float" office:value="6.15384615384615">
                <text:p>6.15384615384615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5.625">
                <text:p>5.625</text:p>
              </table:table-cell>
              <table:table-cell office:value-type="float" office:value="5.23076923076923">
                <text:p>5.23076923076923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3.625">
                <text:p>3.625</text:p>
              </table:table-cell>
              <table:table-cell office:value-type="float" office:value="5.61538461538462">
                <text:p>5.61538461538462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4.5">
                <text:p>4.5</text:p>
              </table:table-cell>
              <table:table-cell office:value-type="float" office:value="2.15384615384615">
                <text:p>2.15384615384615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2.75">
                <text:p>2.75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1.875">
                <text:p>1.875</text:p>
              </table:table-cell>
              <table:table-cell office:value-type="float" office:value="5.61538461538462">
                <text:p>5.61538461538462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5.5">
                <text:p>5.5</text:p>
              </table:table-cell>
              <table:table-cell office:value-type="float" office:value="6.23076923076923">
                <text:p>6.2307692307692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1.76923076923077">
                <text:p>1.76923076923077</text:p>
              </table:table-cell>
              <table:table-cell office:value-type="float" office:value="2.25">
                <text:p>2.25</text:p>
              </table:table-cell>
              <table:table-cell office:value-type="float" office:value="2.125">
                <text:p>2.125</text:p>
              </table:table-cell>
              <table:table-cell office:value-type="float" office:value="1.76923076923077">
                <text:p>1.76923076923077</text:p>
              </table:table-cell>
              <table:table-cell office:value-type="float" office:value="2.25">
                <text:p>2.25</text:p>
              </table:table-cell>
              <table:table-cell office:value-type="float" office:value="3.625">
                <text:p>3.625</text:p>
              </table:table-cell>
              <table:table-cell office:value-type="float" office:value="6.23076923076923">
                <text:p>6.23076923076923</text:p>
              </table:table-cell>
              <table:table-cell office:value-type="float" office:value="5.75">
                <text:p>5.75</text:p>
              </table:table-cell>
              <table:table-cell office:value-type="float" office:value="5.625">
                <text:p>5.625</text:p>
              </table:table-cell>
              <table:table-cell office:value-type="float" office:value="5.92307692307692">
                <text:p>5.92307692307692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4.125">
                <text:p>4.125</text:p>
              </table:table-cell>
              <table:table-cell office:value-type="float" office:value="6.61538461538462">
                <text:p>6.61538461538462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6.25">
                <text:p>6.25</text:p>
              </table:table-cell>
              <table:table-cell office:value-type="float" office:value="6.69230769230769">
                <text:p>6.69230769230769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6.5">
                <text:p>6.5</text:p>
              </table:table-cell>
              <table:table-cell office:value-type="float" office:value="5.69230769230769">
                <text:p>5.69230769230769</text:p>
              </table:table-cell>
              <table:table-cell office:value-type="float" office:value="5">
                <text:p>5</text:p>
              </table:table-cell>
              <table:table-cell office:value-type="float" office:value="5.375">
                <text:p>5.375</text:p>
              </table:table-cell>
              <table:table-cell office:value-type="float" office:value="6.46153846153846">
                <text:p>6.46153846153846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5.625">
                <text:p>5.625</text:p>
              </table:table-cell>
              <table:table-cell office:value-type="float" office:value="6.30769230769231">
                <text:p>6.30769230769231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5.125">
                <text:p>5.125</text:p>
              </table:table-cell>
              <table:table-cell office:value-type="float" office:value="6">
                <text:p>6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Row 53 Row 54 Row 55</text:p>
                <draw:g>
                  <svg:desc/>
                </draw:g>
              </table:table-cell>
              <table:table-cell office:value-type="float" office:value="5.46153846153846">
                <text:p>5.46153846153846</text:p>
                <draw:g>
                  <svg:desc>Sheet1.C53:Sheet1.AG55</svg:desc>
                </draw:g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4.125">
                <text:p>4.125</text:p>
              </table:table-cell>
              <table:table-cell office:value-type="float" office:value="6.53846153846154">
                <text:p>6.53846153846154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6.07692307692308">
                <text:p>6.0769230769230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5.5">
                <text:p>5.5</text:p>
              </table:table-cell>
              <table:table-cell office:value-type="float" office:value="5.92307692307692">
                <text:p>5.92307692307692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5">
                <text:p>5</text:p>
              </table:table-cell>
              <table:table-cell office:value-type="float" office:value="6.46153846153846">
                <text:p>6.46153846153846</text:p>
              </table:table-cell>
              <table:table-cell office:value-type="float" office:value="5.5">
                <text:p>5.5</text:p>
              </table:table-cell>
              <table:table-cell office:value-type="float" office:value="5.375">
                <text:p>5.375</text:p>
              </table:table-cell>
              <table:table-cell office:value-type="float" office:value="3.92307692307692">
                <text:p>3.92307692307692</text:p>
              </table:table-cell>
              <table:table-cell office:value-type="float" office:value="3.25">
                <text:p>3.25</text:p>
              </table:table-cell>
              <table:table-cell office:value-type="float" office:value="4.125">
                <text:p>4.125</text:p>
              </table:table-cell>
              <table:table-cell office:value-type="float" office:value="6.23076923076923">
                <text:p>6.23076923076923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75">
                <text:p>4.75</text:p>
              </table:table-cell>
              <table:table-cell office:value-type="float" office:value="1.84615384615385">
                <text:p>1.84615384615385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1.75">
                <text:p>1.75</text:p>
              </table:table-cell>
              <table:table-cell office:value-type="float" office:value="5.23076923076923">
                <text:p>5.23076923076923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5.5">
                <text:p>5.5</text:p>
              </table:table-cell>
              <table:table-cell office:value-type="float" office:value="1.46153846153846">
                <text:p>1.4615384615384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5">
                <text:p>1.5</text:p>
              </table:table-cell>
              <table:table-cell office:value-type="float" office:value="6.30769230769231">
                <text:p>6.30769230769231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6.125">
                <text:p>6.125</text:p>
              </table:table-cell>
              <table:table-cell office:value-type="float" office:value="6.30769230769231">
                <text:p>6.30769230769231</text:p>
              </table:table-cell>
              <table:table-cell office:value-type="float" office:value="5.41666666666667">
                <text:p>5.41666666666667</text:p>
              </table:table-cell>
              <table:table-cell office:value-type="float" office:value="5.25">
                <text:p>5.25</text:p>
              </table:table-cell>
              <table:table-cell office:value-type="float" office:value="6.30769230769231">
                <text:p>6.30769230769231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375">
                <text:p>6.375</text:p>
              </table:table-cell>
              <table:table-cell office:value-type="float" office:value="6.15384615384615">
                <text:p>6.15384615384615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5.625">
                <text:p>5.625</text:p>
              </table:table-cell>
              <table:table-cell office:value-type="float" office:value="5.23076923076923">
                <text:p>5.23076923076923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3.625">
                <text:p>3.625</text:p>
              </table:table-cell>
              <table:table-cell office:value-type="float" office:value="5.61538461538462">
                <text:p>5.61538461538462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4.5">
                <text:p>4.5</text:p>
              </table:table-cell>
              <table:table-cell office:value-type="float" office:value="2.15384615384615">
                <text:p>2.15384615384615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2.75">
                <text:p>2.75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1.875">
                <text:p>1.875</text:p>
              </table:table-cell>
              <table:table-cell office:value-type="float" office:value="5.61538461538462">
                <text:p>5.61538461538462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5.5">
                <text:p>5.5</text:p>
              </table:table-cell>
              <table:table-cell office:value-type="float" office:value="6.23076923076923">
                <text:p>6.2307692307692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1.76923076923077">
                <text:p>1.76923076923077</text:p>
              </table:table-cell>
              <table:table-cell office:value-type="float" office:value="2.25">
                <text:p>2.25</text:p>
              </table:table-cell>
              <table:table-cell office:value-type="float" office:value="2.125">
                <text:p>2.125</text:p>
              </table:table-cell>
              <table:table-cell office:value-type="float" office:value="1.76923076923077">
                <text:p>1.76923076923077</text:p>
              </table:table-cell>
              <table:table-cell office:value-type="float" office:value="2.25">
                <text:p>2.25</text:p>
              </table:table-cell>
              <table:table-cell office:value-type="float" office:value="3.625">
                <text:p>3.625</text:p>
              </table:table-cell>
              <table:table-cell office:value-type="float" office:value="6.23076923076923">
                <text:p>6.23076923076923</text:p>
              </table:table-cell>
              <table:table-cell office:value-type="float" office:value="5.75">
                <text:p>5.75</text:p>
              </table:table-cell>
              <table:table-cell office:value-type="float" office:value="5.625">
                <text:p>5.625</text:p>
              </table:table-cell>
              <table:table-cell office:value-type="float" office:value="5.92307692307692">
                <text:p>5.92307692307692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4.125">
                <text:p>4.125</text:p>
              </table:table-cell>
              <table:table-cell office:value-type="float" office:value="6.61538461538462">
                <text:p>6.61538461538462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6.25">
                <text:p>6.25</text:p>
              </table:table-cell>
              <table:table-cell office:value-type="float" office:value="6.69230769230769">
                <text:p>6.69230769230769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6.5">
                <text:p>6.5</text:p>
              </table:table-cell>
              <table:table-cell office:value-type="float" office:value="5.69230769230769">
                <text:p>5.69230769230769</text:p>
              </table:table-cell>
              <table:table-cell office:value-type="float" office:value="5">
                <text:p>5</text:p>
              </table:table-cell>
              <table:table-cell office:value-type="float" office:value="5.375">
                <text:p>5.375</text:p>
              </table:table-cell>
              <table:table-cell office:value-type="float" office:value="6.46153846153846">
                <text:p>6.46153846153846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5.625">
                <text:p>5.625</text:p>
              </table:table-cell>
              <table:table-cell office:value-type="float" office:value="6.30769230769231">
                <text:p>6.30769230769231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5.125">
                <text:p>5.125</text:p>
              </table:table-cell>
              <table:table-cell office:value-type="float" office:value="6">
                <text:p>6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Row 56 Row 57 Row 58</text:p>
                <draw:g>
                  <svg:desc/>
                </draw:g>
              </table:table-cell>
              <table:table-cell office:value-type="float" office:value="1.39136531360295">
                <text:p>1.39136531360295</text:p>
                <draw:g>
                  <svg:desc>Sheet1.C56:Sheet1.AG58</svg:desc>
                </draw:g>
              </table:table-cell>
              <table:table-cell office:value-type="float" office:value="1.56427928995103">
                <text:p>1.56427928995103</text:p>
              </table:table-cell>
              <table:table-cell office:value-type="float" office:value="2.16712449375401">
                <text:p>2.16712449375401</text:p>
              </table:table-cell>
              <table:table-cell office:value-type="float" office:value="0.660225291773525">
                <text:p>0.660225291773525</text:p>
              </table:table-cell>
              <table:table-cell office:value-type="float" office:value="1.08711461300922">
                <text:p>1.08711461300922</text:p>
              </table:table-cell>
              <table:table-cell office:value-type="float" office:value="1.77281052085584">
                <text:p>1.77281052085584</text:p>
              </table:table-cell>
              <table:table-cell office:value-type="float" office:value="0.862316498502576">
                <text:p>0.862316498502576</text:p>
              </table:table-cell>
              <table:table-cell office:value-type="float" office:value="1.49747261825525">
                <text:p>1.49747261825525</text:p>
              </table:table-cell>
              <table:table-cell office:value-type="float" office:value="1.8516401995451">
                <text:p>1.8516401995451</text:p>
              </table:table-cell>
              <table:table-cell office:value-type="float" office:value="0.954073587443029">
                <text:p>0.954073587443029</text:p>
              </table:table-cell>
              <table:table-cell office:value-type="float" office:value="1.6966991126266">
                <text:p>1.6966991126266</text:p>
              </table:table-cell>
              <table:table-cell office:value-type="float" office:value="2.44948974278318">
                <text:p>2.44948974278318</text:p>
              </table:table-cell>
              <table:table-cell office:value-type="float" office:value="0.660225291773525">
                <text:p>0.660225291773525</text:p>
              </table:table-cell>
              <table:table-cell office:value-type="float" office:value="1.44599761096244">
                <text:p>1.44599761096244</text:p>
              </table:table-cell>
              <table:table-cell office:value-type="float" office:value="2.19983765634778">
                <text:p>2.19983765634778</text:p>
              </table:table-cell>
              <table:table-cell office:value-type="float" office:value="1.44115338424578">
                <text:p>1.44115338424578</text:p>
              </table:table-cell>
              <table:table-cell office:value-type="float" office:value="1.6583123951777">
                <text:p>1.6583123951777</text:p>
              </table:table-cell>
              <table:table-cell office:value-type="float" office:value="2.10017006114131">
                <text:p>2.10017006114131</text:p>
              </table:table-cell>
              <table:table-cell office:value-type="float" office:value="0.926808695996298">
                <text:p>0.926808695996298</text:p>
              </table:table-cell>
              <table:table-cell office:value-type="float" office:value="1.64224532179869">
                <text:p>1.64224532179869</text:p>
              </table:table-cell>
              <table:table-cell office:value-type="float" office:value="1.0690449676497">
                <text:p>1.0690449676497</text:p>
              </table:table-cell>
              <table:table-cell office:value-type="float" office:value="1.29099444873581">
                <text:p>1.29099444873581</text:p>
              </table:table-cell>
              <table:table-cell office:value-type="float" office:value="1.66969421987344">
                <text:p>1.66969421987344</text:p>
              </table:table-cell>
              <table:table-cell office:value-type="float" office:value="2.25198325291921">
                <text:p>2.25198325291921</text:p>
              </table:table-cell>
              <table:table-cell office:value-type="float" office:value="0.987096233585649">
                <text:p>0.987096233585649</text:p>
              </table:table-cell>
              <table:table-cell office:value-type="float" office:value="1.24011240937215">
                <text:p>1.24011240937215</text:p>
              </table:table-cell>
              <table:table-cell office:value-type="float" office:value="1.38873014965883">
                <text:p>1.38873014965883</text:p>
              </table:table-cell>
              <table:table-cell office:value-type="float" office:value="1.96442723432922">
                <text:p>1.96442723432922</text:p>
              </table:table-cell>
              <table:table-cell office:value-type="float" office:value="1.43548112513055">
                <text:p>1.43548112513055</text:p>
              </table:table-cell>
              <table:table-cell office:value-type="float" office:value="2.20389266007736">
                <text:p>2.20389266007736</text:p>
              </table:table-cell>
              <table:table-cell office:value-type="float" office:value="0.660225291773525">
                <text:p>0.660225291773525</text:p>
              </table:table-cell>
              <table:table-cell office:value-type="float" office:value="0.65133894727893">
                <text:p>0.65133894727893</text:p>
              </table:table-cell>
              <table:table-cell office:value-type="float" office:value="1.0690449676497">
                <text:p>1.0690449676497</text:p>
              </table:table-cell>
              <table:table-cell office:value-type="float" office:value="0.947330933431342">
                <text:p>0.947330933431342</text:p>
              </table:table-cell>
              <table:table-cell office:value-type="float" office:value="1.58592292219752">
                <text:p>1.58592292219752</text:p>
              </table:table-cell>
              <table:table-cell office:value-type="float" office:value="1.7268882005338">
                <text:p>1.7268882005338</text:p>
              </table:table-cell>
              <table:table-cell office:value-type="float" office:value="0.751067616198811">
                <text:p>0.751067616198811</text:p>
              </table:table-cell>
              <table:table-cell office:value-type="float" office:value="0.996204919895622">
                <text:p>0.996204919895622</text:p>
              </table:table-cell>
              <table:table-cell office:value-type="float" office:value="1.98206241793023">
                <text:p>1.98206241793023</text:p>
              </table:table-cell>
              <table:table-cell office:value-type="float" office:value="0.85485041426511">
                <text:p>0.85485041426511</text:p>
              </table:table-cell>
              <table:table-cell office:value-type="float" office:value="1.72328087371066">
                <text:p>1.72328087371066</text:p>
              </table:table-cell>
              <table:table-cell office:value-type="float" office:value="1.40788595317336">
                <text:p>1.40788595317336</text:p>
              </table:table-cell>
              <table:table-cell office:value-type="float" office:value="0.800640769025436">
                <text:p>0.800640769025436</text:p>
              </table:table-cell>
              <table:table-cell office:value-type="float" office:value="1.31137217055151">
                <text:p>1.31137217055151</text:p>
              </table:table-cell>
              <table:table-cell office:value-type="float" office:value="1.59798980865694">
                <text:p>1.59798980865694</text:p>
              </table:table-cell>
              <table:table-cell office:value-type="float" office:value="1.83275049010343">
                <text:p>1.83275049010343</text:p>
              </table:table-cell>
              <table:table-cell office:value-type="float" office:value="1.92865159365215">
                <text:p>1.92865159365215</text:p>
              </table:table-cell>
              <table:table-cell office:value-type="float" office:value="1.99553072067128">
                <text:p>1.99553072067128</text:p>
              </table:table-cell>
              <table:table-cell office:value-type="float" office:value="1.50213523239762">
                <text:p>1.50213523239762</text:p>
              </table:table-cell>
              <table:table-cell office:value-type="float" office:value="2.02072594216369">
                <text:p>2.02072594216369</text:p>
              </table:table-cell>
              <table:table-cell office:value-type="float" office:value="2.07019667802706">
                <text:p>2.07019667802706</text:p>
              </table:table-cell>
              <table:table-cell office:value-type="float" office:value="1.46322439872551">
                <text:p>1.46322439872551</text:p>
              </table:table-cell>
              <table:table-cell office:value-type="float" office:value="0.996204919895622">
                <text:p>0.996204919895622</text:p>
              </table:table-cell>
              <table:table-cell office:value-type="float" office:value="2.43486579272276">
                <text:p>2.43486579272276</text:p>
              </table:table-cell>
              <table:table-cell office:value-type="float" office:value="0.767947647788304">
                <text:p>0.767947647788304</text:p>
              </table:table-cell>
              <table:table-cell office:value-type="float" office:value="0.90033663737852">
                <text:p>0.90033663737852</text:p>
              </table:table-cell>
              <table:table-cell office:value-type="float" office:value="0.83452296039628">
                <text:p>0.83452296039628</text:p>
              </table:table-cell>
              <table:table-cell office:value-type="float" office:value="1.60926802918084">
                <text:p>1.60926802918084</text:p>
              </table:table-cell>
              <table:table-cell office:value-type="float" office:value="1.19341628287971">
                <text:p>1.19341628287971</text:p>
              </table:table-cell>
              <table:table-cell office:value-type="float" office:value="1.69030850945703">
                <text:p>1.69030850945703</text:p>
              </table:table-cell>
              <table:table-cell office:value-type="float" office:value="1.36344209960466">
                <text:p>1.36344209960466</text:p>
              </table:table-cell>
              <table:table-cell office:value-type="float" office:value="1.82574185835055">
                <text:p>1.82574185835055</text:p>
              </table:table-cell>
              <table:table-cell office:value-type="float" office:value="2.39045721866879">
                <text:p>2.39045721866879</text:p>
              </table:table-cell>
              <table:table-cell office:value-type="float" office:value="1.09192842819834">
                <text:p>1.09192842819834</text:p>
              </table:table-cell>
              <table:table-cell office:value-type="float" office:value="1.28805702866407">
                <text:p>1.28805702866407</text:p>
              </table:table-cell>
              <table:table-cell office:value-type="float" office:value="1.24642345475823">
                <text:p>1.24642345475823</text:p>
              </table:table-cell>
              <table:table-cell office:value-type="float" office:value="0.832050294337844">
                <text:p>0.832050294337844</text:p>
              </table:table-cell>
              <table:table-cell office:value-type="float" office:value="1.13818036595899">
                <text:p>1.13818036595899</text:p>
              </table:table-cell>
              <table:table-cell office:value-type="float" office:value="2.19983765634778">
                <text:p>2.19983765634778</text:p>
              </table:table-cell>
              <table:table-cell office:value-type="float" office:value="0.926808695996298">
                <text:p>0.926808695996298</text:p>
              </table:table-cell>
              <table:table-cell office:value-type="float" office:value="0.965307299163423">
                <text:p>0.965307299163423</text:p>
              </table:table-cell>
              <table:table-cell office:value-type="float" office:value="1.99553072067128">
                <text:p>1.99553072067128</text:p>
              </table:table-cell>
              <table:table-cell office:value-type="float" office:value="0.954073587443029">
                <text:p>0.954073587443029</text:p>
              </table:table-cell>
              <table:table-cell office:value-type="float" office:value="1.80067327475704">
                <text:p>1.80067327475704</text:p>
              </table:table-cell>
              <table:table-cell office:value-type="float" office:value="1.80772153354911">
                <text:p>1.80772153354911</text:p>
              </table:table-cell>
              <table:table-cell office:value-type="float" office:value="0.767947647788304">
                <text:p>0.767947647788304</text:p>
              </table:table-cell>
              <table:table-cell office:value-type="float" office:value="0.90033663737852">
                <text:p>0.90033663737852</text:p>
              </table:table-cell>
              <table:table-cell office:value-type="float" office:value="1.75254916376933">
                <text:p>1.75254916376933</text:p>
              </table:table-cell>
              <table:table-cell office:value-type="float" office:value="0.480384461415261">
                <text:p>0.480384461415261</text:p>
              </table:table-cell>
              <table:table-cell office:value-type="float" office:value="1.44337567297406">
                <text:p>1.44337567297406</text:p>
              </table:table-cell>
              <table:table-cell office:value-type="float" office:value="0.755928946018454">
                <text:p>0.755928946018454</text:p>
              </table:table-cell>
              <table:table-cell office:value-type="float" office:value="1.65250392761083">
                <text:p>1.65250392761083</text:p>
              </table:table-cell>
              <table:table-cell office:value-type="float" office:value="1.47709789175199">
                <text:p>1.47709789175199</text:p>
              </table:table-cell>
              <table:table-cell office:value-type="float" office:value="1.99553072067128">
                <text:p>1.99553072067128</text:p>
              </table:table-cell>
              <table:table-cell office:value-type="float" office:value="1.05003052458683">
                <text:p>1.05003052458683</text:p>
              </table:table-cell>
              <table:table-cell office:value-type="float" office:value="0.834847109936722">
                <text:p>0.834847109936722</text:p>
              </table:table-cell>
              <table:table-cell office:value-type="float" office:value="1.76776695296637">
                <text:p>1.76776695296637</text:p>
              </table:table-cell>
              <table:table-cell office:value-type="float" office:value="0.85485041426511">
                <text:p>0.85485041426511</text:p>
              </table:table-cell>
              <table:table-cell office:value-type="float" office:value="1.6143297699233">
                <text:p>1.6143297699233</text:p>
              </table:table-cell>
              <table:table-cell office:value-type="float" office:value="2.03100960115899">
                <text:p>2.03100960115899</text:p>
              </table:table-cell>
              <table:table-cell office:value-type="float" office:value="0.912870929175277">
                <text:p>0.912870929175277</text:p>
              </table:table-cell>
              <table:table-cell office:value-type="float" office:value="1.80067327475704">
                <text:p>1.80067327475704</text:p>
              </table:table-cell>
              <table:table-cell office:value-type="float" office:value="2.23207142742853">
                <text:p>2.23207142742853</text:p>
              </table:table-cell>
            </table:table-row>
            <table:table-row>
              <table:table-cell office:value-type="string">
                <text:p>Row 56 Row 57 Row 58</text:p>
                <draw:g>
                  <svg:desc/>
                </draw:g>
              </table:table-cell>
              <table:table-cell office:value-type="float" office:value="1.39136531360295">
                <text:p>1.39136531360295</text:p>
                <draw:g>
                  <svg:desc>Sheet1.C56:Sheet1.AG58</svg:desc>
                </draw:g>
              </table:table-cell>
              <table:table-cell office:value-type="float" office:value="1.56427928995103">
                <text:p>1.56427928995103</text:p>
              </table:table-cell>
              <table:table-cell office:value-type="float" office:value="2.16712449375401">
                <text:p>2.16712449375401</text:p>
              </table:table-cell>
              <table:table-cell office:value-type="float" office:value="0.660225291773525">
                <text:p>0.660225291773525</text:p>
              </table:table-cell>
              <table:table-cell office:value-type="float" office:value="1.08711461300922">
                <text:p>1.08711461300922</text:p>
              </table:table-cell>
              <table:table-cell office:value-type="float" office:value="1.77281052085584">
                <text:p>1.77281052085584</text:p>
              </table:table-cell>
              <table:table-cell office:value-type="float" office:value="0.862316498502576">
                <text:p>0.862316498502576</text:p>
              </table:table-cell>
              <table:table-cell office:value-type="float" office:value="1.49747261825525">
                <text:p>1.49747261825525</text:p>
              </table:table-cell>
              <table:table-cell office:value-type="float" office:value="1.8516401995451">
                <text:p>1.8516401995451</text:p>
              </table:table-cell>
              <table:table-cell office:value-type="float" office:value="0.954073587443029">
                <text:p>0.954073587443029</text:p>
              </table:table-cell>
              <table:table-cell office:value-type="float" office:value="1.6966991126266">
                <text:p>1.6966991126266</text:p>
              </table:table-cell>
              <table:table-cell office:value-type="float" office:value="2.44948974278318">
                <text:p>2.44948974278318</text:p>
              </table:table-cell>
              <table:table-cell office:value-type="float" office:value="0.660225291773525">
                <text:p>0.660225291773525</text:p>
              </table:table-cell>
              <table:table-cell office:value-type="float" office:value="1.44599761096244">
                <text:p>1.44599761096244</text:p>
              </table:table-cell>
              <table:table-cell office:value-type="float" office:value="2.19983765634778">
                <text:p>2.19983765634778</text:p>
              </table:table-cell>
              <table:table-cell office:value-type="float" office:value="1.44115338424578">
                <text:p>1.44115338424578</text:p>
              </table:table-cell>
              <table:table-cell office:value-type="float" office:value="1.6583123951777">
                <text:p>1.6583123951777</text:p>
              </table:table-cell>
              <table:table-cell office:value-type="float" office:value="2.10017006114131">
                <text:p>2.10017006114131</text:p>
              </table:table-cell>
              <table:table-cell office:value-type="float" office:value="0.926808695996298">
                <text:p>0.926808695996298</text:p>
              </table:table-cell>
              <table:table-cell office:value-type="float" office:value="1.64224532179869">
                <text:p>1.64224532179869</text:p>
              </table:table-cell>
              <table:table-cell office:value-type="float" office:value="1.0690449676497">
                <text:p>1.0690449676497</text:p>
              </table:table-cell>
              <table:table-cell office:value-type="float" office:value="1.29099444873581">
                <text:p>1.29099444873581</text:p>
              </table:table-cell>
              <table:table-cell office:value-type="float" office:value="1.66969421987344">
                <text:p>1.66969421987344</text:p>
              </table:table-cell>
              <table:table-cell office:value-type="float" office:value="2.25198325291921">
                <text:p>2.25198325291921</text:p>
              </table:table-cell>
              <table:table-cell office:value-type="float" office:value="0.987096233585649">
                <text:p>0.987096233585649</text:p>
              </table:table-cell>
              <table:table-cell office:value-type="float" office:value="1.24011240937215">
                <text:p>1.24011240937215</text:p>
              </table:table-cell>
              <table:table-cell office:value-type="float" office:value="1.38873014965883">
                <text:p>1.38873014965883</text:p>
              </table:table-cell>
              <table:table-cell office:value-type="float" office:value="1.96442723432922">
                <text:p>1.96442723432922</text:p>
              </table:table-cell>
              <table:table-cell office:value-type="float" office:value="1.43548112513055">
                <text:p>1.43548112513055</text:p>
              </table:table-cell>
              <table:table-cell office:value-type="float" office:value="2.20389266007736">
                <text:p>2.20389266007736</text:p>
              </table:table-cell>
              <table:table-cell office:value-type="float" office:value="0.660225291773525">
                <text:p>0.660225291773525</text:p>
              </table:table-cell>
              <table:table-cell office:value-type="float" office:value="0.65133894727893">
                <text:p>0.65133894727893</text:p>
              </table:table-cell>
              <table:table-cell office:value-type="float" office:value="1.0690449676497">
                <text:p>1.0690449676497</text:p>
              </table:table-cell>
              <table:table-cell office:value-type="float" office:value="0.947330933431342">
                <text:p>0.947330933431342</text:p>
              </table:table-cell>
              <table:table-cell office:value-type="float" office:value="1.58592292219752">
                <text:p>1.58592292219752</text:p>
              </table:table-cell>
              <table:table-cell office:value-type="float" office:value="1.7268882005338">
                <text:p>1.7268882005338</text:p>
              </table:table-cell>
              <table:table-cell office:value-type="float" office:value="0.751067616198811">
                <text:p>0.751067616198811</text:p>
              </table:table-cell>
              <table:table-cell office:value-type="float" office:value="0.996204919895622">
                <text:p>0.996204919895622</text:p>
              </table:table-cell>
              <table:table-cell office:value-type="float" office:value="1.98206241793023">
                <text:p>1.98206241793023</text:p>
              </table:table-cell>
              <table:table-cell office:value-type="float" office:value="0.85485041426511">
                <text:p>0.85485041426511</text:p>
              </table:table-cell>
              <table:table-cell office:value-type="float" office:value="1.72328087371066">
                <text:p>1.72328087371066</text:p>
              </table:table-cell>
              <table:table-cell office:value-type="float" office:value="1.40788595317336">
                <text:p>1.40788595317336</text:p>
              </table:table-cell>
              <table:table-cell office:value-type="float" office:value="0.800640769025436">
                <text:p>0.800640769025436</text:p>
              </table:table-cell>
              <table:table-cell office:value-type="float" office:value="1.31137217055151">
                <text:p>1.31137217055151</text:p>
              </table:table-cell>
              <table:table-cell office:value-type="float" office:value="1.59798980865694">
                <text:p>1.59798980865694</text:p>
              </table:table-cell>
              <table:table-cell office:value-type="float" office:value="1.83275049010343">
                <text:p>1.83275049010343</text:p>
              </table:table-cell>
              <table:table-cell office:value-type="float" office:value="1.92865159365215">
                <text:p>1.92865159365215</text:p>
              </table:table-cell>
              <table:table-cell office:value-type="float" office:value="1.99553072067128">
                <text:p>1.99553072067128</text:p>
              </table:table-cell>
              <table:table-cell office:value-type="float" office:value="1.50213523239762">
                <text:p>1.50213523239762</text:p>
              </table:table-cell>
              <table:table-cell office:value-type="float" office:value="2.02072594216369">
                <text:p>2.02072594216369</text:p>
              </table:table-cell>
              <table:table-cell office:value-type="float" office:value="2.07019667802706">
                <text:p>2.07019667802706</text:p>
              </table:table-cell>
              <table:table-cell office:value-type="float" office:value="1.46322439872551">
                <text:p>1.46322439872551</text:p>
              </table:table-cell>
              <table:table-cell office:value-type="float" office:value="0.996204919895622">
                <text:p>0.996204919895622</text:p>
              </table:table-cell>
              <table:table-cell office:value-type="float" office:value="2.43486579272276">
                <text:p>2.43486579272276</text:p>
              </table:table-cell>
              <table:table-cell office:value-type="float" office:value="0.767947647788304">
                <text:p>0.767947647788304</text:p>
              </table:table-cell>
              <table:table-cell office:value-type="float" office:value="0.90033663737852">
                <text:p>0.90033663737852</text:p>
              </table:table-cell>
              <table:table-cell office:value-type="float" office:value="0.83452296039628">
                <text:p>0.83452296039628</text:p>
              </table:table-cell>
              <table:table-cell office:value-type="float" office:value="1.60926802918084">
                <text:p>1.60926802918084</text:p>
              </table:table-cell>
              <table:table-cell office:value-type="float" office:value="1.19341628287971">
                <text:p>1.19341628287971</text:p>
              </table:table-cell>
              <table:table-cell office:value-type="float" office:value="1.69030850945703">
                <text:p>1.69030850945703</text:p>
              </table:table-cell>
              <table:table-cell office:value-type="float" office:value="1.36344209960466">
                <text:p>1.36344209960466</text:p>
              </table:table-cell>
              <table:table-cell office:value-type="float" office:value="1.82574185835055">
                <text:p>1.82574185835055</text:p>
              </table:table-cell>
              <table:table-cell office:value-type="float" office:value="2.39045721866879">
                <text:p>2.39045721866879</text:p>
              </table:table-cell>
              <table:table-cell office:value-type="float" office:value="1.09192842819834">
                <text:p>1.09192842819834</text:p>
              </table:table-cell>
              <table:table-cell office:value-type="float" office:value="1.28805702866407">
                <text:p>1.28805702866407</text:p>
              </table:table-cell>
              <table:table-cell office:value-type="float" office:value="1.24642345475823">
                <text:p>1.24642345475823</text:p>
              </table:table-cell>
              <table:table-cell office:value-type="float" office:value="0.832050294337844">
                <text:p>0.832050294337844</text:p>
              </table:table-cell>
              <table:table-cell office:value-type="float" office:value="1.13818036595899">
                <text:p>1.13818036595899</text:p>
              </table:table-cell>
              <table:table-cell office:value-type="float" office:value="2.19983765634778">
                <text:p>2.19983765634778</text:p>
              </table:table-cell>
              <table:table-cell office:value-type="float" office:value="0.926808695996298">
                <text:p>0.926808695996298</text:p>
              </table:table-cell>
              <table:table-cell office:value-type="float" office:value="0.965307299163423">
                <text:p>0.965307299163423</text:p>
              </table:table-cell>
              <table:table-cell office:value-type="float" office:value="1.99553072067128">
                <text:p>1.99553072067128</text:p>
              </table:table-cell>
              <table:table-cell office:value-type="float" office:value="0.954073587443029">
                <text:p>0.954073587443029</text:p>
              </table:table-cell>
              <table:table-cell office:value-type="float" office:value="1.80067327475704">
                <text:p>1.80067327475704</text:p>
              </table:table-cell>
              <table:table-cell office:value-type="float" office:value="1.80772153354911">
                <text:p>1.80772153354911</text:p>
              </table:table-cell>
              <table:table-cell office:value-type="float" office:value="0.767947647788304">
                <text:p>0.767947647788304</text:p>
              </table:table-cell>
              <table:table-cell office:value-type="float" office:value="0.90033663737852">
                <text:p>0.90033663737852</text:p>
              </table:table-cell>
              <table:table-cell office:value-type="float" office:value="1.75254916376933">
                <text:p>1.75254916376933</text:p>
              </table:table-cell>
              <table:table-cell office:value-type="float" office:value="0.480384461415261">
                <text:p>0.480384461415261</text:p>
              </table:table-cell>
              <table:table-cell office:value-type="float" office:value="1.44337567297406">
                <text:p>1.44337567297406</text:p>
              </table:table-cell>
              <table:table-cell office:value-type="float" office:value="0.755928946018454">
                <text:p>0.755928946018454</text:p>
              </table:table-cell>
              <table:table-cell office:value-type="float" office:value="1.65250392761083">
                <text:p>1.65250392761083</text:p>
              </table:table-cell>
              <table:table-cell office:value-type="float" office:value="1.47709789175199">
                <text:p>1.47709789175199</text:p>
              </table:table-cell>
              <table:table-cell office:value-type="float" office:value="1.99553072067128">
                <text:p>1.99553072067128</text:p>
              </table:table-cell>
              <table:table-cell office:value-type="float" office:value="1.05003052458683">
                <text:p>1.05003052458683</text:p>
              </table:table-cell>
              <table:table-cell office:value-type="float" office:value="0.834847109936722">
                <text:p>0.834847109936722</text:p>
              </table:table-cell>
              <table:table-cell office:value-type="float" office:value="1.76776695296637">
                <text:p>1.76776695296637</text:p>
              </table:table-cell>
              <table:table-cell office:value-type="float" office:value="0.85485041426511">
                <text:p>0.85485041426511</text:p>
              </table:table-cell>
              <table:table-cell office:value-type="float" office:value="1.6143297699233">
                <text:p>1.6143297699233</text:p>
              </table:table-cell>
              <table:table-cell office:value-type="float" office:value="2.03100960115899">
                <text:p>2.03100960115899</text:p>
              </table:table-cell>
              <table:table-cell office:value-type="float" office:value="0.912870929175277">
                <text:p>0.912870929175277</text:p>
              </table:table-cell>
              <table:table-cell office:value-type="float" office:value="1.80067327475704">
                <text:p>1.80067327475704</text:p>
              </table:table-cell>
              <table:table-cell office:value-type="float" office:value="2.23207142742853">
                <text:p>2.232071427428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